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4cm"/>
    </style:style>
    <style:style style:name="co2" style:family="table-column">
      <style:table-column-properties fo:break-before="auto" style:column-width="4.814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6.017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none"/>
    </style:style>
    <style:style style:name="ce7" style:family="table-cell" style:parent-style-name="Default" style:data-style-name="N37">
      <style:table-cell-properties fo:border="none"/>
    </style:style>
    <style:style style:name="ce15" style:family="table-cell" style:parent-style-name="Default" style:data-style-name="N37"/>
    <style:style style:name="ce9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25" style:family="table-cell" style:parent-style-name="Default" style:data-style-name="N0">
      <style:table-cell-properties fo:border="none"/>
    </style:style>
    <style:style style:name="ce16" style:family="table-cell" style:parent-style-name="Default" style:data-style-name="N0">
      <style:table-cell-properties fo:background-color="transparent" fo:border="none"/>
    </style:style>
    <style:style style:name="ce1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number-columns-repeated="3" table:default-cell-style-name="ce1"/>
        <table:table-column table:style-name="co8" table:number-columns-repeated="1013" table:default-cell-style-name="ce1"/>
        <table:table-row table:style-name="ro1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Wallet</text:p>
          </table:table-cell>
          <table:table-cell table:style-name="ce9" office:value-type="string" calcext:value-type="string">
            <text:p>Compound</text:p>
          </table:table-cell>
          <table:table-cell table:style-name="ce9" office:value-type="string" calcext:value-type="string">
            <text:p>Non-Compound</text:p>
          </table:table-cell>
          <table:table-cell table:style-name="Default" table:number-columns-repeated="5"/>
          <table:table-cell table:style-name="ce25" table:number-columns-repeated="2"/>
          <table:table-cell table:number-columns-repeated="1013"/>
        </table:table-row>
        <table:table-row table:style-name="ro1">
          <table:table-cell table:style-name="ce3" office:value-type="date" office:date-value="2021-07-17" calcext:value-type="date">
            <text:p>17/07/2021</text:p>
          </table:table-cell>
          <table:table-cell table:style-name="Default" table:formula="of:=1-0.0089" office:value-type="float" office:value="0.9911" calcext:value-type="float">
            <text:p>0.9911</text:p>
          </table:table-cell>
          <table:table-cell table:style-name="Default" table:formula="of:=[.B2]" office:value-type="float" office:value="0.9911" calcext:value-type="float">
            <text:p>0.9911</text:p>
          </table:table-cell>
          <table:table-cell table:formula="of:=[.B2]" office:value-type="float" office:value="0.9911" calcext:value-type="float">
            <text:p>0.9911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date" office:date-value="2021-07-18" calcext:value-type="date">
            <text:p>18/07/2021</text:p>
          </table:table-cell>
          <table:table-cell office:value-type="float" office:value="1.0249" calcext:value-type="float">
            <text:p>1.0249</text:p>
          </table:table-cell>
          <table:table-cell table:style-name="Default" table:formula="of:=[.C2]*[.B3]" office:value-type="float" office:value="1.01577839" calcext:value-type="float">
            <text:p>1.01577839</text:p>
          </table:table-cell>
          <table:table-cell table:formula="of:=IF([.D2]&gt;1; [.D2]-1+[.B4]; [.D2]*[.B4])" office:value-type="float" office:value="0.91438886" calcext:value-type="float">
            <text:p>0.91438886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9" calcext:value-type="date">
            <text:p>19/07/2021</text:p>
          </table:table-cell>
          <table:table-cell table:formula="of:=1-0.0774" office:value-type="float" office:value="0.9226" calcext:value-type="float">
            <text:p>0.9226</text:p>
          </table:table-cell>
          <table:table-cell table:style-name="Default" table:formula="of:=[.C3]*[.B4]" office:value-type="float" office:value="0.937157142614" calcext:value-type="float">
            <text:p>0.937157142614</text:p>
          </table:table-cell>
          <table:table-cell table:formula="of:=IF([.D3]&gt;1; [.D3]-1+[.B5]; [.D3]*[.B5])" office:value-type="float" office:value="0.87461294459" calcext:value-type="float">
            <text:p>0.8746129445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0" calcext:value-type="date">
            <text:p>20/07/2021</text:p>
          </table:table-cell>
          <table:table-cell table:formula="of:=1-0.0435" office:value-type="float" office:value="0.9565" calcext:value-type="float">
            <text:p>0.9565</text:p>
          </table:table-cell>
          <table:table-cell table:style-name="Default" table:formula="of:=[.C4]*[.B5]" office:value-type="float" office:value="0.896390806910291" calcext:value-type="float">
            <text:p>0.896390806910291</text:p>
          </table:table-cell>
          <table:table-cell table:formula="of:=IF([.D4]&gt;1; [.D4]-1+[.B6]; [.D4]*[.B6])" office:value-type="float" office:value="0.956126871025788" calcext:value-type="float">
            <text:p>0.956126871025788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3" office:value-type="date" office:date-value="2021-07-21" calcext:value-type="date">
            <text:p>21/07/2021</text:p>
          </table:table-cell>
          <table:table-cell office:value-type="float" office:value="1.0932" calcext:value-type="float">
            <text:p>1.0932</text:p>
          </table:table-cell>
          <table:table-cell table:style-name="Default" table:formula="of:=[.C5]*[.B6]" office:value-type="float" office:value="0.97993443011433" calcext:value-type="float">
            <text:p>0.97993443011433</text:p>
          </table:table-cell>
          <table:table-cell table:formula="of:=IF([.D5]&gt;1; [.D5]-1+[.B7]; [.D5]*[.B7])" office:value-type="float" office:value="1.00661036981595" calcext:value-type="float">
            <text:p>1.00661036981595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date" office:date-value="2021-07-22" calcext:value-type="date">
            <text:p>22/07/2021</text:p>
          </table:table-cell>
          <table:table-cell office:value-type="float" office:value="1.0528" calcext:value-type="float">
            <text:p>1.0528</text:p>
          </table:table-cell>
          <table:table-cell table:style-name="Default" table:formula="of:=[.C6]*[.B7]" office:value-type="float" office:value="1.03167496802437" calcext:value-type="float">
            <text:p>1.03167496802437</text:p>
          </table:table-cell>
          <table:table-cell table:formula="of:=IF([.D6]&gt;1; [.D6]-1+[.B8]; [.D6]*[.B8])" office:value-type="float" office:value="1.05061036981595" calcext:value-type="float">
            <text:p>1.05061036981595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date" office:date-value="2021-07-23" calcext:value-type="date">
            <text:p>23/07/2021</text:p>
          </table:table-cell>
          <table:table-cell office:value-type="float" office:value="1.044" calcext:value-type="float">
            <text:p>1.044</text:p>
          </table:table-cell>
          <table:table-cell table:style-name="Default" table:formula="of:=[.C7]*[.B8]" office:value-type="float" office:value="1.07706866661744" calcext:value-type="float">
            <text:p>1.07706866661744</text:p>
          </table:table-cell>
          <table:table-cell table:formula="of:=IF([.D7]&gt;1; [.D7]-1+[.B8]; [.D7]*[.B8])" office:value-type="float" office:value="1.09461036981595" calcext:value-type="float">
            <text:p>1.09461036981595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3" office:value-type="date" office:date-value="2021-07-24" calcext:value-type="date">
            <text:p>24/07/2021</text:p>
          </table:table-cell>
          <table:table-cell office:value-type="float" office:value="1.0474" calcext:value-type="float">
            <text:p>1.0474</text:p>
          </table:table-cell>
          <table:table-cell table:style-name="Default" table:formula="of:=[.C8]*[.B9]" office:value-type="float" office:value="1.12812172141511" calcext:value-type="float">
            <text:p>1.12812172141511</text:p>
          </table:table-cell>
          <table:table-cell table:formula="of:=IF([.D8]&gt;1; [.D8]-1+[.B9]; [.D8]*[.B9])" office:value-type="float" office:value="1.14201036981595" calcext:value-type="float">
            <text:p>1.1420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7-25" calcext:value-type="date">
            <text:p>25/07/2021</text:p>
          </table:table-cell>
          <table:table-cell office:value-type="float" office:value="1.0681" calcext:value-type="float">
            <text:p>1.0681</text:p>
          </table:table-cell>
          <table:table-cell table:style-name="Default" table:formula="of:=[.C9]*[.B10]" office:value-type="float" office:value="1.20494681064347" calcext:value-type="float">
            <text:p>1.20494681064347</text:p>
          </table:table-cell>
          <table:table-cell table:formula="of:=IF([.D9]&gt;1; [.D9]-1+[.B10]; [.D9]*[.B10])" office:value-type="float" office:value="1.21011036981595" calcext:value-type="float">
            <text:p>1.2101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7-26" calcext:value-type="date">
            <text:p>26/07/2021</text:p>
          </table:table-cell>
          <table:table-cell table:formula="of:=1-0.0224" office:value-type="float" office:value="0.9776" calcext:value-type="float">
            <text:p>0.9776</text:p>
          </table:table-cell>
          <table:table-cell table:style-name="Default" table:formula="of:=[.C10]*[.B11]" office:value-type="float" office:value="1.17795600208506" calcext:value-type="float">
            <text:p>1.17795600208506</text:p>
          </table:table-cell>
          <table:table-cell table:formula="of:=IF([.D10]&gt;1; [.D10]-1+[.B11]; [.D10]*[.B11])" office:value-type="float" office:value="1.18771036981595" calcext:value-type="float">
            <text:p>1.1877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7-27" calcext:value-type="date">
            <text:p>27/07/2021</text:p>
          </table:table-cell>
          <table:table-cell office:value-type="float" office:value="1.0452" calcext:value-type="float">
            <text:p>1.0452</text:p>
          </table:table-cell>
          <table:table-cell table:style-name="Default" table:formula="of:=[.C11]*[.B12]" office:value-type="float" office:value="1.2311996133793" calcext:value-type="float">
            <text:p>1.2311996133793</text:p>
          </table:table-cell>
          <table:table-cell table:formula="of:=IF([.D11]&gt;1; [.D11]-1+[.B12]; [.D11]*[.B12])" office:value-type="float" office:value="1.23291036981595" calcext:value-type="float">
            <text:p>1.2329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7-28" calcext:value-type="date">
            <text:p>28/07/2021</text:p>
          </table:table-cell>
          <table:table-cell table:formula="of:=1-0.0065" office:value-type="float" office:value="0.9935" calcext:value-type="float">
            <text:p>0.9935</text:p>
          </table:table-cell>
          <table:table-cell table:style-name="Default" table:formula="of:=[.C12]*[.B13]" office:value-type="float" office:value="1.22319681589234" calcext:value-type="float">
            <text:p>1.22319681589234</text:p>
          </table:table-cell>
          <table:table-cell table:formula="of:=IF([.D12]&gt;1; [.D12]-1+[.B13]; [.D12]*[.B13])" office:value-type="float" office:value="1.22641036981595" calcext:value-type="float">
            <text:p>1.2264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7-29" calcext:value-type="date">
            <text:p>29/07/2021</text:p>
          </table:table-cell>
          <table:table-cell office:value-type="float" office:value="1.024" calcext:value-type="float">
            <text:p>1.024</text:p>
          </table:table-cell>
          <table:table-cell table:style-name="Default" table:formula="of:=[.C13]*[.B14]" office:value-type="float" office:value="1.25255353947376" calcext:value-type="float">
            <text:p>1.25255353947376</text:p>
          </table:table-cell>
          <table:table-cell table:formula="of:=IF([.D13]&gt;1; [.D13]-1+[.B14]; [.D13]*[.B14])" office:value-type="float" office:value="1.25041036981595" calcext:value-type="float">
            <text:p>1.2504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7-30" calcext:value-type="date">
            <text:p>30/07/2021</text:p>
          </table:table-cell>
          <table:table-cell office:value-type="float" office:value="1.0322" calcext:value-type="float">
            <text:p>1.0322</text:p>
          </table:table-cell>
          <table:table-cell table:style-name="Default" table:formula="of:=[.C14]*[.B15]" office:value-type="float" office:value="1.29288576344481" calcext:value-type="float">
            <text:p>1.29288576344481</text:p>
          </table:table-cell>
          <table:table-cell table:formula="of:=IF([.D14]&gt;1; [.D14]-1+[.B15]; [.D14]*[.B15])" office:value-type="float" office:value="1.28261036981595" calcext:value-type="float">
            <text:p>1.2826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7-31" calcext:value-type="date">
            <text:p>31/07/2021</text:p>
          </table:table-cell>
          <table:table-cell office:value-type="float" office:value="1.0216" calcext:value-type="float">
            <text:p>1.0216</text:p>
          </table:table-cell>
          <table:table-cell table:style-name="Default" table:formula="of:=[.C15]*[.B16]" office:value-type="float" office:value="1.32081209593522" calcext:value-type="float">
            <text:p>1.32081209593522</text:p>
          </table:table-cell>
          <table:table-cell table:formula="of:=IF([.D15]&gt;1; [.D15]-1+[.B16]; [.D15]*[.B16])" office:value-type="float" office:value="1.30421036981595" calcext:value-type="float">
            <text:p>1.3042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8-01" calcext:value-type="date">
            <text:p>01/08/2021</text:p>
          </table:table-cell>
          <table:table-cell table:formula="of:=1-0.0133" office:value-type="float" office:value="0.9867" calcext:value-type="float">
            <text:p>0.9867</text:p>
          </table:table-cell>
          <table:table-cell table:style-name="Default" table:formula="of:=[.C16]*[.B17]" office:value-type="float" office:value="1.30324529505928" calcext:value-type="float">
            <text:p>1.30324529505928</text:p>
          </table:table-cell>
          <table:table-cell table:formula="of:=IF([.D16]&gt;1; [.D16]-1+[.B17]; [.D16]*[.B17])" office:value-type="float" office:value="1.29091036981595" calcext:value-type="float">
            <text:p>1.2909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8-02" calcext:value-type="date">
            <text:p>02/08/2021</text:p>
          </table:table-cell>
          <table:table-cell office:value-type="float" office:value="1.0059" calcext:value-type="float">
            <text:p>1.0059</text:p>
          </table:table-cell>
          <table:table-cell table:style-name="Default" table:formula="of:=[.C17]*[.B18]" office:value-type="float" office:value="1.31093444230013" calcext:value-type="float">
            <text:p>1.31093444230013</text:p>
          </table:table-cell>
          <table:table-cell table:formula="of:=IF([.D17]&gt;1; [.D17]-1+[.B18]; [.D17]*[.B18])" office:value-type="float" office:value="1.29681036981595" calcext:value-type="float">
            <text:p>1.2968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8-03" calcext:value-type="date">
            <text:p>03/08/2021</text:p>
          </table:table-cell>
          <table:table-cell table:formula="of:=1-0.0199" office:value-type="float" office:value="0.9801" calcext:value-type="float">
            <text:p>0.9801</text:p>
          </table:table-cell>
          <table:table-cell table:style-name="Default" table:formula="of:=[.C18]*[.B19]" office:value-type="float" office:value="1.28484684689836" calcext:value-type="float">
            <text:p>1.28484684689836</text:p>
          </table:table-cell>
          <table:table-cell table:formula="of:=IF([.D18]&gt;1; [.D18]-1+[.B19]; [.D18]*[.B19])" office:value-type="float" office:value="1.27691036981595" calcext:value-type="float">
            <text:p>1.2769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8-04" calcext:value-type="date">
            <text:p>04/08/2021</text:p>
          </table:table-cell>
          <table:table-cell office:value-type="float" office:value="1.0719" calcext:value-type="float">
            <text:p>1.0719</text:p>
          </table:table-cell>
          <table:table-cell table:style-name="Default" table:formula="of:=[.C19]*[.B20]" office:value-type="float" office:value="1.37722733519035" calcext:value-type="float">
            <text:p>1.37722733519035</text:p>
          </table:table-cell>
          <table:table-cell table:formula="of:=IF([.D19]&gt;1; [.D19]-1+[.B20]; [.D19]*[.B20])" office:value-type="float" office:value="1.34881036981595" calcext:value-type="float">
            <text:p>1.3488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8-05" calcext:value-type="date">
            <text:p>05/08/2021</text:p>
          </table:table-cell>
          <table:table-cell office:value-type="float" office:value="1.056" calcext:value-type="float">
            <text:p>1.056</text:p>
          </table:table-cell>
          <table:table-cell table:style-name="Default" table:formula="of:=[.C20]*[.B21]" office:value-type="float" office:value="1.45435206596101" calcext:value-type="float">
            <text:p>1.45435206596101</text:p>
          </table:table-cell>
          <table:table-cell table:formula="of:=IF([.D20]&gt;1; [.D20]-1+[.B21]; [.D20]*[.B21])" office:value-type="float" office:value="1.40481036981595" calcext:value-type="float">
            <text:p>1.4048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8-06" calcext:value-type="date">
            <text:p>06/08/2021</text:p>
          </table:table-cell>
          <table:table-cell office:value-type="float" office:value="1.0341" calcext:value-type="float">
            <text:p>1.0341</text:p>
          </table:table-cell>
          <table:table-cell table:style-name="Default" table:formula="of:=[.C21]*[.B22]" office:value-type="float" office:value="1.50394547141028" calcext:value-type="float">
            <text:p>1.50394547141028</text:p>
          </table:table-cell>
          <table:table-cell table:formula="of:=IF([.D21]&gt;1; [.D21]-1+[.B22]; [.D21]*[.B22])" office:value-type="float" office:value="1.43891036981595" calcext:value-type="float">
            <text:p>1.4389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8-07" calcext:value-type="date">
            <text:p>07/08/2021</text:p>
          </table:table-cell>
          <table:table-cell office:value-type="float" office:value="1.0425" calcext:value-type="float">
            <text:p>1.0425</text:p>
          </table:table-cell>
          <table:table-cell table:style-name="Default" table:formula="of:=[.C22]*[.B23]" office:value-type="float" office:value="1.56786315394522" calcext:value-type="float">
            <text:p>1.56786315394522</text:p>
          </table:table-cell>
          <table:table-cell table:formula="of:=IF([.D22]&gt;1; [.D22]-1+[.B23]; [.D22]*[.B23])" office:value-type="float" office:value="1.48141036981595" calcext:value-type="float">
            <text:p>1.4814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8-08" calcext:value-type="date">
            <text:p>08/08/2021</text:p>
          </table:table-cell>
          <table:table-cell table:formula="of:=1-0.0473" office:value-type="float" office:value="0.9527" calcext:value-type="float">
            <text:p>0.9527</text:p>
          </table:table-cell>
          <table:table-cell table:style-name="Default" table:formula="of:=[.C23]*[.B24]" office:value-type="float" office:value="1.49370322676361" calcext:value-type="float">
            <text:p>1.49370322676361</text:p>
          </table:table-cell>
          <table:table-cell table:formula="of:=IF([.D23]&gt;1; [.D23]-1+[.B24]; [.D23]*[.B24])" office:value-type="float" office:value="1.43411036981595" calcext:value-type="float">
            <text:p>1.4341103698159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date" office:date-value="2021-08-09" calcext:value-type="date">
            <text:p>09/08/2021</text:p>
          </table:table-cell>
          <table:table-cell office:value-type="float" office:value="1.0582" calcext:value-type="float">
            <text:p>1.0582</text:p>
          </table:table-cell>
          <table:table-cell table:style-name="Default" table:formula="of:=[.C24]*[.B25]" office:value-type="float" office:value="1.58063675456125" calcext:value-type="float">
            <text:p>1.58063675456125</text:p>
          </table:table-cell>
          <table:table-cell table:formula="of:=IF([.D24]&gt;1; [.D24]-1+[.B25]; [.D24]*[.B25])" office:value-type="float" office:value="1.49231036981595" calcext:value-type="float">
            <text:p>1.492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0" calcext:value-type="date">
            <text:p>10/08/2021</text:p>
          </table:table-cell>
          <table:table-cell table:formula="of:=1-0.0148" office:value-type="float" office:value="0.9852" calcext:value-type="float">
            <text:p>0.9852</text:p>
          </table:table-cell>
          <table:table-cell table:style-name="Default" table:formula="of:=[.C25]*[.B26]" office:value-type="float" office:value="1.55724333059374" calcext:value-type="float">
            <text:p>1.55724333059374</text:p>
          </table:table-cell>
          <table:table-cell table:formula="of:=IF([.D25]&gt;1; [.D25]-1+[.B26]; [.D25]*[.B26])" office:value-type="float" office:value="1.47751036981595" calcext:value-type="float">
            <text:p>1.477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1" calcext:value-type="date">
            <text:p>11/08/2021</text:p>
          </table:table-cell>
          <table:table-cell office:value-type="float" office:value="1.0006" calcext:value-type="float">
            <text:p>1.0006</text:p>
          </table:table-cell>
          <table:table-cell table:style-name="Default" table:formula="of:=[.C26]*[.B27]" office:value-type="float" office:value="1.5581776765921" calcext:value-type="float">
            <text:p>1.5581776765921</text:p>
          </table:table-cell>
          <table:table-cell table:formula="of:=IF([.D26]&gt;1; [.D26]-1+[.B27]; [.D26]*[.B27])" office:value-type="float" office:value="1.47811036981595" calcext:value-type="float">
            <text:p>1.478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2" calcext:value-type="date">
            <text:p>12/08/2021</text:p>
          </table:table-cell>
          <table:table-cell table:formula="of:=1-0.0226" office:value-type="float" office:value="0.9774" calcext:value-type="float">
            <text:p>0.9774</text:p>
          </table:table-cell>
          <table:table-cell table:style-name="Default" table:formula="of:=[.C27]*[.B28]" office:value-type="float" office:value="1.52296286110112" calcext:value-type="float">
            <text:p>1.52296286110112</text:p>
          </table:table-cell>
          <table:table-cell table:formula="of:=IF([.D27]&gt;1; [.D27]-1+[.B28]; [.D27]*[.B28])" office:value-type="float" office:value="1.45551036981595" calcext:value-type="float">
            <text:p>1.455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3" calcext:value-type="date">
            <text:p>13/08/2021</text:p>
          </table:table-cell>
          <table:table-cell office:value-type="float" office:value="1.0912" calcext:value-type="float">
            <text:p>1.0912</text:p>
          </table:table-cell>
          <table:table-cell table:style-name="Default" table:formula="of:=[.C28]*[.B29]" office:value-type="float" office:value="1.66185707403354" calcext:value-type="float">
            <text:p>1.66185707403354</text:p>
          </table:table-cell>
          <table:table-cell table:formula="of:=IF([.D28]&gt;1; [.D28]-1+[.B29]; [.D28]*[.B29])" office:value-type="float" office:value="1.54671036981595" calcext:value-type="float">
            <text:p>1.546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4" calcext:value-type="date">
            <text:p>14/08/2021</text:p>
          </table:table-cell>
          <table:table-cell table:formula="of:=1-0.0005" office:value-type="float" office:value="0.9995" calcext:value-type="float">
            <text:p>0.9995</text:p>
          </table:table-cell>
          <table:table-cell table:style-name="Default" table:formula="of:=[.C29]*[.B30]" office:value-type="float" office:value="1.66102614549652" calcext:value-type="float">
            <text:p>1.66102614549652</text:p>
          </table:table-cell>
          <table:table-cell table:formula="of:=IF([.D29]&gt;1; [.D29]-1+[.B30]; [.D29]*[.B30])" office:value-type="float" office:value="1.54621036981595" calcext:value-type="float">
            <text:p>1.546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5" calcext:value-type="date">
            <text:p>15/08/2021</text:p>
          </table:table-cell>
          <table:table-cell table:formula="of:=1-0.0363" office:value-type="float" office:value="0.9637" calcext:value-type="float">
            <text:p>0.9637</text:p>
          </table:table-cell>
          <table:table-cell table:style-name="Default" table:formula="of:=[.C30]*[.B31]" office:value-type="float" office:value="1.600730896415" calcext:value-type="float">
            <text:p>1.600730896415</text:p>
          </table:table-cell>
          <table:table-cell table:formula="of:=IF([.D30]&gt;1; [.D30]-1+[.B31]; [.D30]*[.B31])" office:value-type="float" office:value="1.50991036981595" calcext:value-type="float">
            <text:p>1.509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6" calcext:value-type="date">
            <text:p>16/08/2021</text:p>
          </table:table-cell>
          <table:table-cell office:value-type="float" office:value="1.0126" calcext:value-type="float">
            <text:p>1.0126</text:p>
          </table:table-cell>
          <table:table-cell table:style-name="Default" table:formula="of:=[.C31]*[.B32]" office:value-type="float" office:value="1.62090010570983" calcext:value-type="float">
            <text:p>1.62090010570983</text:p>
          </table:table-cell>
          <table:table-cell table:formula="of:=IF([.D31]&gt;1; [.D31]-1+[.B32]; [.D31]*[.B32])" office:value-type="float" office:value="1.52251036981595" calcext:value-type="float">
            <text:p>1.522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7" calcext:value-type="date">
            <text:p>17/08/2021</text:p>
          </table:table-cell>
          <table:table-cell office:value-type="float" office:value="1.002" calcext:value-type="float">
            <text:p>1.002</text:p>
          </table:table-cell>
          <table:table-cell table:style-name="Default" table:formula="of:=[.C32]*[.B33]" office:value-type="float" office:value="1.62414190592125" calcext:value-type="float">
            <text:p>1.62414190592125</text:p>
          </table:table-cell>
          <table:table-cell table:formula="of:=IF([.D32]&gt;1; [.D32]-1+[.B33]; [.D32]*[.B33])" office:value-type="float" office:value="1.52451036981595" calcext:value-type="float">
            <text:p>1.524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8" calcext:value-type="date">
            <text:p>18/08/2021</text:p>
          </table:table-cell>
          <table:table-cell office:value-type="float" office:value="1.0067" calcext:value-type="float">
            <text:p>1.0067</text:p>
          </table:table-cell>
          <table:table-cell table:style-name="Default" table:formula="of:=[.C33]*[.B34]" office:value-type="float" office:value="1.63502365669092" calcext:value-type="float">
            <text:p>1.63502365669092</text:p>
          </table:table-cell>
          <table:table-cell table:formula="of:=IF([.D33]&gt;1; [.D33]-1+[.B34]; [.D33]*[.B34])" office:value-type="float" office:value="1.53121036981595" calcext:value-type="float">
            <text:p>1.531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9" calcext:value-type="date">
            <text:p>19/08/2021</text:p>
          </table:table-cell>
          <table:table-cell office:value-type="float" office:value="1.0219" calcext:value-type="float">
            <text:p>1.0219</text:p>
          </table:table-cell>
          <table:table-cell table:style-name="Default" table:formula="of:=[.C34]*[.B35]" office:value-type="float" office:value="1.67083067477245" calcext:value-type="float">
            <text:p>1.67083067477245</text:p>
          </table:table-cell>
          <table:table-cell table:formula="of:=IF([.D34]&gt;1; [.D34]-1+[.B35]; [.D34]*[.B35])" office:value-type="float" office:value="1.55311036981595" calcext:value-type="float">
            <text:p>1.553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0" calcext:value-type="date">
            <text:p>20/08/2021</text:p>
          </table:table-cell>
          <table:table-cell table:formula="of:=1-0.0018" office:value-type="float" office:value="0.9982" calcext:value-type="float">
            <text:p>0.9982</text:p>
          </table:table-cell>
          <table:table-cell table:style-name="Default" table:formula="of:=[.C35]*[.B36]" office:value-type="float" office:value="1.66782317955786" calcext:value-type="float">
            <text:p>1.66782317955786</text:p>
          </table:table-cell>
          <table:table-cell table:formula="of:=IF([.D35]&gt;1; [.D35]-1+[.B36]; [.D35]*[.B36])" office:value-type="float" office:value="1.55131036981595" calcext:value-type="float">
            <text:p>1.551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1" calcext:value-type="date">
            <text:p>21/08/2021</text:p>
          </table:table-cell>
          <table:table-cell office:value-type="float" office:value="1.0105" calcext:value-type="float">
            <text:p>1.0105</text:p>
          </table:table-cell>
          <table:table-cell table:style-name="Default" table:formula="of:=[.C36]*[.B37]" office:value-type="float" office:value="1.68533532294322" calcext:value-type="float">
            <text:p>1.68533532294322</text:p>
          </table:table-cell>
          <table:table-cell table:formula="of:=IF([.D36]&gt;1; [.D36]-1+[.B37]; [.D36]*[.B37])" office:value-type="float" office:value="1.56181036981595" calcext:value-type="float">
            <text:p>1.561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2" calcext:value-type="date">
            <text:p>22/08/2021</text:p>
          </table:table-cell>
          <table:table-cell office:value-type="float" office:value="1.0027" calcext:value-type="float">
            <text:p>1.0027</text:p>
          </table:table-cell>
          <table:table-cell table:style-name="Default" table:formula="of:=[.C37]*[.B38]" office:value-type="float" office:value="1.68988572831516" calcext:value-type="float">
            <text:p>1.68988572831516</text:p>
          </table:table-cell>
          <table:table-cell table:formula="of:=IF([.D37]&gt;1; [.D37]-1+[.B38]; [.D37]*[.B38])" office:value-type="float" office:value="1.56451036981595" calcext:value-type="float">
            <text:p>1.564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3" calcext:value-type="date">
            <text:p>23/08/2021</text:p>
          </table:table-cell>
          <table:table-cell office:value-type="float" office:value="1.0005" calcext:value-type="float">
            <text:p>1.0005</text:p>
          </table:table-cell>
          <table:table-cell table:style-name="Default" table:formula="of:=[.C38]*[.B39]" office:value-type="float" office:value="1.69073067117932" calcext:value-type="float">
            <text:p>1.69073067117932</text:p>
          </table:table-cell>
          <table:table-cell table:formula="of:=IF([.D38]&gt;1; [.D38]-1+[.B39]; [.D38]*[.B39])" office:value-type="float" office:value="1.56501036981595" calcext:value-type="float">
            <text:p>1.565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4" calcext:value-type="date">
            <text:p>24/08/2021</text:p>
          </table:table-cell>
          <table:table-cell table:formula="of:=1-0.014" office:value-type="float" office:value="0.986" calcext:value-type="float">
            <text:p>0.986</text:p>
          </table:table-cell>
          <table:table-cell table:style-name="Default" table:formula="of:=[.C39]*[.B40]" office:value-type="float" office:value="1.66706044178281" calcext:value-type="float">
            <text:p>1.66706044178281</text:p>
          </table:table-cell>
          <table:table-cell table:formula="of:=IF([.D39]&gt;1; [.D39]-1+[.B40]; [.D39]*[.B40])" office:value-type="float" office:value="1.55101036981595" calcext:value-type="float">
            <text:p>1.551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5" calcext:value-type="date">
            <text:p>25/08/2021</text:p>
          </table:table-cell>
          <table:table-cell table:formula="of:=1-0.0341" office:value-type="float" office:value="0.9659" calcext:value-type="float">
            <text:p>0.9659</text:p>
          </table:table-cell>
          <table:table-cell table:style-name="Default" table:formula="of:=[.C40]*[.B41]" office:value-type="float" office:value="1.61021368071802" calcext:value-type="float">
            <text:p>1.61021368071802</text:p>
          </table:table-cell>
          <table:table-cell table:formula="of:=IF([.D40]&gt;1; [.D40]-1+[.B41]; [.D40]*[.B41])" office:value-type="float" office:value="1.51691036981595" calcext:value-type="float">
            <text:p>1.516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6" calcext:value-type="date">
            <text:p>26/08/2021</text:p>
          </table:table-cell>
          <table:table-cell office:value-type="float" office:value="1.0806" calcext:value-type="float">
            <text:p>1.0806</text:p>
          </table:table-cell>
          <table:table-cell table:style-name="Default" table:formula="of:=[.C41]*[.B42]" office:value-type="float" office:value="1.73999690338389" calcext:value-type="float">
            <text:p>1.73999690338389</text:p>
          </table:table-cell>
          <table:table-cell table:formula="of:=IF([.D41]&gt;1; [.D41]-1+[.B42]; [.D41]*[.B42])" office:value-type="float" office:value="1.59751036981595" calcext:value-type="float">
            <text:p>1.597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7" calcext:value-type="date">
            <text:p>27/08/2021</text:p>
          </table:table-cell>
          <table:table-cell office:value-type="float" office:value="1.0074" calcext:value-type="float">
            <text:p>1.0074</text:p>
          </table:table-cell>
          <table:table-cell table:style-name="Default" table:formula="of:=[.C42]*[.B43]" office:value-type="float" office:value="1.75287288046893" calcext:value-type="float">
            <text:p>1.75287288046893</text:p>
          </table:table-cell>
          <table:table-cell table:formula="of:=IF([.D42]&gt;1; [.D42]-1+[.B43]; [.D42]*[.B43])" office:value-type="float" office:value="1.60491036981595" calcext:value-type="float">
            <text:p>1.604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8" calcext:value-type="date">
            <text:p>28/08/2021</text:p>
          </table:table-cell>
          <table:table-cell office:value-type="float" office:value="1.0022" calcext:value-type="float">
            <text:p>1.0022</text:p>
          </table:table-cell>
          <table:table-cell table:style-name="Default" table:formula="of:=[.C43]*[.B44]" office:value-type="float" office:value="1.75672920080596" calcext:value-type="float">
            <text:p>1.75672920080596</text:p>
          </table:table-cell>
          <table:table-cell table:formula="of:=IF([.D43]&gt;1; [.D43]-1+[.B44]; [.D43]*[.B44])" office:value-type="float" office:value="1.60711036981595" calcext:value-type="float">
            <text:p>1.607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9" calcext:value-type="date">
            <text:p>29/08/2021</text:p>
          </table:table-cell>
          <table:table-cell table:formula="of:=1-0.0072" office:value-type="float" office:value="0.9928" calcext:value-type="float">
            <text:p>0.9928</text:p>
          </table:table-cell>
          <table:table-cell table:style-name="Default" table:formula="of:=[.C44]*[.B45]" office:value-type="float" office:value="1.74408075056016" calcext:value-type="float">
            <text:p>1.74408075056016</text:p>
          </table:table-cell>
          <table:table-cell table:formula="of:=IF([.D44]&gt;1; [.D44]-1+[.B45]; [.D44]*[.B45])" office:value-type="float" office:value="1.59991036981595" calcext:value-type="float">
            <text:p>1.599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30" calcext:value-type="date">
            <text:p>30/08/2021</text:p>
          </table:table-cell>
          <table:table-cell table:formula="of:=1-0.0219" office:value-type="float" office:value="0.9781" calcext:value-type="float">
            <text:p>0.9781</text:p>
          </table:table-cell>
          <table:table-cell table:style-name="Default" table:formula="of:=[.C45]*[.B46]" office:value-type="float" office:value="1.70588538212289" calcext:value-type="float">
            <text:p>1.70588538212289</text:p>
          </table:table-cell>
          <table:table-cell table:formula="of:=IF([.D45]&gt;1; [.D45]-1+[.B46]; [.D45]*[.B46])" office:value-type="float" office:value="1.57801036981595" calcext:value-type="float">
            <text:p>1.578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31" calcext:value-type="date">
            <text:p>31/08/2021</text:p>
          </table:table-cell>
          <table:table-cell office:value-type="float" office:value="1.0251" calcext:value-type="float">
            <text:p>1.0251</text:p>
          </table:table-cell>
          <table:table-cell table:style-name="Default" table:formula="of:=[.C46]*[.B47]" office:value-type="float" office:value="1.74870310521418" calcext:value-type="float">
            <text:p>1.74870310521418</text:p>
          </table:table-cell>
          <table:table-cell table:formula="of:=IF([.D46]&gt;1; [.D46]-1+[.B47]; [.D46]*[.B47])" office:value-type="float" office:value="1.60311036981595" calcext:value-type="float">
            <text:p>1.603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1" calcext:value-type="date">
            <text:p>01/09/2021</text:p>
          </table:table-cell>
          <table:table-cell office:value-type="float" office:value="1.0495" calcext:value-type="float">
            <text:p>1.0495</text:p>
          </table:table-cell>
          <table:table-cell table:style-name="Default" table:formula="of:=[.C47]*[.B48]" office:value-type="float" office:value="1.83526390892228" calcext:value-type="float">
            <text:p>1.83526390892228</text:p>
          </table:table-cell>
          <table:table-cell table:formula="of:=IF([.D47]&gt;1; [.D47]-1+[.B48]; [.D47]*[.B48])" office:value-type="float" office:value="1.65261036981595" calcext:value-type="float">
            <text:p>1.652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2" calcext:value-type="date">
            <text:p>02/09/2021</text:p>
          </table:table-cell>
          <table:table-cell table:formula="of:=1-0.0023" office:value-type="float" office:value="0.9977" calcext:value-type="float">
            <text:p>0.9977</text:p>
          </table:table-cell>
          <table:table-cell table:style-name="Default" table:formula="of:=[.C48]*[.B49]" office:value-type="float" office:value="1.83104280193176" calcext:value-type="float">
            <text:p>1.83104280193176</text:p>
          </table:table-cell>
          <table:table-cell table:formula="of:=IF([.D48]&gt;1; [.D48]-1+[.B49]; [.D48]*[.B49])" office:value-type="float" office:value="1.65031036981595" calcext:value-type="float">
            <text:p>1.650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3" calcext:value-type="date">
            <text:p>03/09/2021</text:p>
          </table:table-cell>
          <table:table-cell office:value-type="float" office:value="1.0175" calcext:value-type="float">
            <text:p>1.0175</text:p>
          </table:table-cell>
          <table:table-cell table:style-name="Default" table:formula="of:=[.C49]*[.B50]" office:value-type="float" office:value="1.86308605096556" calcext:value-type="float">
            <text:p>1.86308605096556</text:p>
          </table:table-cell>
          <table:table-cell table:formula="of:=IF([.D49]&gt;1; [.D49]-1+[.B50]; [.D49]*[.B50])" office:value-type="float" office:value="1.66781036981595" calcext:value-type="float">
            <text:p>1.667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4" calcext:value-type="date">
            <text:p>04/09/2021</text:p>
          </table:table-cell>
          <table:table-cell office:value-type="float" office:value="1.0297" calcext:value-type="float">
            <text:p>1.0297</text:p>
          </table:table-cell>
          <table:table-cell table:style-name="Default" table:formula="of:=[.C50]*[.B51]" office:value-type="float" office:value="1.91841970667924" calcext:value-type="float">
            <text:p>1.91841970667924</text:p>
          </table:table-cell>
          <table:table-cell table:formula="of:=IF([.D50]&gt;1; [.D50]-1+[.B51]; [.D50]*[.B51])" office:value-type="float" office:value="1.69751036981595" calcext:value-type="float">
            <text:p>1.697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5" calcext:value-type="date">
            <text:p>05/09/2021</text:p>
          </table:table-cell>
          <table:table-cell office:value-type="float" office:value="1.0319" calcext:value-type="float">
            <text:p>1.0319</text:p>
          </table:table-cell>
          <table:table-cell table:style-name="Default" table:formula="of:=[.C51]*[.B52]" office:value-type="float" office:value="1.97961729532231" calcext:value-type="float">
            <text:p>1.97961729532231</text:p>
          </table:table-cell>
          <table:table-cell table:formula="of:=IF([.D51]&gt;1; [.D51]-1+[.B52]; [.D51]*[.B52])" office:value-type="float" office:value="1.72941036981595" calcext:value-type="float">
            <text:p>1.729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6" calcext:value-type="date">
            <text:p>06/09/2021</text:p>
          </table:table-cell>
          <table:table-cell office:value-type="float" office:value="1.0187" calcext:value-type="float">
            <text:p>1.0187</text:p>
          </table:table-cell>
          <table:table-cell table:style-name="Default" table:formula="of:=[.C52]*[.B53]" office:value-type="float" office:value="2.01663613874484" calcext:value-type="float">
            <text:p>2.01663613874484</text:p>
          </table:table-cell>
          <table:table-cell table:formula="of:=IF([.D52]&gt;1; [.D52]-1+[.B53]; [.D52]*[.B53])" office:value-type="float" office:value="1.74811036981595" calcext:value-type="float">
            <text:p>1.748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7" calcext:value-type="date">
            <text:p>07/09/2021</text:p>
          </table:table-cell>
          <table:table-cell table:formula="of:=1-0.1288" office:value-type="float" office:value="0.8712" calcext:value-type="float">
            <text:p>0.8712</text:p>
          </table:table-cell>
          <table:table-cell table:style-name="Default" table:formula="of:=[.C53]*[.B54]" office:value-type="float" office:value="1.7568934040745" calcext:value-type="float">
            <text:p>1.7568934040745</text:p>
          </table:table-cell>
          <table:table-cell table:formula="of:=IF([.D53]&gt;1; [.D53]-1+[.B54]; [.D53]*[.B54])" office:value-type="float" office:value="1.61931036981595" calcext:value-type="float">
            <text:p>1.619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8" calcext:value-type="date">
            <text:p>08/09/2021</text:p>
          </table:table-cell>
          <table:table-cell table:formula="of:=1-0.0137" office:value-type="float" office:value="0.9863" calcext:value-type="float">
            <text:p>0.9863</text:p>
          </table:table-cell>
          <table:table-cell table:style-name="Default" table:formula="of:=[.C54]*[.B55]" office:value-type="float" office:value="1.73282396443868" calcext:value-type="float">
            <text:p>1.73282396443868</text:p>
          </table:table-cell>
          <table:table-cell table:formula="of:=IF([.D54]&gt;1; [.D54]-1+[.B55]; [.D54]*[.B55])" office:value-type="float" office:value="1.60561036981595" calcext:value-type="float">
            <text:p>1.605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9" calcext:value-type="date">
            <text:p>09/09/2021</text:p>
          </table:table-cell>
          <table:table-cell office:value-type="float" office:value="1.0497" calcext:value-type="float">
            <text:p>1.0497</text:p>
          </table:table-cell>
          <table:table-cell table:style-name="Default" table:formula="of:=[.C55]*[.B56]" office:value-type="float" office:value="1.81894531547128" calcext:value-type="float">
            <text:p>1.81894531547128</text:p>
          </table:table-cell>
          <table:table-cell table:formula="of:=IF([.D55]&gt;1; [.D55]-1+[.B56]; [.D55]*[.B56])" office:value-type="float" office:value="1.65531036981595" calcext:value-type="float">
            <text:p>1.655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0" calcext:value-type="date">
            <text:p>10/09/2021</text:p>
          </table:table-cell>
          <table:table-cell table:formula="of:=1-0.0332" office:value-type="float" office:value="0.9668" calcext:value-type="float">
            <text:p>0.9668</text:p>
          </table:table-cell>
          <table:table-cell table:style-name="Default" table:formula="of:=[.C56]*[.B57]" office:value-type="float" office:value="1.75855633099764" calcext:value-type="float">
            <text:p>1.75855633099764</text:p>
          </table:table-cell>
          <table:table-cell table:formula="of:=IF([.D56]&gt;1; [.D56]-1+[.B57]; [.D56]*[.B57])" office:value-type="float" office:value="1.62211036981595" calcext:value-type="float">
            <text:p>1.622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1" calcext:value-type="date">
            <text:p>11/09/2021</text:p>
          </table:table-cell>
          <table:table-cell office:value-type="float" office:value="1.0147" calcext:value-type="float">
            <text:p>1.0147</text:p>
          </table:table-cell>
          <table:table-cell table:style-name="Default" table:formula="of:=[.C57]*[.B58]" office:value-type="float" office:value="1.7844071090633" calcext:value-type="float">
            <text:p>1.7844071090633</text:p>
          </table:table-cell>
          <table:table-cell table:formula="of:=IF([.D57]&gt;1; [.D57]-1+[.B58]; [.D57]*[.B58])" office:value-type="float" office:value="1.63681036981595" calcext:value-type="float">
            <text:p>1.636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2" calcext:value-type="date">
            <text:p>12/09/2021</text:p>
          </table:table-cell>
          <table:table-cell office:value-type="float" office:value="1.0383" calcext:value-type="float">
            <text:p>1.0383</text:p>
          </table:table-cell>
          <table:table-cell table:style-name="Default" table:formula="of:=[.C58]*[.B59]" office:value-type="float" office:value="1.85274990134043" calcext:value-type="float">
            <text:p>1.85274990134043</text:p>
          </table:table-cell>
          <table:table-cell table:formula="of:=IF([.D58]&gt;1; [.D58]-1+[.B59]; [.D58]*[.B59])" office:value-type="float" office:value="1.67511036981595" calcext:value-type="float">
            <text:p>1.675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3" calcext:value-type="date">
            <text:p>13/09/2021</text:p>
          </table:table-cell>
          <table:table-cell table:formula="of:=1-0.0575" office:value-type="float" office:value="0.9425" calcext:value-type="float">
            <text:p>0.9425</text:p>
          </table:table-cell>
          <table:table-cell table:style-name="Default" table:formula="of:=[.C59]*[.B60]" office:value-type="float" office:value="1.74621678201335" calcext:value-type="float">
            <text:p>1.74621678201335</text:p>
          </table:table-cell>
          <table:table-cell table:formula="of:=IF([.D59]&gt;1; [.D59]-1+[.B60]; [.D59]*[.B60])" office:value-type="float" office:value="1.61761036981595" calcext:value-type="float">
            <text:p>1.617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4" calcext:value-type="date">
            <text:p>14/09/2021</text:p>
          </table:table-cell>
          <table:table-cell office:value-type="float" office:value="1.0509" calcext:value-type="float">
            <text:p>1.0509</text:p>
          </table:table-cell>
          <table:table-cell table:style-name="Default" table:formula="of:=[.C60]*[.B61]" office:value-type="float" office:value="1.83509921621783" calcext:value-type="float">
            <text:p>1.83509921621783</text:p>
          </table:table-cell>
          <table:table-cell table:formula="of:=IF([.D60]&gt;1; [.D60]-1+[.B61]; [.D60]*[.B61])" office:value-type="float" office:value="1.66851036981595" calcext:value-type="float">
            <text:p>1.668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5" calcext:value-type="date">
            <text:p>15/09/2021</text:p>
          </table:table-cell>
          <table:table-cell office:value-type="float" office:value="1.043" calcext:value-type="float">
            <text:p>1.043</text:p>
          </table:table-cell>
          <table:table-cell table:style-name="Default" table:formula="of:=[.C61]*[.B62]" office:value-type="float" office:value="1.9140084825152" calcext:value-type="float">
            <text:p>1.9140084825152</text:p>
          </table:table-cell>
          <table:table-cell table:formula="of:=IF([.D61]&gt;1; [.D61]-1+[.B62]; [.D61]*[.B62])" office:value-type="float" office:value="1.71151036981595" calcext:value-type="float">
            <text:p>1.711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6" calcext:value-type="date">
            <text:p>16/09/2021</text:p>
          </table:table-cell>
          <table:table-cell table:formula="of:=1-0.0081" office:value-type="float" office:value="0.9919" calcext:value-type="float">
            <text:p>0.9919</text:p>
          </table:table-cell>
          <table:table-cell table:style-name="Default" table:formula="of:=[.C62]*[.B63]" office:value-type="float" office:value="1.89850501380682" calcext:value-type="float">
            <text:p>1.89850501380682</text:p>
          </table:table-cell>
          <table:table-cell table:formula="of:=IF([.D62]&gt;1; [.D62]-1+[.B63]; [.D62]*[.B63])" office:value-type="float" office:value="1.70341036981595" calcext:value-type="float">
            <text:p>1.703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7" calcext:value-type="date">
            <text:p>17/09/2021</text:p>
          </table:table-cell>
          <table:table-cell table:formula="of:=1-0.0212" office:value-type="float" office:value="0.9788" calcext:value-type="float">
            <text:p>0.9788</text:p>
          </table:table-cell>
          <table:table-cell table:style-name="Default" table:formula="of:=[.C63]*[.B64]" office:value-type="float" office:value="1.85825670751412" calcext:value-type="float">
            <text:p>1.85825670751412</text:p>
          </table:table-cell>
          <table:table-cell table:formula="of:=IF([.D63]&gt;1; [.D63]-1+[.B64]; [.D63]*[.B64])" office:value-type="float" office:value="1.68221036981595" calcext:value-type="float">
            <text:p>1.682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8" calcext:value-type="date">
            <text:p>18/09/2021</text:p>
          </table:table-cell>
          <table:table-cell office:value-type="float" office:value="1.022" calcext:value-type="float">
            <text:p>1.022</text:p>
          </table:table-cell>
          <table:table-cell table:style-name="Default" table:formula="of:=[.C64]*[.B65]" office:value-type="float" office:value="1.89913835507943" calcext:value-type="float">
            <text:p>1.89913835507943</text:p>
          </table:table-cell>
          <table:table-cell table:formula="of:=IF([.D64]&gt;1; [.D64]-1+[.B65]; [.D64]*[.B65])" office:value-type="float" office:value="1.70421036981595" calcext:value-type="float">
            <text:p>1.704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9" calcext:value-type="date">
            <text:p>19/09/2021</text:p>
          </table:table-cell>
          <table:table-cell table:formula="of:=1-0.0275" office:value-type="float" office:value="0.9725" calcext:value-type="float">
            <text:p>0.9725</text:p>
          </table:table-cell>
          <table:table-cell table:style-name="Default" table:formula="of:=[.C65]*[.B66]" office:value-type="float" office:value="1.84691205031475" calcext:value-type="float">
            <text:p>1.84691205031475</text:p>
          </table:table-cell>
          <table:table-cell table:formula="of:=IF([.D65]&gt;1; [.D65]-1+[.B66]; [.D65]*[.B66])" office:value-type="float" office:value="1.67671036981595" calcext:value-type="float">
            <text:p>1.676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0" calcext:value-type="date">
            <text:p>20/09/2021</text:p>
          </table:table-cell>
          <table:table-cell table:formula="of:=1-0.1067" office:value-type="float" office:value="0.8933" calcext:value-type="float">
            <text:p>0.8933</text:p>
          </table:table-cell>
          <table:table-cell table:style-name="Default" table:formula="of:=[.C66]*[.B67]" office:value-type="float" office:value="1.64984653454616" calcext:value-type="float">
            <text:p>1.64984653454616</text:p>
          </table:table-cell>
          <table:table-cell table:formula="of:=IF([.D66]&gt;1; [.D66]-1+[.B67]; [.D66]*[.B67])" office:value-type="float" office:value="1.57001036981595" calcext:value-type="float">
            <text:p>1.570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1" calcext:value-type="date">
            <text:p>21/09/2021</text:p>
          </table:table-cell>
          <table:table-cell table:formula="of:=1-0.0411" office:value-type="float" office:value="0.9589" calcext:value-type="float">
            <text:p>0.9589</text:p>
          </table:table-cell>
          <table:table-cell table:style-name="Default" table:formula="of:=[.C67]*[.B68]" office:value-type="float" office:value="1.58203784197631" calcext:value-type="float">
            <text:p>1.58203784197631</text:p>
          </table:table-cell>
          <table:table-cell table:formula="of:=IF([.D67]&gt;1; [.D67]-1+[.B68]; [.D67]*[.B68])" office:value-type="float" office:value="1.52891036981595" calcext:value-type="float">
            <text:p>1.528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2" calcext:value-type="date">
            <text:p>22/09/2021</text:p>
          </table:table-cell>
          <table:table-cell office:value-type="float" office:value="1.0562" calcext:value-type="float">
            <text:p>1.0562</text:p>
          </table:table-cell>
          <table:table-cell table:style-name="Default" table:formula="of:=[.C68]*[.B69]" office:value-type="float" office:value="1.67094836869538" calcext:value-type="float">
            <text:p>1.67094836869538</text:p>
          </table:table-cell>
          <table:table-cell table:formula="of:=IF([.D68]&gt;1; [.D68]-1+[.B69]; [.D68]*[.B69])" office:value-type="float" office:value="1.58511036981595" calcext:value-type="float">
            <text:p>1.585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3" calcext:value-type="date">
            <text:p>23/09/2021</text:p>
          </table:table-cell>
          <table:table-cell office:value-type="float" office:value="1.024" calcext:value-type="float">
            <text:p>1.024</text:p>
          </table:table-cell>
          <table:table-cell table:style-name="Default" table:formula="of:=[.C69]*[.B70]" office:value-type="float" office:value="1.71105112954407" calcext:value-type="float">
            <text:p>1.71105112954407</text:p>
          </table:table-cell>
          <table:table-cell table:formula="of:=IF([.D69]&gt;1; [.D69]-1+[.B70]; [.D69]*[.B70])" office:value-type="float" office:value="1.60911036981595" calcext:value-type="float">
            <text:p>1.609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4" calcext:value-type="date">
            <text:p>24/09/2021</text:p>
          </table:table-cell>
          <table:table-cell table:formula="of:=1-0.062" office:value-type="float" office:value="0.938" calcext:value-type="float">
            <text:p>0.938</text:p>
          </table:table-cell>
          <table:table-cell table:style-name="Default" table:formula="of:=[.C70]*[.B71]" office:value-type="float" office:value="1.60496595951234" calcext:value-type="float">
            <text:p>1.60496595951234</text:p>
          </table:table-cell>
          <table:table-cell table:formula="of:=IF([.D70]&gt;1; [.D70]-1+[.B71]; [.D70]*[.B71])" office:value-type="float" office:value="1.54711036981595" calcext:value-type="float">
            <text:p>1.547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5" calcext:value-type="date">
            <text:p>25/09/2021</text:p>
          </table:table-cell>
          <table:table-cell table:formula="of:=1-0.0164" office:value-type="float" office:value="0.9836" calcext:value-type="float">
            <text:p>0.9836</text:p>
          </table:table-cell>
          <table:table-cell table:style-name="Default" table:formula="of:=[.C71]*[.B72]" office:value-type="float" office:value="1.57864451777634" calcext:value-type="float">
            <text:p>1.57864451777634</text:p>
          </table:table-cell>
          <table:table-cell table:formula="of:=IF([.D71]&gt;1; [.D71]-1+[.B72]; [.D71]*[.B72])" office:value-type="float" office:value="1.53071036981595" calcext:value-type="float">
            <text:p>1.530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6" calcext:value-type="date">
            <text:p>26/09/2021</text:p>
          </table:table-cell>
          <table:table-cell table:formula="of:=1-0.014" office:value-type="float" office:value="0.986" calcext:value-type="float">
            <text:p>0.986</text:p>
          </table:table-cell>
          <table:table-cell table:style-name="Default" table:formula="of:=[.C72]*[.B73]" office:value-type="float" office:value="1.55654349452747" calcext:value-type="float">
            <text:p>1.55654349452747</text:p>
          </table:table-cell>
          <table:table-cell table:formula="of:=IF([.D72]&gt;1; [.D72]-1+[.B73]; [.D72]*[.B73])" office:value-type="float" office:value="1.51671036981595" calcext:value-type="float">
            <text:p>1.516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7" calcext:value-type="date">
            <text:p>27/09/2021</text:p>
          </table:table-cell>
          <table:table-cell table:formula="of:=1-0.0485" office:value-type="float" office:value="0.9515" calcext:value-type="float">
            <text:p>0.9515</text:p>
          </table:table-cell>
          <table:table-cell table:style-name="Default" table:formula="of:=[.C73]*[.B74]" office:value-type="float" office:value="1.48105113504289" calcext:value-type="float">
            <text:p>1.48105113504289</text:p>
          </table:table-cell>
          <table:table-cell table:formula="of:=IF([.D73]&gt;1; [.D73]-1+[.B74]; [.D73]*[.B74])" office:value-type="float" office:value="1.46821036981595" calcext:value-type="float">
            <text:p>1.468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8" calcext:value-type="date">
            <text:p>28/09/2021</text:p>
          </table:table-cell>
          <table:table-cell table:formula="of:=1-0.0151" office:value-type="float" office:value="0.9849" calcext:value-type="float">
            <text:p>0.9849</text:p>
          </table:table-cell>
          <table:table-cell table:style-name="Default" table:formula="of:=[.C74]*[.B75]" office:value-type="float" office:value="1.45868726290374" calcext:value-type="float">
            <text:p>1.45868726290374</text:p>
          </table:table-cell>
          <table:table-cell table:formula="of:=IF([.D74]&gt;1; [.D74]-1+[.B75]; [.D74]*[.B75])" office:value-type="float" office:value="1.45311036981595" calcext:value-type="float">
            <text:p>1.453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9" calcext:value-type="date">
            <text:p>29/09/2021</text:p>
          </table:table-cell>
          <table:table-cell table:formula="of:=1-0.0167" office:value-type="float" office:value="0.9833" calcext:value-type="float">
            <text:p>0.9833</text:p>
          </table:table-cell>
          <table:table-cell table:style-name="Default" table:formula="of:=[.C75]*[.B76]" office:value-type="float" office:value="1.43432718561325" calcext:value-type="float">
            <text:p>1.43432718561325</text:p>
          </table:table-cell>
          <table:table-cell table:formula="of:=IF([.D75]&gt;1; [.D75]-1+[.B76]; [.D75]*[.B76])" office:value-type="float" office:value="1.43641036981595" calcext:value-type="float">
            <text:p>1.436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30" calcext:value-type="date">
            <text:p>30/09/2021</text:p>
          </table:table-cell>
          <table:table-cell office:value-type="float" office:value="1.0514" calcext:value-type="float">
            <text:p>1.0514</text:p>
          </table:table-cell>
          <table:table-cell table:style-name="Default" table:formula="of:=[.C76]*[.B77]" office:value-type="float" office:value="1.50805160295377" calcext:value-type="float">
            <text:p>1.50805160295377</text:p>
          </table:table-cell>
          <table:table-cell table:formula="of:=IF([.D76]&gt;1; [.D76]-1+[.B77]; [.D76]*[.B77])" office:value-type="float" office:value="1.48781036981595" calcext:value-type="float">
            <text:p>1.487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1" calcext:value-type="date">
            <text:p>01/10/2021</text:p>
          </table:table-cell>
          <table:table-cell office:value-type="float" office:value="1.0769" calcext:value-type="float">
            <text:p>1.0769</text:p>
          </table:table-cell>
          <table:table-cell table:style-name="Default" table:formula="of:=[.C77]*[.B78]" office:value-type="float" office:value="1.62402077122091" calcext:value-type="float">
            <text:p>1.62402077122091</text:p>
          </table:table-cell>
          <table:table-cell table:formula="of:=IF([.D77]&gt;1; [.D77]-1+[.B78]; [.D77]*[.B78])" office:value-type="float" office:value="1.56471036981595" calcext:value-type="float">
            <text:p>1.564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2" calcext:value-type="date">
            <text:p>02/10/2021</text:p>
          </table:table-cell>
          <table:table-cell office:value-type="float" office:value="1.0132" calcext:value-type="float">
            <text:p>1.0132</text:p>
          </table:table-cell>
          <table:table-cell table:style-name="Default" table:formula="of:=[.C78]*[.B79]" office:value-type="float" office:value="1.64545784540103" calcext:value-type="float">
            <text:p>1.64545784540103</text:p>
          </table:table-cell>
          <table:table-cell table:formula="of:=IF([.D78]&gt;1; [.D78]-1+[.B79]; [.D78]*[.B79])" office:value-type="float" office:value="1.57791036981595" calcext:value-type="float">
            <text:p>1.577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3" calcext:value-type="date">
            <text:p>03/10/2021</text:p>
          </table:table-cell>
          <table:table-cell office:value-type="float" office:value="1.0077" calcext:value-type="float">
            <text:p>1.0077</text:p>
          </table:table-cell>
          <table:table-cell table:style-name="Default" table:formula="of:=[.C79]*[.B80]" office:value-type="float" office:value="1.65812787081062" calcext:value-type="float">
            <text:p>1.65812787081062</text:p>
          </table:table-cell>
          <table:table-cell table:formula="of:=IF([.D79]&gt;1; [.D79]-1+[.B80]; [.D79]*[.B80])" office:value-type="float" office:value="1.58561036981595" calcext:value-type="float">
            <text:p>1.585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4" calcext:value-type="date">
            <text:p>04/10/2021</text:p>
          </table:table-cell>
          <table:table-cell table:formula="of:=1-0.0091" office:value-type="float" office:value="0.9909" calcext:value-type="float">
            <text:p>0.9909</text:p>
          </table:table-cell>
          <table:table-cell table:style-name="Default" table:formula="of:=[.C80]*[.B81]" office:value-type="float" office:value="1.64303890718624" calcext:value-type="float">
            <text:p>1.64303890718624</text:p>
          </table:table-cell>
          <table:table-cell table:formula="of:=IF([.D80]&gt;1; [.D80]-1+[.B81]; [.D80]*[.B81])" office:value-type="float" office:value="1.57651036981595" calcext:value-type="float">
            <text:p>1.576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5" calcext:value-type="date">
            <text:p>05/10/2021</text:p>
          </table:table-cell>
          <table:table-cell office:value-type="float" office:value="1.0464" calcext:value-type="float">
            <text:p>1.0464</text:p>
          </table:table-cell>
          <table:table-cell table:style-name="Default" table:formula="of:=[.C81]*[.B82]" office:value-type="float" office:value="1.71927591247968" calcext:value-type="float">
            <text:p>1.71927591247968</text:p>
          </table:table-cell>
          <table:table-cell table:formula="of:=IF([.D81]&gt;1; [.D81]-1+[.B82]; [.D81]*[.B82])" office:value-type="float" office:value="1.62291036981595" calcext:value-type="float">
            <text:p>1.622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6" calcext:value-type="date">
            <text:p>06/10/2021</text:p>
          </table:table-cell>
          <table:table-cell office:value-type="float" office:value="1.0246" calcext:value-type="float">
            <text:p>1.0246</text:p>
          </table:table-cell>
          <table:table-cell table:style-name="Default" table:formula="of:=[.C82]*[.B83]" office:value-type="float" office:value="1.76157009992668" calcext:value-type="float">
            <text:p>1.76157009992668</text:p>
          </table:table-cell>
          <table:table-cell table:formula="of:=IF([.D82]&gt;1; [.D82]-1+[.B83]; [.D82]*[.B83])" office:value-type="float" office:value="1.64751036981595" calcext:value-type="float">
            <text:p>1.647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7" calcext:value-type="date">
            <text:p>07/10/2021</text:p>
          </table:table-cell>
          <table:table-cell office:value-type="float" office:value="1.0067" calcext:value-type="float">
            <text:p>1.0067</text:p>
          </table:table-cell>
          <table:table-cell table:style-name="Default" table:formula="of:=[.C83]*[.B84]" office:value-type="float" office:value="1.77337261959619" calcext:value-type="float">
            <text:p>1.77337261959619</text:p>
          </table:table-cell>
          <table:table-cell table:formula="of:=IF([.D83]&gt;1; [.D83]-1+[.B84]; [.D83]*[.B84])" office:value-type="float" office:value="1.65421036981595" calcext:value-type="float">
            <text:p>1.654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8" calcext:value-type="date">
            <text:p>08/10/2021</text:p>
          </table:table-cell>
          <table:table-cell office:value-type="float" office:value="1.004" calcext:value-type="float">
            <text:p>1.004</text:p>
          </table:table-cell>
          <table:table-cell table:style-name="Default" table:formula="of:=[.C84]*[.B85]" office:value-type="float" office:value="1.78046611007457" calcext:value-type="float">
            <text:p>1.78046611007457</text:p>
          </table:table-cell>
          <table:table-cell table:formula="of:=IF([.D84]&gt;1; [.D84]-1+[.B85]; [.D84]*[.B85])" office:value-type="float" office:value="1.65821036981595" calcext:value-type="float">
            <text:p>1.658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9" calcext:value-type="date">
            <text:p>09/10/2021</text:p>
          </table:table-cell>
          <table:table-cell office:value-type="float" office:value="1.0069" calcext:value-type="float">
            <text:p>1.0069</text:p>
          </table:table-cell>
          <table:table-cell table:style-name="Default" table:formula="of:=[.C85]*[.B86]" office:value-type="float" office:value="1.79275132623409" calcext:value-type="float">
            <text:p>1.79275132623409</text:p>
          </table:table-cell>
          <table:table-cell table:formula="of:=IF([.D85]&gt;1; [.D85]-1+[.B86]; [.D85]*[.B86])" office:value-type="float" office:value="1.66511036981595" calcext:value-type="float">
            <text:p>1.665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0" calcext:value-type="date">
            <text:p>10/10/2021</text:p>
          </table:table-cell>
          <table:table-cell table:formula="of:=1-0.0468" office:value-type="float" office:value="0.9532" calcext:value-type="float">
            <text:p>0.9532</text:p>
          </table:table-cell>
          <table:table-cell table:style-name="Default" table:formula="of:=[.C86]*[.B87]" office:value-type="float" office:value="1.70885056416633" calcext:value-type="float">
            <text:p>1.70885056416633</text:p>
          </table:table-cell>
          <table:table-cell table:formula="of:=IF([.D86]&gt;1; [.D86]-1+[.B87]; [.D86]*[.B87])" office:value-type="float" office:value="1.61831036981595" calcext:value-type="float">
            <text:p>1.618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1" calcext:value-type="date">
            <text:p>11/10/2021</text:p>
          </table:table-cell>
          <table:table-cell office:value-type="float" office:value="1.0079" calcext:value-type="float">
            <text:p>1.0079</text:p>
          </table:table-cell>
          <table:table-cell table:style-name="Default" table:formula="of:=[.C87]*[.B88]" office:value-type="float" office:value="1.72235048362325" calcext:value-type="float">
            <text:p>1.72235048362325</text:p>
          </table:table-cell>
          <table:table-cell table:formula="of:=IF([.D87]&gt;1; [.D87]-1+[.B88]; [.D87]*[.B88])" office:value-type="float" office:value="1.62621036981595" calcext:value-type="float">
            <text:p>1.626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2" calcext:value-type="date">
            <text:p>12/10/2021</text:p>
          </table:table-cell>
          <table:table-cell table:formula="of:=1-0.0199" office:value-type="float" office:value="0.9801" calcext:value-type="float">
            <text:p>0.9801</text:p>
          </table:table-cell>
          <table:table-cell table:style-name="Default" table:formula="of:=[.C88]*[.B89]" office:value-type="float" office:value="1.68807570899915" calcext:value-type="float">
            <text:p>1.68807570899915</text:p>
          </table:table-cell>
          <table:table-cell table:formula="of:=IF([.D88]&gt;1; [.D88]-1+[.B89]; [.D88]*[.B89])" office:value-type="float" office:value="1.60631036981595" calcext:value-type="float">
            <text:p>1.606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3" calcext:value-type="date">
            <text:p>13/10/2021</text:p>
          </table:table-cell>
          <table:table-cell table:style-name="ce25" office:value-type="float" office:value="1.0308" calcext:value-type="float">
            <text:p>1.0308</text:p>
          </table:table-cell>
          <table:table-cell table:style-name="Default" table:formula="of:=[.C89]*[.B90]" office:value-type="float" office:value="1.74006844083632" calcext:value-type="float">
            <text:p>1.74006844083632</text:p>
          </table:table-cell>
          <table:table-cell table:formula="of:=IF([.D89]&gt;1; [.D89]-1+[.B90]; [.D89]*[.B90])" office:value-type="float" office:value="1.63711036981595" calcext:value-type="float">
            <text:p>1.637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4" calcext:value-type="date">
            <text:p>14/10/2021</text:p>
          </table:table-cell>
          <table:table-cell table:style-name="ce16" office:value-type="float" office:value="1.0153" calcext:value-type="float">
            <text:p>1.0153</text:p>
          </table:table-cell>
          <table:table-cell table:style-name="Default" table:formula="of:=[.C90]*[.B91]" office:value-type="float" office:value="1.76669148798111" calcext:value-type="float">
            <text:p>1.76669148798111</text:p>
          </table:table-cell>
          <table:table-cell table:formula="of:=IF([.D90]&gt;1; [.D90]-1+[.B91]; [.D90]*[.B91])" office:value-type="float" office:value="1.65241036981595" calcext:value-type="float">
            <text:p>1.652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5" calcext:value-type="date">
            <text:p>15/10/2021</text:p>
          </table:table-cell>
          <table:table-cell table:style-name="ce16" table:formula="of:=1-0.0099" office:value-type="float" office:value="0.9901" calcext:value-type="float">
            <text:p>0.9901</text:p>
          </table:table-cell>
          <table:table-cell table:style-name="Default" table:formula="of:=[.C91]*[.B92]" office:value-type="float" office:value="1.7492012422501" calcext:value-type="float">
            <text:p>1.7492012422501</text:p>
          </table:table-cell>
          <table:table-cell table:formula="of:=IF([.D91]&gt;1; [.D91]-1+[.B92]; [.D91]*[.B92])" office:value-type="float" office:value="1.64251036981595" calcext:value-type="float">
            <text:p>1.642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6" calcext:value-type="date">
            <text:p>16/10/2021</text:p>
          </table:table-cell>
          <table:table-cell table:style-name="ce16" office:value-type="float" office:value="1.01" calcext:value-type="float">
            <text:p>1.01</text:p>
          </table:table-cell>
          <table:table-cell table:style-name="Default" table:formula="of:=[.C92]*[.B93]" office:value-type="float" office:value="1.7666932546726" calcext:value-type="float">
            <text:p>1.7666932546726</text:p>
          </table:table-cell>
          <table:table-cell table:formula="of:=IF([.D92]&gt;1; [.D92]-1+[.B93]; [.D92]*[.B93])" office:value-type="float" office:value="1.65251036981595" calcext:value-type="float">
            <text:p>1.652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7" calcext:value-type="date">
            <text:p>17/10/2021</text:p>
          </table:table-cell>
          <table:table-cell table:style-name="ce16" table:formula="of:=1-0.0054" office:value-type="float" office:value="0.9946" calcext:value-type="float">
            <text:p>0.9946</text:p>
          </table:table-cell>
          <table:table-cell table:style-name="Default" table:formula="of:=[.C93]*[.B94]" office:value-type="float" office:value="1.75715311109737" calcext:value-type="float">
            <text:p>1.75715311109737</text:p>
          </table:table-cell>
          <table:table-cell table:formula="of:=IF([.D93]&gt;1; [.D93]-1+[.B94]; [.D93]*[.B94])" office:value-type="float" office:value="1.64711036981595" calcext:value-type="float">
            <text:p>1.647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8" calcext:value-type="date">
            <text:p>18/10/2021</text:p>
          </table:table-cell>
          <table:table-cell table:style-name="ce16" office:value-type="float" office:value="1.0077" calcext:value-type="float">
            <text:p>1.0077</text:p>
          </table:table-cell>
          <table:table-cell table:style-name="Default" table:formula="of:=[.C94]*[.B95]" office:value-type="float" office:value="1.77068319005282" calcext:value-type="float">
            <text:p>1.77068319005282</text:p>
          </table:table-cell>
          <table:table-cell table:formula="of:=IF([.D94]&gt;1; [.D94]-1+[.B95]; [.D94]*[.B95])" office:value-type="float" office:value="1.65481036981595" calcext:value-type="float">
            <text:p>1.654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9" calcext:value-type="date">
            <text:p>19/10/2021</text:p>
          </table:table-cell>
          <table:table-cell table:style-name="ce16" office:value-type="float" office:value="1.0142" calcext:value-type="float">
            <text:p>1.0142</text:p>
          </table:table-cell>
          <table:table-cell table:style-name="Default" table:formula="of:=[.C95]*[.B96]" office:value-type="float" office:value="1.79582689135157" calcext:value-type="float">
            <text:p>1.79582689135157</text:p>
          </table:table-cell>
          <table:table-cell table:formula="of:=IF([.D95]&gt;1; [.D95]-1+[.B96]; [.D95]*[.B96])" office:value-type="float" office:value="1.66901036981595" calcext:value-type="float">
            <text:p>1.669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0" calcext:value-type="date">
            <text:p>20/10/2021</text:p>
          </table:table-cell>
          <table:table-cell table:style-name="ce16" office:value-type="float" office:value="1.0421" calcext:value-type="float">
            <text:p>1.0421</text:p>
          </table:table-cell>
          <table:table-cell table:style-name="Default" table:formula="of:=[.C96]*[.B97]" office:value-type="float" office:value="1.87143120347747" calcext:value-type="float">
            <text:p>1.87143120347747</text:p>
          </table:table-cell>
          <table:table-cell table:formula="of:=IF([.D96]&gt;1; [.D96]-1+[.B97]; [.D96]*[.B97])" office:value-type="float" office:value="1.71111036981595" calcext:value-type="float">
            <text:p>1.711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1" calcext:value-type="date">
            <text:p>21/10/2021</text:p>
          </table:table-cell>
          <table:table-cell table:style-name="ce16" table:formula="of:=1-0.0267" office:value-type="float" office:value="0.9733" calcext:value-type="float">
            <text:p>0.9733</text:p>
          </table:table-cell>
          <table:table-cell table:style-name="Default" table:formula="of:=[.C97]*[.B98]" office:value-type="float" office:value="1.82146399034462" calcext:value-type="float">
            <text:p>1.82146399034462</text:p>
          </table:table-cell>
          <table:table-cell table:formula="of:=IF([.D97]&gt;1; [.D97]-1+[.B98]; [.D97]*[.B98])" office:value-type="float" office:value="1.68441036981595" calcext:value-type="float">
            <text:p>1.684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2" calcext:value-type="date">
            <text:p>22/10/2021</text:p>
          </table:table-cell>
          <table:table-cell table:style-name="ce16" office:value-type="float" office:value="1.0158" calcext:value-type="float">
            <text:p>1.0158</text:p>
          </table:table-cell>
          <table:table-cell table:style-name="Default" table:formula="of:=[.C98]*[.B99]" office:value-type="float" office:value="1.85024312139207" calcext:value-type="float">
            <text:p>1.85024312139207</text:p>
          </table:table-cell>
          <table:table-cell table:formula="of:=IF([.D98]&gt;1; [.D98]-1+[.B99]; [.D98]*[.B99])" office:value-type="float" office:value="1.70021036981595" calcext:value-type="float">
            <text:p>1.700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3" calcext:value-type="date">
            <text:p>23/10/2021</text:p>
          </table:table-cell>
          <table:table-cell table:style-name="ce16" office:value-type="float" office:value="1.0101" calcext:value-type="float">
            <text:p>1.0101</text:p>
          </table:table-cell>
          <table:table-cell table:style-name="Default" table:formula="of:=[.C99]*[.B100]" office:value-type="float" office:value="1.86893057691813" calcext:value-type="float">
            <text:p>1.86893057691813</text:p>
          </table:table-cell>
          <table:table-cell table:formula="of:=IF([.D99]&gt;1; [.D99]-1+[.B100]; [.D99]*[.B100])" office:value-type="float" office:value="1.71031036981595" calcext:value-type="float">
            <text:p>1.710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4" calcext:value-type="date">
            <text:p>24/10/2021</text:p>
          </table:table-cell>
          <table:table-cell table:style-name="ce16" table:formula="of:=1-0.0004" office:value-type="float" office:value="0.9996" calcext:value-type="float">
            <text:p>0.9996</text:p>
          </table:table-cell>
          <table:table-cell table:style-name="Default" table:formula="of:=[.C100]*[.B101]" office:value-type="float" office:value="1.86818300468736" calcext:value-type="float">
            <text:p>1.86818300468736</text:p>
          </table:table-cell>
          <table:table-cell table:formula="of:=IF([.D100]&gt;1; [.D100]-1+[.B101]; [.D100]*[.B101])" office:value-type="float" office:value="1.70991036981595" calcext:value-type="float">
            <text:p>1.709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5" calcext:value-type="date">
            <text:p>25/10/2021</text:p>
          </table:table-cell>
          <table:table-cell table:style-name="ce16" office:value-type="float" office:value="1.0113" calcext:value-type="float">
            <text:p>1.0113</text:p>
          </table:table-cell>
          <table:table-cell table:style-name="Default" table:formula="of:=[.C101]*[.B102]" office:value-type="float" office:value="1.88929347264033" calcext:value-type="float">
            <text:p>1.88929347264033</text:p>
          </table:table-cell>
          <table:table-cell table:formula="of:=IF([.D101]&gt;1; [.D101]-1+[.B102]; [.D101]*[.B102])" office:value-type="float" office:value="1.72121036981595" calcext:value-type="float">
            <text:p>1.721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6" calcext:value-type="date">
            <text:p>26/10/2021</text:p>
          </table:table-cell>
          <table:table-cell table:style-name="ce16" table:formula="of:=1-0.005" office:value-type="float" office:value="0.995" calcext:value-type="float">
            <text:p>0.995</text:p>
          </table:table-cell>
          <table:table-cell table:style-name="Default" table:formula="of:=[.C102]*[.B103]" office:value-type="float" office:value="1.87984700527713" calcext:value-type="float">
            <text:p>1.87984700527713</text:p>
          </table:table-cell>
          <table:table-cell table:formula="of:=IF([.D102]&gt;1; [.D102]-1+[.B103]; [.D102]*[.B103])" office:value-type="float" office:value="1.71621036981595" calcext:value-type="float">
            <text:p>1.716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7" calcext:value-type="date">
            <text:p>27/10/2021</text:p>
          </table:table-cell>
          <table:table-cell table:style-name="ce16" table:formula="of:=1-0.1041" office:value-type="float" office:value="0.8959" calcext:value-type="float">
            <text:p>0.8959</text:p>
          </table:table-cell>
          <table:table-cell table:style-name="Default" table:formula="of:=[.C103]*[.B104]" office:value-type="float" office:value="1.68415493202778" calcext:value-type="float">
            <text:p>1.68415493202778</text:p>
          </table:table-cell>
          <table:table-cell table:formula="of:=IF([.D103]&gt;1; [.D103]-1+[.B104]; [.D103]*[.B104])" office:value-type="float" office:value="1.61211036981595" calcext:value-type="float">
            <text:p>1.612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8" calcext:value-type="date">
            <text:p>28/10/2021</text:p>
          </table:table-cell>
          <table:table-cell table:style-name="ce16" office:value-type="float" office:value="1.0318" calcext:value-type="float">
            <text:p>1.0318</text:p>
          </table:table-cell>
          <table:table-cell table:style-name="Default" table:formula="of:=[.C104]*[.B105]" office:value-type="float" office:value="1.73771105886626" calcext:value-type="float">
            <text:p>1.73771105886626</text:p>
          </table:table-cell>
          <table:table-cell table:formula="of:=IF([.D104]&gt;1; [.D104]-1+[.B105]; [.D104]*[.B105])" office:value-type="float" office:value="1.64391036981595" calcext:value-type="float">
            <text:p>1.643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9" calcext:value-type="date">
            <text:p>29/10/2021</text:p>
          </table:table-cell>
          <table:table-cell table:style-name="ce16" office:value-type="float" office:value="1.0491" calcext:value-type="float">
            <text:p>1.0491</text:p>
          </table:table-cell>
          <table:table-cell table:style-name="Default" table:formula="of:=[.C105]*[.B106]" office:value-type="float" office:value="1.82303267185659" calcext:value-type="float">
            <text:p>1.82303267185659</text:p>
          </table:table-cell>
          <table:table-cell table:formula="of:=IF([.D105]&gt;1; [.D105]-1+[.B106]; [.D105]*[.B106])" office:value-type="float" office:value="1.69301036981595" calcext:value-type="float">
            <text:p>1.693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30" calcext:value-type="date">
            <text:p>30/10/2021</text:p>
          </table:table-cell>
          <table:table-cell table:style-name="ce16" office:value-type="float" office:value="1.0143" calcext:value-type="float">
            <text:p>1.0143</text:p>
          </table:table-cell>
          <table:table-cell table:style-name="Default" table:formula="of:=[.C106]*[.B107]" office:value-type="float" office:value="1.84910203906414" calcext:value-type="float">
            <text:p>1.84910203906414</text:p>
          </table:table-cell>
          <table:table-cell table:formula="of:=IF([.D106]&gt;1; [.D106]-1+[.B107]; [.D106]*[.B107])" office:value-type="float" office:value="1.70731036981595" calcext:value-type="float">
            <text:p>1.707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31" calcext:value-type="date">
            <text:p>31/10/2021</text:p>
          </table:table-cell>
          <table:table-cell table:style-name="ce16" office:value-type="float" office:value="1.0612" calcext:value-type="float">
            <text:p>1.0612</text:p>
          </table:table-cell>
          <table:table-cell table:style-name="Default" table:formula="of:=[.C107]*[.B108]" office:value-type="float" office:value="1.96226708385487" calcext:value-type="float">
            <text:p>1.96226708385487</text:p>
          </table:table-cell>
          <table:table-cell table:formula="of:=IF([.D107]&gt;1; [.D107]-1+[.B108]; [.D107]*[.B108])" office:value-type="float" office:value="1.76851036981595" calcext:value-type="float">
            <text:p>1.768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1" calcext:value-type="date">
            <text:p>01/11/2021</text:p>
          </table:table-cell>
          <table:table-cell table:style-name="ce16" office:value-type="float" office:value="1.0078" calcext:value-type="float">
            <text:p>1.0078</text:p>
          </table:table-cell>
          <table:table-cell table:style-name="Default" table:formula="of:=[.C108]*[.B109]" office:value-type="float" office:value="1.97757276710894" calcext:value-type="float">
            <text:p>1.97757276710894</text:p>
          </table:table-cell>
          <table:table-cell table:formula="of:=IF([.D108]&gt;1; [.D108]-1+[.B109]; [.D108]*[.B109])" office:value-type="float" office:value="1.77631036981595" calcext:value-type="float">
            <text:p>1.776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2" calcext:value-type="date">
            <text:p>02/11/2021</text:p>
          </table:table-cell>
          <table:table-cell table:style-name="ce16" office:value-type="float" office:value="1.0317" calcext:value-type="float">
            <text:p>1.0317</text:p>
          </table:table-cell>
          <table:table-cell table:style-name="Default" table:formula="of:=[.C109]*[.B110]" office:value-type="float" office:value="2.04026182382629" calcext:value-type="float">
            <text:p>2.04026182382629</text:p>
          </table:table-cell>
          <table:table-cell table:formula="of:=IF([.D109]&gt;1; [.D109]-1+[.B110]; [.D109]*[.B110])" office:value-type="float" office:value="1.80801036981595" calcext:value-type="float">
            <text:p>1.808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3" calcext:value-type="date">
            <text:p>03/11/2021</text:p>
          </table:table-cell>
          <table:table-cell table:style-name="ce16" table:formula="of:=1-0.0269" office:value-type="float" office:value="0.9731" calcext:value-type="float">
            <text:p>0.9731</text:p>
          </table:table-cell>
          <table:table-cell table:style-name="Default" table:formula="of:=[.C110]*[.B111]" office:value-type="float" office:value="1.98537878076536" calcext:value-type="float">
            <text:p>1.98537878076536</text:p>
          </table:table-cell>
          <table:table-cell table:formula="of:=IF([.D110]&gt;1; [.D110]-1+[.B111]; [.D110]*[.B111])" office:value-type="float" office:value="1.78111036981595" calcext:value-type="float">
            <text:p>1.781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4" calcext:value-type="date">
            <text:p>04/11/2021</text:p>
          </table:table-cell>
          <table:table-cell table:style-name="ce16" table:formula="of:=1-0.0094" office:value-type="float" office:value="0.9906" calcext:value-type="float">
            <text:p>0.9906</text:p>
          </table:table-cell>
          <table:table-cell table:style-name="Default" table:formula="of:=[.C111]*[.B112]" office:value-type="float" office:value="1.96671622022617" calcext:value-type="float">
            <text:p>1.96671622022617</text:p>
          </table:table-cell>
          <table:table-cell table:formula="of:=IF([.D111]&gt;1; [.D111]-1+[.B112]; [.D111]*[.B112])" office:value-type="float" office:value="1.77171036981595" calcext:value-type="float">
            <text:p>1.771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5" calcext:value-type="date">
            <text:p>05/11/2021</text:p>
          </table:table-cell>
          <table:table-cell table:style-name="ce16" table:formula="of:=1-0.0041" office:value-type="float" office:value="0.9959" calcext:value-type="float">
            <text:p>0.9959</text:p>
          </table:table-cell>
          <table:table-cell table:style-name="Default" table:formula="of:=[.C112]*[.B113]" office:value-type="float" office:value="1.95865268372324" calcext:value-type="float">
            <text:p>1.95865268372324</text:p>
          </table:table-cell>
          <table:table-cell table:formula="of:=IF([.D112]&gt;1; [.D112]-1+[.B113]; [.D112]*[.B113])" office:value-type="float" office:value="1.76761036981595" calcext:value-type="float">
            <text:p>1.767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6" calcext:value-type="date">
            <text:p>06/11/2021</text:p>
          </table:table-cell>
          <table:table-cell table:style-name="ce16" office:value-type="float" office:value="1.0078" calcext:value-type="float">
            <text:p>1.0078</text:p>
          </table:table-cell>
          <table:table-cell table:style-name="Default" table:formula="of:=[.C113]*[.B114]" office:value-type="float" office:value="1.97393017465628" calcext:value-type="float">
            <text:p>1.97393017465628</text:p>
          </table:table-cell>
          <table:table-cell table:formula="of:=IF([.D113]&gt;1; [.D113]-1+[.B114]; [.D113]*[.B114])" office:value-type="float" office:value="1.77541036981595" calcext:value-type="float">
            <text:p>1.775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7" calcext:value-type="date">
            <text:p>07/11/2021</text:p>
          </table:table-cell>
          <table:table-cell table:style-name="ce16" office:value-type="float" office:value="1.0098" calcext:value-type="float">
            <text:p>1.0098</text:p>
          </table:table-cell>
          <table:table-cell table:style-name="Default" table:formula="of:=[.C114]*[.B115]" office:value-type="float" office:value="1.99327469036791" calcext:value-type="float">
            <text:p>1.99327469036791</text:p>
          </table:table-cell>
          <table:table-cell table:formula="of:=IF([.D114]&gt;1; [.D114]-1+[.B115]; [.D114]*[.B115])" office:value-type="float" office:value="1.78521036981595" calcext:value-type="float">
            <text:p>1.785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8" calcext:value-type="date">
            <text:p>08/11/2021</text:p>
          </table:table-cell>
          <table:table-cell table:style-name="ce16" office:value-type="float" office:value="1.0049" calcext:value-type="float">
            <text:p>1.0049</text:p>
          </table:table-cell>
          <table:table-cell table:style-name="Default" table:formula="of:=[.C115]*[.B116]" office:value-type="float" office:value="2.00304173635072" calcext:value-type="float">
            <text:p>2.00304173635072</text:p>
          </table:table-cell>
          <table:table-cell table:formula="of:=IF([.D115]&gt;1; [.D115]-1+[.B116]; [.D115]*[.B116])" office:value-type="float" office:value="1.79011036981595" calcext:value-type="float">
            <text:p>1.790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9" calcext:value-type="date">
            <text:p>09/11/2021</text:p>
          </table:table-cell>
          <table:table-cell table:style-name="ce16" office:value-type="float" office:value="1.0013" calcext:value-type="float">
            <text:p>1.0013</text:p>
          </table:table-cell>
          <table:table-cell table:style-name="Default" table:formula="of:=[.C116]*[.B117]" office:value-type="float" office:value="2.00564569060797" calcext:value-type="float">
            <text:p>2.00564569060797</text:p>
          </table:table-cell>
          <table:table-cell table:formula="of:=IF([.D116]&gt;1; [.D116]-1+[.B117]; [.D116]*[.B117])" office:value-type="float" office:value="1.79141036981595" calcext:value-type="float">
            <text:p>1.791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0" calcext:value-type="date">
            <text:p>10/11/2021</text:p>
          </table:table-cell>
          <table:table-cell table:style-name="ce16" table:formula="of:=1-0.0609" office:value-type="float" office:value="0.9391" calcext:value-type="float">
            <text:p>0.9391</text:p>
          </table:table-cell>
          <table:table-cell table:style-name="Default" table:formula="of:=[.C117]*[.B118]" office:value-type="float" office:value="1.88350186804995" calcext:value-type="float">
            <text:p>1.88350186804995</text:p>
          </table:table-cell>
          <table:table-cell table:formula="of:=IF([.D117]&gt;1; [.D117]-1+[.B118]; [.D117]*[.B118])" office:value-type="float" office:value="1.73051036981595" calcext:value-type="float">
            <text:p>1.730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1" calcext:value-type="date">
            <text:p>11/11/2021</text:p>
          </table:table-cell>
          <table:table-cell table:style-name="ce16" office:value-type="float" office:value="1.0137" calcext:value-type="float">
            <text:p>1.0137</text:p>
          </table:table-cell>
          <table:table-cell table:style-name="Default" table:formula="of:=[.C118]*[.B119]" office:value-type="float" office:value="1.90930584364223" calcext:value-type="float">
            <text:p>1.90930584364223</text:p>
          </table:table-cell>
          <table:table-cell table:formula="of:=IF([.D118]&gt;1; [.D118]-1+[.B119]; [.D118]*[.B119])" office:value-type="float" office:value="1.74421036981595" calcext:value-type="float">
            <text:p>1.744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2" calcext:value-type="date">
            <text:p>12/11/2021</text:p>
          </table:table-cell>
          <table:table-cell table:style-name="ce16" office:value-type="float" office:value="1.0138" calcext:value-type="float">
            <text:p>1.0138</text:p>
          </table:table-cell>
          <table:table-cell table:style-name="Default" table:formula="of:=[.C119]*[.B120]" office:value-type="float" office:value="1.93565426428449" calcext:value-type="float">
            <text:p>1.93565426428449</text:p>
          </table:table-cell>
          <table:table-cell table:formula="of:=IF([.D119]&gt;1; [.D119]-1+[.B120]; [.D119]*[.B120])" office:value-type="float" office:value="1.75801036981595" calcext:value-type="float">
            <text:p>1.758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3" calcext:value-type="date">
            <text:p>13/11/2021</text:p>
          </table:table-cell>
          <table:table-cell table:style-name="ce16" table:formula="of:=1-0.0007" office:value-type="float" office:value="0.9993" calcext:value-type="float">
            <text:p>0.9993</text:p>
          </table:table-cell>
          <table:table-cell table:style-name="Default" table:formula="of:=[.C120]*[.B121]" office:value-type="float" office:value="1.9342993062995" calcext:value-type="float">
            <text:p>1.9342993062995</text:p>
          </table:table-cell>
          <table:table-cell table:formula="of:=IF([.D120]&gt;1; [.D120]-1+[.B121]; [.D120]*[.B121])" office:value-type="float" office:value="1.75731036981595" calcext:value-type="float">
            <text:p>1.757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4" calcext:value-type="date">
            <text:p>14/11/2021</text:p>
          </table:table-cell>
          <table:table-cell table:style-name="ce16" office:value-type="float" office:value="1.0075" calcext:value-type="float">
            <text:p>1.0075</text:p>
          </table:table-cell>
          <table:table-cell table:style-name="Default" table:formula="of:=[.C121]*[.B122]" office:value-type="float" office:value="1.94880655109674" calcext:value-type="float">
            <text:p>1.94880655109674</text:p>
          </table:table-cell>
          <table:table-cell table:formula="of:=IF([.D121]&gt;1; [.D121]-1+[.B122]; [.D121]*[.B122])" office:value-type="float" office:value="1.76481036981595" calcext:value-type="float">
            <text:p>1.764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5" calcext:value-type="date">
            <text:p>15/11/2021</text:p>
          </table:table-cell>
          <table:table-cell table:style-name="ce16" office:value-type="float" office:value="1.0083" calcext:value-type="float">
            <text:p>1.0083</text:p>
          </table:table-cell>
          <table:table-cell table:style-name="Default" table:formula="of:=[.C122]*[.B123]" office:value-type="float" office:value="1.96498164547084" calcext:value-type="float">
            <text:p>1.96498164547084</text:p>
          </table:table-cell>
          <table:table-cell table:formula="of:=IF([.D122]&gt;1; [.D122]-1+[.B123]; [.D122]*[.B123])" office:value-type="float" office:value="1.77311036981595" calcext:value-type="float">
            <text:p>1.773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6" calcext:value-type="date">
            <text:p>16/11/2021</text:p>
          </table:table-cell>
          <table:table-cell table:style-name="ce16" table:formula="of:=1-0.0687" office:value-type="float" office:value="0.9313" calcext:value-type="float">
            <text:p>0.9313</text:p>
          </table:table-cell>
          <table:table-cell table:style-name="Default" table:formula="of:=[.C123]*[.B124]" office:value-type="float" office:value="1.829987406427" calcext:value-type="float">
            <text:p>1.829987406427</text:p>
          </table:table-cell>
          <table:table-cell table:formula="of:=IF([.D123]&gt;1; [.D123]-1+[.B124]; [.D123]*[.B124])" office:value-type="float" office:value="1.70441036981595" calcext:value-type="float">
            <text:p>1.704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7" calcext:value-type="date">
            <text:p>17/11/2021</text:p>
          </table:table-cell>
          <table:table-cell table:style-name="ce16" office:value-type="float" office:value="1.0161" calcext:value-type="float">
            <text:p>1.0161</text:p>
          </table:table-cell>
          <table:table-cell table:style-name="Default" table:formula="of:=[.C124]*[.B125]" office:value-type="float" office:value="1.85945020367047" calcext:value-type="float">
            <text:p>1.85945020367047</text:p>
          </table:table-cell>
          <table:table-cell table:formula="of:=IF([.D124]&gt;1; [.D124]-1+[.B125]; [.D124]*[.B125])" office:value-type="float" office:value="1.72051036981595" calcext:value-type="float">
            <text:p>1.720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8" calcext:value-type="date">
            <text:p>18/11/2021</text:p>
          </table:table-cell>
          <table:table-cell table:style-name="ce16" table:formula="of:=1-0.0785" office:value-type="float" office:value="0.9215" calcext:value-type="float">
            <text:p>0.9215</text:p>
          </table:table-cell>
          <table:table-cell table:style-name="Default" table:formula="of:=[.C125]*[.B126]" office:value-type="float" office:value="1.71348336268234" calcext:value-type="float">
            <text:p>1.71348336268234</text:p>
          </table:table-cell>
          <table:table-cell table:formula="of:=IF([.D125]&gt;1; [.D125]-1+[.B126]; [.D125]*[.B126])" office:value-type="float" office:value="1.64201036981595" calcext:value-type="float">
            <text:p>1.642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9" calcext:value-type="date">
            <text:p>19/11/2021</text:p>
          </table:table-cell>
          <table:table-cell table:style-name="ce16" office:value-type="float" office:value="1.0569" calcext:value-type="float">
            <text:p>1.0569</text:p>
          </table:table-cell>
          <table:table-cell table:style-name="Default" table:formula="of:=[.C126]*[.B127]" office:value-type="float" office:value="1.81098056601897" calcext:value-type="float">
            <text:p>1.81098056601897</text:p>
          </table:table-cell>
          <table:table-cell table:formula="of:=IF([.D126]&gt;1; [.D126]-1+[.B127]; [.D126]*[.B127])" office:value-type="float" office:value="1.69891036981595" calcext:value-type="float">
            <text:p>1.698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0" calcext:value-type="date">
            <text:p>20/11/2021</text:p>
          </table:table-cell>
          <table:table-cell table:style-name="ce16" office:value-type="float" office:value="1.0903" calcext:value-type="float">
            <text:p>1.0903</text:p>
          </table:table-cell>
          <table:table-cell table:style-name="Default" table:formula="of:=[.C127]*[.B128]" office:value-type="float" office:value="1.97451211113048" calcext:value-type="float">
            <text:p>1.97451211113048</text:p>
          </table:table-cell>
          <table:table-cell table:formula="of:=IF([.D127]&gt;1; [.D127]-1+[.B128]; [.D127]*[.B128])" office:value-type="float" office:value="1.78921036981595" calcext:value-type="float">
            <text:p>1.789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1" calcext:value-type="date">
            <text:p>21/11/2021</text:p>
          </table:table-cell>
          <table:table-cell table:style-name="ce16" office:value-type="float" office:value="1.0055" calcext:value-type="float">
            <text:p>1.0055</text:p>
          </table:table-cell>
          <table:table-cell table:style-name="Default" table:formula="of:=[.C128]*[.B129]" office:value-type="float" office:value="1.9853719277417" calcext:value-type="float">
            <text:p>1.9853719277417</text:p>
          </table:table-cell>
          <table:table-cell table:formula="of:=IF([.D128]&gt;1; [.D128]-1+[.B129]; [.D128]*[.B129])" office:value-type="float" office:value="1.79471036981595" calcext:value-type="float">
            <text:p>1.794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2" calcext:value-type="date">
            <text:p>22/11/2021</text:p>
          </table:table-cell>
          <table:table-cell table:style-name="ce16" table:formula="of:=1-0.0192" office:value-type="float" office:value="0.9808" calcext:value-type="float">
            <text:p>0.9808</text:p>
          </table:table-cell>
          <table:table-cell table:style-name="Default" table:formula="of:=[.C129]*[.B130]" office:value-type="float" office:value="1.94725278672906" calcext:value-type="float">
            <text:p>1.94725278672906</text:p>
          </table:table-cell>
          <table:table-cell table:formula="of:=IF([.D129]&gt;1; [.D129]-1+[.B130]; [.D129]*[.B130])" office:value-type="float" office:value="1.77551036981595" calcext:value-type="float">
            <text:p>1.775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3" calcext:value-type="date">
            <text:p>23/11/2021</text:p>
          </table:table-cell>
          <table:table-cell table:style-name="ce16" office:value-type="float" office:value="1.0229" calcext:value-type="float">
            <text:p>1.0229</text:p>
          </table:table-cell>
          <table:table-cell table:style-name="Default" table:formula="of:=[.C130]*[.B131]" office:value-type="float" office:value="1.99184487554515" calcext:value-type="float">
            <text:p>1.99184487554515</text:p>
          </table:table-cell>
          <table:table-cell table:formula="of:=IF([.D130]&gt;1; [.D130]-1+[.B131]; [.D130]*[.B131])" office:value-type="float" office:value="1.79841036981595" calcext:value-type="float">
            <text:p>1.798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4" calcext:value-type="date">
            <text:p>24/11/2021</text:p>
          </table:table-cell>
          <table:table-cell table:style-name="ce16" table:formula="of:=1-0.0205" office:value-type="float" office:value="0.9795" calcext:value-type="float">
            <text:p>0.9795</text:p>
          </table:table-cell>
          <table:table-cell table:style-name="Default" table:formula="of:=[.C131]*[.B132]" office:value-type="float" office:value="1.95101205559648" calcext:value-type="float">
            <text:p>1.95101205559648</text:p>
          </table:table-cell>
          <table:table-cell table:formula="of:=IF([.D131]&gt;1; [.D131]-1+[.B132]; [.D131]*[.B132])" office:value-type="float" office:value="1.77791036981595" calcext:value-type="float">
            <text:p>1.777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5" calcext:value-type="date">
            <text:p>25/11/2021</text:p>
          </table:table-cell>
          <table:table-cell table:style-name="ce16" office:value-type="float" office:value="1.0702" calcext:value-type="float">
            <text:p>1.0702</text:p>
          </table:table-cell>
          <table:table-cell table:style-name="Default" table:formula="of:=[.C132]*[.B133]" office:value-type="float" office:value="2.08797310189935" calcext:value-type="float">
            <text:p>2.08797310189935</text:p>
          </table:table-cell>
          <table:table-cell table:formula="of:=IF([.D132]&gt;1; [.D132]-1+[.B133]; [.D132]*[.B133])" office:value-type="float" office:value="1.84811036981595" calcext:value-type="float">
            <text:p>1.848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6" calcext:value-type="date">
            <text:p>26/11/2021</text:p>
          </table:table-cell>
          <table:table-cell table:style-name="ce16" table:formula="of:=1-0.0878" office:value-type="float" office:value="0.9122" calcext:value-type="float">
            <text:p>0.9122</text:p>
          </table:table-cell>
          <table:table-cell table:style-name="Default" table:formula="of:=[.C133]*[.B134]" office:value-type="float" office:value="1.90464906355258" calcext:value-type="float">
            <text:p>1.90464906355258</text:p>
          </table:table-cell>
          <table:table-cell table:formula="of:=IF([.D133]&gt;1; [.D133]-1+[.B134]; [.D133]*[.B134])" office:value-type="float" office:value="1.76031036981595" calcext:value-type="float">
            <text:p>1.760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7" calcext:value-type="date">
            <text:p>27/11/2021</text:p>
          </table:table-cell>
          <table:table-cell table:style-name="ce16" office:value-type="float" office:value="1.0064" calcext:value-type="float">
            <text:p>1.0064</text:p>
          </table:table-cell>
          <table:table-cell table:style-name="Default" table:formula="of:=[.C134]*[.B135]" office:value-type="float" office:value="1.91683881755932" calcext:value-type="float">
            <text:p>1.91683881755932</text:p>
          </table:table-cell>
          <table:table-cell table:formula="of:=IF([.D134]&gt;1; [.D134]-1+[.B135]; [.D134]*[.B135])" office:value-type="float" office:value="1.76671036981595" calcext:value-type="float">
            <text:p>1.766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8" calcext:value-type="date">
            <text:p>28/11/2021</text:p>
          </table:table-cell>
          <table:table-cell table:style-name="ce16" table:formula="of:=1-0.0034" office:value-type="float" office:value="0.9966" calcext:value-type="float">
            <text:p>0.9966</text:p>
          </table:table-cell>
          <table:table-cell table:style-name="Default" table:formula="of:=[.C135]*[.B136]" office:value-type="float" office:value="1.91032156557962" calcext:value-type="float">
            <text:p>1.91032156557962</text:p>
          </table:table-cell>
          <table:table-cell table:formula="of:=IF([.D135]&gt;1; [.D135]-1+[.B136]; [.D135]*[.B136])" office:value-type="float" office:value="1.76331036981595" calcext:value-type="float">
            <text:p>1.763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9" calcext:value-type="date">
            <text:p>29/11/2021</text:p>
          </table:table-cell>
          <table:table-cell table:style-name="ce16" office:value-type="float" office:value="1.0036" calcext:value-type="float">
            <text:p>1.0036</text:p>
          </table:table-cell>
          <table:table-cell table:style-name="Default" table:formula="of:=[.C136]*[.B137]" office:value-type="float" office:value="1.91719872321571" calcext:value-type="float">
            <text:p>1.91719872321571</text:p>
          </table:table-cell>
          <table:table-cell table:formula="of:=IF([.D136]&gt;1; [.D136]-1+[.B137]; [.D136]*[.B137])" office:value-type="float" office:value="1.76691036981595" calcext:value-type="float">
            <text:p>1.766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30" calcext:value-type="date">
            <text:p>30/11/2021</text:p>
          </table:table-cell>
          <table:table-cell table:style-name="ce16" table:formula="of:=1-0.019" office:value-type="float" office:value="0.981" calcext:value-type="float">
            <text:p>0.981</text:p>
          </table:table-cell>
          <table:table-cell table:style-name="Default" table:formula="of:=[.C137]*[.B138]" office:value-type="float" office:value="1.88077194747461" calcext:value-type="float">
            <text:p>1.88077194747461</text:p>
          </table:table-cell>
          <table:table-cell table:formula="of:=IF([.D137]&gt;1; [.D137]-1+[.B138]; [.D137]*[.B138])" office:value-type="float" office:value="1.74791036981595" calcext:value-type="float">
            <text:p>1.747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1" calcext:value-type="date">
            <text:p>01/12/2021</text:p>
          </table:table-cell>
          <table:table-cell table:style-name="ce16" office:value-type="float" office:value="1.0269" calcext:value-type="float">
            <text:p>1.0269</text:p>
          </table:table-cell>
          <table:table-cell table:style-name="Default" table:formula="of:=[.C138]*[.B139]" office:value-type="float" office:value="1.93136471286167" calcext:value-type="float">
            <text:p>1.93136471286167</text:p>
          </table:table-cell>
          <table:table-cell table:formula="of:=IF([.D138]&gt;1; [.D138]-1+[.B139]; [.D138]*[.B139])" office:value-type="float" office:value="1.77481036981595" calcext:value-type="float">
            <text:p>1.774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2" calcext:value-type="date">
            <text:p>02/12/2021</text:p>
          </table:table-cell>
          <table:table-cell table:style-name="ce16" office:value-type="float" office:value="1.0428" calcext:value-type="float">
            <text:p>1.0428</text:p>
          </table:table-cell>
          <table:table-cell table:style-name="Default" table:formula="of:=[.C139]*[.B140]" office:value-type="float" office:value="2.01402712257215" calcext:value-type="float">
            <text:p>2.01402712257215</text:p>
          </table:table-cell>
          <table:table-cell table:formula="of:=IF([.D139]&gt;1; [.D139]-1+[.B140]; [.D139]*[.B140])" office:value-type="float" office:value="1.81761036981595" calcext:value-type="float">
            <text:p>1.817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3" calcext:value-type="date">
            <text:p>03/12/2021</text:p>
          </table:table-cell>
          <table:table-cell table:style-name="ce16" office:value-type="float" office:value="1.0293" calcext:value-type="float">
            <text:p>1.0293</text:p>
          </table:table-cell>
          <table:table-cell table:style-name="Default" table:formula="of:=[.C140]*[.B141]" office:value-type="float" office:value="2.07303811726352" calcext:value-type="float">
            <text:p>2.07303811726352</text:p>
          </table:table-cell>
          <table:table-cell table:formula="of:=IF([.D140]&gt;1; [.D140]-1+[.B141]; [.D140]*[.B141])" office:value-type="float" office:value="1.84691036981595" calcext:value-type="float">
            <text:p>1.846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4" calcext:value-type="date">
            <text:p>04/12/2021</text:p>
          </table:table-cell>
          <table:table-cell table:style-name="ce16" table:formula="of:=1-0.0577" office:value-type="float" office:value="0.9423" calcext:value-type="float">
            <text:p>0.9423</text:p>
          </table:table-cell>
          <table:table-cell table:style-name="Default" table:formula="of:=[.C141]*[.B142]" office:value-type="float" office:value="1.95342381789741" calcext:value-type="float">
            <text:p>1.95342381789741</text:p>
          </table:table-cell>
          <table:table-cell table:formula="of:=IF([.D141]&gt;1; [.D141]-1+[.B142]; [.D141]*[.B142])" office:value-type="float" office:value="1.78921036981595" calcext:value-type="float">
            <text:p>1.789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5" calcext:value-type="date">
            <text:p>05/12/2021</text:p>
          </table:table-cell>
          <table:table-cell table:style-name="ce16" table:formula="of:=1-0.0555" office:value-type="float" office:value="0.9445" calcext:value-type="float">
            <text:p>0.9445</text:p>
          </table:table-cell>
          <table:table-cell table:style-name="Default" table:formula="of:=[.C142]*[.B143]" office:value-type="float" office:value="1.84500879600411" calcext:value-type="float">
            <text:p>1.84500879600411</text:p>
          </table:table-cell>
          <table:table-cell table:formula="of:=IF([.D142]&gt;1; [.D142]-1+[.B143]; [.D142]*[.B143])" office:value-type="float" office:value="1.73371036981595" calcext:value-type="float">
            <text:p>1.733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6" calcext:value-type="date">
            <text:p>06/12/2021</text:p>
          </table:table-cell>
          <table:table-cell table:style-name="ce16" office:value-type="float" office:value="1.0548" calcext:value-type="float">
            <text:p>1.0548</text:p>
          </table:table-cell>
          <table:table-cell table:style-name="Default" table:formula="of:=[.C143]*[.B144]" office:value-type="float" office:value="1.94611527802513" calcext:value-type="float">
            <text:p>1.94611527802513</text:p>
          </table:table-cell>
          <table:table-cell table:formula="of:=IF([.D143]&gt;1; [.D143]-1+[.B144]; [.D143]*[.B144])" office:value-type="float" office:value="1.78851036981595" calcext:value-type="float">
            <text:p>1.788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7" calcext:value-type="date">
            <text:p>07/12/2021</text:p>
          </table:table-cell>
          <table:table-cell table:style-name="ce16" table:formula="of:=1-0.0096" office:value-type="float" office:value="0.9904" calcext:value-type="float">
            <text:p>0.9904</text:p>
          </table:table-cell>
          <table:table-cell table:style-name="Default" table:formula="of:=[.C144]*[.B145]" office:value-type="float" office:value="1.92743257135609" calcext:value-type="float">
            <text:p>1.92743257135609</text:p>
          </table:table-cell>
          <table:table-cell table:formula="of:=IF([.D144]&gt;1; [.D144]-1+[.B145]; [.D144]*[.B145])" office:value-type="float" office:value="1.77891036981595" calcext:value-type="float">
            <text:p>1.778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8" calcext:value-type="date">
            <text:p>08/12/2021</text:p>
          </table:table-cell>
          <table:table-cell table:style-name="ce16" office:value-type="float" office:value="1.067" calcext:value-type="float">
            <text:p>1.067</text:p>
          </table:table-cell>
          <table:table-cell table:style-name="Default" table:formula="of:=[.C145]*[.B146]" office:value-type="float" office:value="2.05657055363695" calcext:value-type="float">
            <text:p>2.05657055363695</text:p>
          </table:table-cell>
          <table:table-cell table:formula="of:=IF([.D145]&gt;1; [.D145]-1+[.B146]; [.D145]*[.B146])" office:value-type="float" office:value="1.84591036981595" calcext:value-type="float">
            <text:p>1.845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9" calcext:value-type="date">
            <text:p>09/12/2021</text:p>
          </table:table-cell>
          <table:table-cell table:style-name="ce16" table:formula="of:=1-0.0525" office:value-type="float" office:value="0.9475" calcext:value-type="float">
            <text:p>0.9475</text:p>
          </table:table-cell>
          <table:table-cell table:style-name="Default" table:formula="of:=[.C146]*[.B147]" office:value-type="float" office:value="1.94860059957101" calcext:value-type="float">
            <text:p>1.94860059957101</text:p>
          </table:table-cell>
          <table:table-cell table:formula="of:=IF([.D146]&gt;1; [.D146]-1+[.B147]; [.D146]*[.B147])" office:value-type="float" office:value="1.79341036981595" calcext:value-type="float">
            <text:p>1.793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0" calcext:value-type="date">
            <text:p>10/12/2021</text:p>
          </table:table-cell>
          <table:table-cell table:style-name="ce16" table:formula="of:=1-0.0004" office:value-type="float" office:value="0.9996" calcext:value-type="float">
            <text:p>0.9996</text:p>
          </table:table-cell>
          <table:table-cell table:style-name="Default" table:formula="of:=[.C147]*[.B148]" office:value-type="float" office:value="1.94782115933118" calcext:value-type="float">
            <text:p>1.94782115933118</text:p>
          </table:table-cell>
          <table:table-cell table:formula="of:=IF([.D147]&gt;1; [.D147]-1+[.B148]; [.D147]*[.B148])" office:value-type="float" office:value="1.79301036981595" calcext:value-type="float">
            <text:p>1.793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1" calcext:value-type="date">
            <text:p>11/12/2021</text:p>
          </table:table-cell>
          <table:table-cell table:style-name="ce16" office:value-type="float" office:value="1.0403" calcext:value-type="float">
            <text:p>1.0403</text:p>
          </table:table-cell>
          <table:table-cell table:style-name="Default" table:formula="of:=[.C148]*[.B149]" office:value-type="float" office:value="2.02631835205223" calcext:value-type="float">
            <text:p>2.02631835205223</text:p>
          </table:table-cell>
          <table:table-cell table:formula="of:=IF([.D148]&gt;1; [.D148]-1+[.B149]; [.D148]*[.B149])" office:value-type="float" office:value="1.83331036981595" calcext:value-type="float">
            <text:p>1.833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2" calcext:value-type="date">
            <text:p>12/12/2021</text:p>
          </table:table-cell>
          <table:table-cell table:style-name="ce16" office:value-type="float" office:value="1.0047" calcext:value-type="float">
            <text:p>1.0047</text:p>
          </table:table-cell>
          <table:table-cell table:style-name="Default" table:formula="of:=[.C149]*[.B150]" office:value-type="float" office:value="2.03584204830687" calcext:value-type="float">
            <text:p>2.03584204830687</text:p>
          </table:table-cell>
          <table:table-cell table:formula="of:=IF([.D149]&gt;1; [.D149]-1+[.B150]; [.D149]*[.B150])" office:value-type="float" office:value="1.83801036981595" calcext:value-type="float">
            <text:p>1.838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3" calcext:value-type="date">
            <text:p>13/12/2021</text:p>
          </table:table-cell>
          <table:table-cell table:style-name="ce16" table:formula="of:=1-0.0661" office:value-type="float" office:value="0.9339" calcext:value-type="float">
            <text:p>0.9339</text:p>
          </table:table-cell>
          <table:table-cell table:style-name="Default" table:formula="of:=[.C150]*[.B151]" office:value-type="float" office:value="1.90127288891379" calcext:value-type="float">
            <text:p>1.90127288891379</text:p>
          </table:table-cell>
          <table:table-cell table:formula="of:=IF([.D150]&gt;1; [.D150]-1+[.B151]; [.D150]*[.B151])" office:value-type="float" office:value="1.77191036981595" calcext:value-type="float">
            <text:p>1.771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4" calcext:value-type="date">
            <text:p>14/12/2021</text:p>
          </table:table-cell>
          <table:table-cell table:style-name="ce16" office:value-type="float" office:value="1.0013" calcext:value-type="float">
            <text:p>1.0013</text:p>
          </table:table-cell>
          <table:table-cell table:style-name="Default" table:formula="of:=[.C151]*[.B152]" office:value-type="float" office:value="1.90374454366938" calcext:value-type="float">
            <text:p>1.90374454366938</text:p>
          </table:table-cell>
          <table:table-cell table:formula="of:=IF([.D151]&gt;1; [.D151]-1+[.B152]; [.D151]*[.B152])" office:value-type="float" office:value="1.77321036981595" calcext:value-type="float">
            <text:p>1.773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5" calcext:value-type="date">
            <text:p>15/12/2021</text:p>
          </table:table-cell>
          <table:table-cell table:style-name="ce16" office:value-type="float" office:value="1.0013" calcext:value-type="float">
            <text:p>1.0013</text:p>
          </table:table-cell>
          <table:table-cell table:style-name="Default" table:formula="of:=[.C152]*[.B153]" office:value-type="float" office:value="1.90621941157615" calcext:value-type="float">
            <text:p>1.90621941157615</text:p>
          </table:table-cell>
          <table:table-cell table:formula="of:=IF([.D152]&gt;1; [.D152]-1+[.B153]; [.D152]*[.B153])" office:value-type="float" office:value="1.77451036981595" calcext:value-type="float">
            <text:p>1.774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6" calcext:value-type="date">
            <text:p>16/12/2021</text:p>
          </table:table-cell>
          <table:table-cell table:style-name="ce16" office:value-type="float" office:value="1.0103" calcext:value-type="float">
            <text:p>1.0103</text:p>
          </table:table-cell>
          <table:table-cell table:style-name="Default" table:formula="of:=[.C153]*[.B154]" office:value-type="float" office:value="1.92585347151538" calcext:value-type="float">
            <text:p>1.92585347151538</text:p>
          </table:table-cell>
          <table:table-cell table:formula="of:=IF([.D153]&gt;1; [.D153]-1+[.B154]; [.D153]*[.B154])" office:value-type="float" office:value="1.78481036981595" calcext:value-type="float">
            <text:p>1.784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7" calcext:value-type="date">
            <text:p>17/12/2021</text:p>
          </table:table-cell>
          <table:table-cell table:style-name="ce16" office:value-type="float" office:value="1.0048" calcext:value-type="float">
            <text:p>1.0048</text:p>
          </table:table-cell>
          <table:table-cell table:style-name="Default" table:formula="of:=[.C154]*[.B155]" office:value-type="float" office:value="1.93509756817865" calcext:value-type="float">
            <text:p>1.93509756817865</text:p>
          </table:table-cell>
          <table:table-cell table:formula="of:=IF([.D154]&gt;1; [.D154]-1+[.B155]; [.D154]*[.B155])" office:value-type="float" office:value="1.78961036981595" calcext:value-type="float">
            <text:p>1.789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8" calcext:value-type="date">
            <text:p>18/12/2021</text:p>
          </table:table-cell>
          <table:table-cell table:style-name="ce16" table:formula="of:=1-0.0064" office:value-type="float" office:value="0.9936" calcext:value-type="float">
            <text:p>0.9936</text:p>
          </table:table-cell>
          <table:table-cell table:style-name="Default" table:formula="of:=[.C155]*[.B156]" office:value-type="float" office:value="1.92271294374231" calcext:value-type="float">
            <text:p>1.92271294374231</text:p>
          </table:table-cell>
          <table:table-cell table:formula="of:=IF([.D155]&gt;1; [.D155]-1+[.B156]; [.D155]*[.B156])" office:value-type="float" office:value="1.78321036981595" calcext:value-type="float">
            <text:p>1.783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9" calcext:value-type="date">
            <text:p>19/12/2021</text:p>
          </table:table-cell>
          <table:table-cell table:style-name="ce16" table:formula="of:=1-0.0229" office:value-type="float" office:value="0.9771" calcext:value-type="float">
            <text:p>0.9771</text:p>
          </table:table-cell>
          <table:table-cell table:style-name="Default" table:formula="of:=[.C156]*[.B157]" office:value-type="float" office:value="1.87868281733061" calcext:value-type="float">
            <text:p>1.87868281733061</text:p>
          </table:table-cell>
          <table:table-cell table:formula="of:=IF([.D156]&gt;1; [.D156]-1+[.B157]; [.D156]*[.B157])" office:value-type="float" office:value="1.76031036981595" calcext:value-type="float">
            <text:p>1.760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0" calcext:value-type="date">
            <text:p>20/12/2021</text:p>
          </table:table-cell>
          <table:table-cell table:style-name="ce16" table:formula="of:=1-0.0048" office:value-type="float" office:value="0.9952" calcext:value-type="float">
            <text:p>0.9952</text:p>
          </table:table-cell>
          <table:table-cell table:style-name="Default" table:formula="of:=[.C157]*[.B158]" office:value-type="float" office:value="1.86966513980743" calcext:value-type="float">
            <text:p>1.86966513980743</text:p>
          </table:table-cell>
          <table:table-cell table:formula="of:=IF([.D157]&gt;1; [.D157]-1+[.B158]; [.D157]*[.B158])" office:value-type="float" office:value="1.75551036981595" calcext:value-type="float">
            <text:p>1.755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1" calcext:value-type="date">
            <text:p>21/12/2021</text:p>
          </table:table-cell>
          <table:table-cell table:style-name="ce16" office:value-type="float" office:value="1.0278" calcext:value-type="float">
            <text:p>1.0278</text:p>
          </table:table-cell>
          <table:table-cell table:style-name="Default" table:formula="of:=[.C158]*[.B159]" office:value-type="float" office:value="1.92164183069407" calcext:value-type="float">
            <text:p>1.92164183069407</text:p>
          </table:table-cell>
          <table:table-cell table:formula="of:=IF([.D158]&gt;1; [.D158]-1+[.B159]; [.D158]*[.B159])" office:value-type="float" office:value="1.78331036981595" calcext:value-type="float">
            <text:p>1.783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2" calcext:value-type="date">
            <text:p>22/12/2021</text:p>
          </table:table-cell>
          <table:table-cell table:style-name="ce16" office:value-type="float" office:value="1.0106" calcext:value-type="float">
            <text:p>1.0106</text:p>
          </table:table-cell>
          <table:table-cell table:style-name="Default" table:formula="of:=[.C159]*[.B160]" office:value-type="float" office:value="1.94201123409943" calcext:value-type="float">
            <text:p>1.94201123409943</text:p>
          </table:table-cell>
          <table:table-cell table:formula="of:=IF([.D159]&gt;1; [.D159]-1+[.B160]; [.D159]*[.B160])" office:value-type="float" office:value="1.79391036981595" calcext:value-type="float">
            <text:p>1.793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3" calcext:value-type="date">
            <text:p>23/12/2021</text:p>
          </table:table-cell>
          <table:table-cell table:style-name="ce16" office:value-type="float" office:value="1.0497" calcext:value-type="float">
            <text:p>1.0497</text:p>
          </table:table-cell>
          <table:table-cell table:style-name="Default" table:formula="of:=[.C160]*[.B161]" office:value-type="float" office:value="2.03852919243417" calcext:value-type="float">
            <text:p>2.03852919243417</text:p>
          </table:table-cell>
          <table:table-cell table:formula="of:=IF([.D160]&gt;1; [.D160]-1+[.B161]; [.D160]*[.B161])" office:value-type="float" office:value="1.84361036981595" calcext:value-type="float">
            <text:p>1.843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4" calcext:value-type="date">
            <text:p>24/12/2021</text:p>
          </table:table-cell>
          <table:table-cell table:style-name="ce16" table:formula="of:=1-0.0028" office:value-type="float" office:value="0.9972" calcext:value-type="float">
            <text:p>0.9972</text:p>
          </table:table-cell>
          <table:table-cell table:style-name="Default" table:formula="of:=[.C161]*[.B162]" office:value-type="float" office:value="2.03282131069535" calcext:value-type="float">
            <text:p>2.03282131069535</text:p>
          </table:table-cell>
          <table:table-cell table:formula="of:=IF([.D161]&gt;1; [.D161]-1+[.B162]; [.D161]*[.B162])" office:value-type="float" office:value="1.84081036981595" calcext:value-type="float">
            <text:p>1.840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5" calcext:value-type="date">
            <text:p>25/12/2021</text:p>
          </table:table-cell>
          <table:table-cell table:style-name="ce16" office:value-type="float" office:value="1.0354" calcext:value-type="float">
            <text:p>1.0354</text:p>
          </table:table-cell>
          <table:table-cell table:style-name="Default" table:formula="of:=[.C162]*[.B163]" office:value-type="float" office:value="2.10478318509397" calcext:value-type="float">
            <text:p>2.10478318509397</text:p>
          </table:table-cell>
          <table:table-cell table:formula="of:=IF([.D162]&gt;1; [.D162]-1+[.B163]; [.D162]*[.B163])" office:value-type="float" office:value="1.87621036981595" calcext:value-type="float">
            <text:p>1.876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6" calcext:value-type="date">
            <text:p>26/12/2021</text:p>
          </table:table-cell>
          <table:table-cell table:style-name="ce16" office:value-type="float" office:value="1.0225" calcext:value-type="float">
            <text:p>1.0225</text:p>
          </table:table-cell>
          <table:table-cell table:style-name="Default" table:formula="of:=[.C163]*[.B164]" office:value-type="float" office:value="2.15214080675858" calcext:value-type="float">
            <text:p>2.15214080675858</text:p>
          </table:table-cell>
          <table:table-cell table:formula="of:=IF([.D163]&gt;1; [.D163]-1+[.B164]; [.D163]*[.B164])" office:value-type="float" office:value="1.89871036981595" calcext:value-type="float">
            <text:p>1.898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7" calcext:value-type="date">
            <text:p>27/12/2021</text:p>
          </table:table-cell>
          <table:table-cell table:style-name="ce16" office:value-type="float" office:value="1.0017" calcext:value-type="float">
            <text:p>1.0017</text:p>
          </table:table-cell>
          <table:table-cell table:style-name="Default" table:formula="of:=[.C164]*[.B165]" office:value-type="float" office:value="2.15579944613007" calcext:value-type="float">
            <text:p>2.15579944613007</text:p>
          </table:table-cell>
          <table:table-cell table:formula="of:=IF([.D164]&gt;1; [.D164]-1+[.B165]; [.D164]*[.B165])" office:value-type="float" office:value="1.90041036981595" calcext:value-type="float">
            <text:p>1.900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8" calcext:value-type="date">
            <text:p>28/12/2021</text:p>
          </table:table-cell>
          <table:table-cell table:style-name="ce16" table:formula="of:=1-0.0536" office:value-type="float" office:value="0.9464" calcext:value-type="float">
            <text:p>0.9464</text:p>
          </table:table-cell>
          <table:table-cell table:style-name="Default" table:formula="of:=[.C165]*[.B166]" office:value-type="float" office:value="2.0402485958175" calcext:value-type="float">
            <text:p>2.0402485958175</text:p>
          </table:table-cell>
          <table:table-cell table:formula="of:=IF([.D165]&gt;1; [.D165]-1+[.B166]; [.D165]*[.B166])" office:value-type="float" office:value="1.84681036981595" calcext:value-type="float">
            <text:p>1.846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9" calcext:value-type="date">
            <text:p>29/12/2021</text:p>
          </table:table-cell>
          <table:table-cell table:style-name="ce16" table:formula="of:=1-0.0276" office:value-type="float" office:value="0.9724" calcext:value-type="float">
            <text:p>0.9724</text:p>
          </table:table-cell>
          <table:table-cell table:style-name="Default" table:formula="of:=[.C166]*[.B167]" office:value-type="float" office:value="1.98393773457294" calcext:value-type="float">
            <text:p>1.98393773457294</text:p>
          </table:table-cell>
          <table:table-cell table:formula="of:=IF([.D166]&gt;1; [.D166]-1+[.B167]; [.D166]*[.B167])" office:value-type="float" office:value="1.81921036981595" calcext:value-type="float">
            <text:p>1.819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30" calcext:value-type="date">
            <text:p>30/12/2021</text:p>
          </table:table-cell>
          <table:table-cell table:style-name="ce16" office:value-type="float" office:value="1.0077" calcext:value-type="float">
            <text:p>1.0077</text:p>
          </table:table-cell>
          <table:table-cell table:style-name="Default" table:formula="of:=[.C167]*[.B168]" office:value-type="float" office:value="1.99921405512915" calcext:value-type="float">
            <text:p>1.99921405512915</text:p>
          </table:table-cell>
          <table:table-cell table:formula="of:=IF([.D167]&gt;1; [.D167]-1+[.B168]; [.D167]*[.B168])" office:value-type="float" office:value="1.82691036981595" calcext:value-type="float">
            <text:p>1.826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31" calcext:value-type="date">
            <text:p>31/12/2021</text:p>
          </table:table-cell>
          <table:table-cell table:style-name="ce16" table:formula="of:=1-0.0128" office:value-type="float" office:value="0.9872" calcext:value-type="float">
            <text:p>0.9872</text:p>
          </table:table-cell>
          <table:table-cell table:style-name="Default" table:formula="of:=[.C168]*[.B169]" office:value-type="float" office:value="1.9736241152235" calcext:value-type="float">
            <text:p>1.9736241152235</text:p>
          </table:table-cell>
          <table:table-cell table:formula="of:=IF([.D168]&gt;1; [.D168]-1+[.B169]; [.D168]*[.B169])" office:value-type="float" office:value="1.81411036981595" calcext:value-type="float">
            <text:p>1.814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1" calcext:value-type="date">
            <text:p>01/01/2022</text:p>
          </table:table-cell>
          <table:table-cell table:style-name="ce16" office:value-type="float" office:value="1.0107" calcext:value-type="float">
            <text:p>1.0107</text:p>
          </table:table-cell>
          <table:table-cell table:style-name="Default" table:formula="of:=[.C169]*[.B170]" office:value-type="float" office:value="1.99474189325639" calcext:value-type="float">
            <text:p>1.99474189325639</text:p>
          </table:table-cell>
          <table:table-cell table:formula="of:=IF([.D169]&gt;1; [.D169]-1+[.B170]; [.D169]*[.B170])" office:value-type="float" office:value="1.82481036981595" calcext:value-type="float">
            <text:p>1.824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2" calcext:value-type="date">
            <text:p>02/01/2022</text:p>
          </table:table-cell>
          <table:table-cell table:style-name="ce16" table:formula="of:=1-0.0029" office:value-type="float" office:value="0.9971" calcext:value-type="float">
            <text:p>0.9971</text:p>
          </table:table-cell>
          <table:table-cell table:style-name="Default" table:formula="of:=[.C170]*[.B171]" office:value-type="float" office:value="1.98895714176595" calcext:value-type="float">
            <text:p>1.98895714176595</text:p>
          </table:table-cell>
          <table:table-cell table:formula="of:=IF([.D170]&gt;1; [.D170]-1+[.B171]; [.D170]*[.B171])" office:value-type="float" office:value="1.82191036981595" calcext:value-type="float">
            <text:p>1.821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3" calcext:value-type="date">
            <text:p>03/01/2022</text:p>
          </table:table-cell>
          <table:table-cell table:style-name="ce16" table:formula="of:=1-0.0027" office:value-type="float" office:value="0.9973" calcext:value-type="float">
            <text:p>0.9973</text:p>
          </table:table-cell>
          <table:table-cell table:style-name="Default" table:formula="of:=[.C171]*[.B172]" office:value-type="float" office:value="1.98358695748318" calcext:value-type="float">
            <text:p>1.98358695748318</text:p>
          </table:table-cell>
          <table:table-cell table:formula="of:=IF([.D171]&gt;1; [.D171]-1+[.B172]; [.D171]*[.B172])" office:value-type="float" office:value="1.81921036981595" calcext:value-type="float">
            <text:p>1.819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4" calcext:value-type="date">
            <text:p>04/01/2022</text:p>
          </table:table-cell>
          <table:table-cell table:style-name="ce16" table:formula="of:=1-0.0079" office:value-type="float" office:value="0.9921" calcext:value-type="float">
            <text:p>0.9921</text:p>
          </table:table-cell>
          <table:table-cell table:style-name="Default" table:formula="of:=[.C172]*[.B173]" office:value-type="float" office:value="1.96791662051906" calcext:value-type="float">
            <text:p>1.96791662051906</text:p>
          </table:table-cell>
          <table:table-cell table:formula="of:=IF([.D172]&gt;1; [.D172]-1+[.B173]; [.D172]*[.B173])" office:value-type="float" office:value="1.81131036981595" calcext:value-type="float">
            <text:p>1.811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5" calcext:value-type="date">
            <text:p>05/01/2022</text:p>
          </table:table-cell>
          <table:table-cell table:style-name="ce16" table:formula="of:=1-0.0638" office:value-type="float" office:value="0.9362" calcext:value-type="float">
            <text:p>0.9362</text:p>
          </table:table-cell>
          <table:table-cell table:style-name="Default" table:formula="of:=[.C173]*[.B174]" office:value-type="float" office:value="1.84236354012994" calcext:value-type="float">
            <text:p>1.84236354012994</text:p>
          </table:table-cell>
          <table:table-cell table:formula="of:=IF([.D173]&gt;1; [.D173]-1+[.B174]; [.D173]*[.B174])" office:value-type="float" office:value="1.74751036981595" calcext:value-type="float">
            <text:p>1.747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6" calcext:value-type="date">
            <text:p>06/01/2022</text:p>
          </table:table-cell>
          <table:table-cell table:style-name="ce16" table:formula="of:=1-0.0077" office:value-type="float" office:value="0.9923" calcext:value-type="float">
            <text:p>0.9923</text:p>
          </table:table-cell>
          <table:table-cell table:style-name="Default" table:formula="of:=[.C174]*[.B175]" office:value-type="float" office:value="1.82817734087094" calcext:value-type="float">
            <text:p>1.82817734087094</text:p>
          </table:table-cell>
          <table:table-cell table:formula="of:=IF([.D174]&gt;1; [.D174]-1+[.B175]; [.D174]*[.B175])" office:value-type="float" office:value="1.73981036981595" calcext:value-type="float">
            <text:p>1.739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7" calcext:value-type="date">
            <text:p>07/01/2022</text:p>
          </table:table-cell>
          <table:table-cell table:style-name="ce16" office:value-type="float" office:value="1.0005" calcext:value-type="float">
            <text:p>1.0005</text:p>
          </table:table-cell>
          <table:table-cell table:style-name="Default" table:formula="of:=[.C175]*[.B176]" office:value-type="float" office:value="1.82909142954138" calcext:value-type="float">
            <text:p>1.82909142954138</text:p>
          </table:table-cell>
          <table:table-cell table:formula="of:=IF([.D175]&gt;1; [.D175]-1+[.B176]; [.D175]*[.B176])" office:value-type="float" office:value="1.74031036981595" calcext:value-type="float">
            <text:p>1.740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8" calcext:value-type="date">
            <text:p>08/01/2022</text:p>
          </table:table-cell>
          <table:table-cell table:style-name="ce25" table:formula="of:=1-0.0236" office:value-type="float" office:value="0.9764" calcext:value-type="float">
            <text:p>0.9764</text:p>
          </table:table-cell>
          <table:table-cell table:style-name="Default" table:formula="of:=[.C176]*[.B177]" office:value-type="float" office:value="1.7859248718042" calcext:value-type="float">
            <text:p>1.7859248718042</text:p>
          </table:table-cell>
          <table:table-cell table:formula="of:=IF([.D176]&gt;1; [.D176]-1+[.B177]; [.D176]*[.B177])" office:value-type="float" office:value="1.71671036981595" calcext:value-type="float">
            <text:p>1.716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9" calcext:value-type="date">
            <text:p>09/01/2022</text:p>
          </table:table-cell>
          <table:table-cell table:style-name="ce25" office:value-type="float" office:value="1.0012" calcext:value-type="float">
            <text:p>1.0012</text:p>
          </table:table-cell>
          <table:table-cell table:style-name="Default" table:formula="of:=[.C177]*[.B178]" office:value-type="float" office:value="1.78806798165037" calcext:value-type="float">
            <text:p>1.78806798165037</text:p>
          </table:table-cell>
          <table:table-cell table:formula="of:=IF([.D177]&gt;1; [.D177]-1+[.B178]; [.D177]*[.B178])" office:value-type="float" office:value="1.71791036981595" calcext:value-type="float">
            <text:p>1.717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0" calcext:value-type="date">
            <text:p>10/01/2022</text:p>
          </table:table-cell>
          <table:table-cell table:style-name="ce25" table:formula="of:=1-0.0455" office:value-type="float" office:value="0.9545" calcext:value-type="float">
            <text:p>0.9545</text:p>
          </table:table-cell>
          <table:table-cell table:style-name="Default" table:formula="of:=[.C178]*[.B179]" office:value-type="float" office:value="1.70671088848528" calcext:value-type="float">
            <text:p>1.70671088848528</text:p>
          </table:table-cell>
          <table:table-cell table:formula="of:=IF([.D178]&gt;1; [.D178]-1+[.B179]; [.D178]*[.B179])" office:value-type="float" office:value="1.67241036981595" calcext:value-type="float">
            <text:p>1.672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1" calcext:value-type="date">
            <text:p>11/01/2022</text:p>
          </table:table-cell>
          <table:table-cell table:style-name="ce25" office:value-type="float" office:value="1.0301" calcext:value-type="float">
            <text:p>1.0301</text:p>
          </table:table-cell>
          <table:table-cell table:style-name="Default" table:formula="of:=[.C179]*[.B180]" office:value-type="float" office:value="1.75808288622868" calcext:value-type="float">
            <text:p>1.75808288622868</text:p>
          </table:table-cell>
          <table:table-cell table:formula="of:=IF([.D179]&gt;1; [.D179]-1+[.B180]; [.D179]*[.B180])" office:value-type="float" office:value="1.70251036981595" calcext:value-type="float">
            <text:p>1.702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2" calcext:value-type="date">
            <text:p>12/01/2022</text:p>
          </table:table-cell>
          <table:table-cell table:style-name="ce25" office:value-type="float" office:value="1.0484" calcext:value-type="float">
            <text:p>1.0484</text:p>
          </table:table-cell>
          <table:table-cell table:style-name="Default" table:formula="of:=[.C180]*[.B181]" office:value-type="float" office:value="1.84317409792215" calcext:value-type="float">
            <text:p>1.84317409792215</text:p>
          </table:table-cell>
          <table:table-cell table:formula="of:=IF([.D180]&gt;1; [.D180]-1+[.B181]; [.D180]*[.B181])" office:value-type="float" office:value="1.75091036981595" calcext:value-type="float">
            <text:p>1.750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3" calcext:value-type="date">
            <text:p>13/01/2022</text:p>
          </table:table-cell>
          <table:table-cell table:style-name="ce25" table:formula="of:=1-0.0142" office:value-type="float" office:value="0.9858" calcext:value-type="float">
            <text:p>0.9858</text:p>
          </table:table-cell>
          <table:table-cell table:style-name="Default" table:formula="of:=[.C181]*[.B182]" office:value-type="float" office:value="1.81700102573166" calcext:value-type="float">
            <text:p>1.81700102573166</text:p>
          </table:table-cell>
          <table:table-cell table:formula="of:=IF([.D181]&gt;1; [.D181]-1+[.B182]; [.D181]*[.B182])" office:value-type="float" office:value="1.73671036981595" calcext:value-type="float">
            <text:p>1.736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4" calcext:value-type="date">
            <text:p>14/01/2022</text:p>
          </table:table-cell>
          <table:table-cell table:style-name="ce25" office:value-type="float" office:value="1.0038" calcext:value-type="float">
            <text:p>1.0038</text:p>
          </table:table-cell>
          <table:table-cell table:style-name="Default" table:formula="of:=[.C182]*[.B183]" office:value-type="float" office:value="1.82390562962944" calcext:value-type="float">
            <text:p>1.82390562962944</text:p>
          </table:table-cell>
          <table:table-cell table:formula="of:=IF([.D182]&gt;1; [.D182]-1+[.B183]; [.D182]*[.B183])" office:value-type="float" office:value="1.74051036981595" calcext:value-type="float">
            <text:p>1.740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5" calcext:value-type="date">
            <text:p>15/01/2022</text:p>
          </table:table-cell>
          <table:table-cell table:style-name="ce25" table:formula="of:=1-0.0034" office:value-type="float" office:value="0.9966" calcext:value-type="float">
            <text:p>0.9966</text:p>
          </table:table-cell>
          <table:table-cell table:style-name="Default" table:formula="of:=[.C183]*[.B184]" office:value-type="float" office:value="1.8177043504887" calcext:value-type="float">
            <text:p>1.8177043504887</text:p>
          </table:table-cell>
          <table:table-cell table:formula="of:=IF([.D183]&gt;1; [.D183]-1+[.B184]; [.D183]*[.B184])" office:value-type="float" office:value="1.73711036981595" calcext:value-type="float">
            <text:p>1.737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6" calcext:value-type="date">
            <text:p>16/01/2022</text:p>
          </table:table-cell>
          <table:table-cell table:style-name="ce25" office:value-type="float" office:value="1.0181" calcext:value-type="float">
            <text:p>1.0181</text:p>
          </table:table-cell>
          <table:table-cell table:style-name="Default" table:formula="of:=[.C184]*[.B185]" office:value-type="float" office:value="1.85060479923254" calcext:value-type="float">
            <text:p>1.85060479923254</text:p>
          </table:table-cell>
          <table:table-cell table:formula="of:=IF([.D184]&gt;1; [.D184]-1+[.B185]; [.D184]*[.B185])" office:value-type="float" office:value="1.75521036981595" calcext:value-type="float">
            <text:p>1.755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7" calcext:value-type="date">
            <text:p>17/01/2022</text:p>
          </table:table-cell>
          <table:table-cell table:style-name="ce25" table:formula="of:=1-0.0592" office:value-type="float" office:value="0.9408" calcext:value-type="float">
            <text:p>0.9408</text:p>
          </table:table-cell>
          <table:table-cell table:style-name="Default" table:formula="of:=[.C185]*[.B186]" office:value-type="float" office:value="1.74104899511798" calcext:value-type="float">
            <text:p>1.74104899511798</text:p>
          </table:table-cell>
          <table:table-cell table:formula="of:=IF([.D185]&gt;1; [.D185]-1+[.B186]; [.D185]*[.B186])" office:value-type="float" office:value="1.69601036981595" calcext:value-type="float">
            <text:p>1.696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8" calcext:value-type="date">
            <text:p>18/01/2022</text:p>
          </table:table-cell>
          <table:table-cell table:style-name="ce25" office:value-type="float" office:value="1.0051" calcext:value-type="float">
            <text:p>1.0051</text:p>
          </table:table-cell>
          <table:table-cell table:style-name="Default" table:formula="of:=[.C186]*[.B187]" office:value-type="float" office:value="1.74992834499308" calcext:value-type="float">
            <text:p>1.74992834499308</text:p>
          </table:table-cell>
          <table:table-cell table:formula="of:=IF([.D186]&gt;1; [.D186]-1+[.B187]; [.D186]*[.B187])" office:value-type="float" office:value="1.70111036981595" calcext:value-type="float">
            <text:p>1.701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9" calcext:value-type="date">
            <text:p>19/01/2022</text:p>
          </table:table-cell>
          <table:table-cell table:style-name="ce25" table:formula="of:=1-0.0214" office:value-type="float" office:value="0.9786" calcext:value-type="float">
            <text:p>0.9786</text:p>
          </table:table-cell>
          <table:table-cell table:style-name="Default" table:formula="of:=[.C187]*[.B188]" office:value-type="float" office:value="1.71247987841023" calcext:value-type="float">
            <text:p>1.71247987841023</text:p>
          </table:table-cell>
          <table:table-cell table:formula="of:=IF([.D187]&gt;1; [.D187]-1+[.B188]; [.D187]*[.B188])" office:value-type="float" office:value="1.67971036981595" calcext:value-type="float">
            <text:p>1.679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0" calcext:value-type="date">
            <text:p>20/01/2022</text:p>
          </table:table-cell>
          <table:table-cell table:style-name="ce25" table:formula="of:=1-0.0491" office:value-type="float" office:value="0.9509" calcext:value-type="float">
            <text:p>0.9509</text:p>
          </table:table-cell>
          <table:table-cell table:style-name="Default" table:formula="of:=[.C188]*[.B189]" office:value-type="float" office:value="1.62839711638028" calcext:value-type="float">
            <text:p>1.62839711638028</text:p>
          </table:table-cell>
          <table:table-cell table:formula="of:=IF([.D188]&gt;1; [.D188]-1+[.B189]; [.D188]*[.B189])" office:value-type="float" office:value="1.63061036981595" calcext:value-type="float">
            <text:p>1.630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1" calcext:value-type="date">
            <text:p>21/01/2022</text:p>
          </table:table-cell>
          <table:table-cell table:style-name="ce25" table:formula="of:=1-0.0708" office:value-type="float" office:value="0.9292" calcext:value-type="float">
            <text:p>0.9292</text:p>
          </table:table-cell>
          <table:table-cell table:style-name="Default" table:formula="of:=[.C189]*[.B190]" office:value-type="float" office:value="1.51310660054056" calcext:value-type="float">
            <text:p>1.51310660054056</text:p>
          </table:table-cell>
          <table:table-cell table:formula="of:=IF([.D189]&gt;1; [.D189]-1+[.B190]; [.D189]*[.B190])" office:value-type="float" office:value="1.55981036981595" calcext:value-type="float">
            <text:p>1.559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2" calcext:value-type="date">
            <text:p>22/01/2022</text:p>
          </table:table-cell>
          <table:table-cell table:style-name="ce25" table:formula="of:=1-0.0243" office:value-type="float" office:value="0.9757" calcext:value-type="float">
            <text:p>0.9757</text:p>
          </table:table-cell>
          <table:table-cell table:style-name="Default" table:formula="of:=[.C190]*[.B191]" office:value-type="float" office:value="1.47633811014742" calcext:value-type="float">
            <text:p>1.47633811014742</text:p>
          </table:table-cell>
          <table:table-cell table:formula="of:=IF([.D190]&gt;1; [.D190]-1+[.B191]; [.D190]*[.B191])" office:value-type="float" office:value="1.53551036981595" calcext:value-type="float">
            <text:p>1.535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3" calcext:value-type="date">
            <text:p>23/01/2022</text:p>
          </table:table-cell>
          <table:table-cell table:style-name="ce25" office:value-type="float" office:value="1.0253" calcext:value-type="float">
            <text:p>1.0253</text:p>
          </table:table-cell>
          <table:table-cell table:style-name="Default" table:formula="of:=[.C191]*[.B192]" office:value-type="float" office:value="1.51368946433415" calcext:value-type="float">
            <text:p>1.51368946433415</text:p>
          </table:table-cell>
          <table:table-cell table:formula="of:=IF([.D191]&gt;1; [.D191]-1+[.B192]; [.D191]*[.B192])" office:value-type="float" office:value="1.56081036981595" calcext:value-type="float">
            <text:p>1.560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4" calcext:value-type="date">
            <text:p>24/01/2022</text:p>
          </table:table-cell>
          <table:table-cell table:style-name="ce25" table:formula="of:=1-0.0583" office:value-type="float" office:value="0.9417" calcext:value-type="float">
            <text:p>0.9417</text:p>
          </table:table-cell>
          <table:table-cell table:style-name="Default" table:formula="of:=[.C192]*[.B193]" office:value-type="float" office:value="1.42544136856347" calcext:value-type="float">
            <text:p>1.42544136856347</text:p>
          </table:table-cell>
          <table:table-cell table:formula="of:=IF([.D192]&gt;1; [.D192]-1+[.B193]; [.D192]*[.B193])" office:value-type="float" office:value="1.50251036981595" calcext:value-type="float">
            <text:p>1.502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5" calcext:value-type="date">
            <text:p>25/01/2022</text:p>
          </table:table-cell>
          <table:table-cell table:style-name="ce25" office:value-type="float" office:value="1.0037" calcext:value-type="float">
            <text:p>1.0037</text:p>
          </table:table-cell>
          <table:table-cell table:style-name="Default" table:formula="of:=[.C193]*[.B194]" office:value-type="float" office:value="1.43071550162716" calcext:value-type="float">
            <text:p>1.43071550162716</text:p>
          </table:table-cell>
          <table:table-cell table:formula="of:=IF([.D193]&gt;1; [.D193]-1+[.B194]; [.D193]*[.B194])" office:value-type="float" office:value="1.50621036981595" calcext:value-type="float">
            <text:p>1.506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6" calcext:value-type="date">
            <text:p>26/01/2022</text:p>
          </table:table-cell>
          <table:table-cell table:style-name="ce25" office:value-type="float" office:value="1.0532" calcext:value-type="float">
            <text:p>1.0532</text:p>
          </table:table-cell>
          <table:table-cell table:style-name="Default" table:formula="of:=[.C194]*[.B195]" office:value-type="float" office:value="1.50682956631372" calcext:value-type="float">
            <text:p>1.50682956631372</text:p>
          </table:table-cell>
          <table:table-cell table:formula="of:=IF([.D194]&gt;1; [.D194]-1+[.B195]; [.D194]*[.B195])" office:value-type="float" office:value="1.55941036981595" calcext:value-type="float">
            <text:p>1.559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7" calcext:value-type="date">
            <text:p>27/01/2022</text:p>
          </table:table-cell>
          <table:table-cell table:style-name="ce25" office:value-type="float" office:value="1.0285" calcext:value-type="float">
            <text:p>1.0285</text:p>
          </table:table-cell>
          <table:table-cell table:style-name="Default" table:formula="of:=[.C195]*[.B196]" office:value-type="float" office:value="1.54977420895366" calcext:value-type="float">
            <text:p>1.54977420895366</text:p>
          </table:table-cell>
          <table:table-cell table:formula="of:=IF([.D195]&gt;1; [.D195]-1+[.B196]; [.D195]*[.B196])" office:value-type="float" office:value="1.58791036981595" calcext:value-type="float">
            <text:p>1.587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8" calcext:value-type="date">
            <text:p>28/01/2022</text:p>
          </table:table-cell>
          <table:table-cell table:style-name="ce25" office:value-type="float" office:value="1.0242" calcext:value-type="float">
            <text:p>1.0242</text:p>
          </table:table-cell>
          <table:table-cell table:style-name="Default" table:formula="of:=[.C196]*[.B197]" office:value-type="float" office:value="1.58727874481034" calcext:value-type="float">
            <text:p>1.58727874481034</text:p>
          </table:table-cell>
          <table:table-cell table:formula="of:=IF([.D196]&gt;1; [.D196]-1+[.B197]; [.D196]*[.B197])" office:value-type="float" office:value="1.61211036981595" calcext:value-type="float">
            <text:p>1.612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9" calcext:value-type="date">
            <text:p>29/01/2022</text:p>
          </table:table-cell>
          <table:table-cell table:style-name="ce25" office:value-type="float" office:value="1.042" calcext:value-type="float">
            <text:p>1.042</text:p>
          </table:table-cell>
          <table:table-cell table:style-name="Default" table:formula="of:=[.C197]*[.B198]" office:value-type="float" office:value="1.65394445209238" calcext:value-type="float">
            <text:p>1.65394445209238</text:p>
          </table:table-cell>
          <table:table-cell table:formula="of:=IF([.D197]&gt;1; [.D197]-1+[.B198]; [.D197]*[.B198])" office:value-type="float" office:value="1.65411036981595" calcext:value-type="float">
            <text:p>1.654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30" calcext:value-type="date">
            <text:p>30/01/2022</text:p>
          </table:table-cell>
          <table:table-cell table:style-name="ce18" office:value-type="float" office:value="1.0028" calcext:value-type="float">
            <text:p>1.0028</text:p>
          </table:table-cell>
          <table:table-cell table:style-name="Default" table:formula="of:=[.C198]*[.B199]" office:value-type="float" office:value="1.65857549655824" calcext:value-type="float">
            <text:p>1.65857549655824</text:p>
          </table:table-cell>
          <table:table-cell table:formula="of:=IF([.D198]&gt;1; [.D198]-1+[.B199]; [.D198]*[.B199])" office:value-type="float" office:value="1.65691036981595" calcext:value-type="float">
            <text:p>1.656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31" calcext:value-type="date">
            <text:p>31/01/2022</text:p>
          </table:table-cell>
          <table:table-cell table:style-name="ce25" office:value-type="float" office:value="1.0414" calcext:value-type="float">
            <text:p>1.0414</text:p>
          </table:table-cell>
          <table:table-cell table:style-name="Default" table:formula="of:=[.C199]*[.B200]" office:value-type="float" office:value="1.72724052211575" calcext:value-type="float">
            <text:p>1.72724052211575</text:p>
          </table:table-cell>
          <table:table-cell table:formula="of:=IF([.D199]&gt;1; [.D199]-1+[.B200]; [.D199]*[.B200])" office:value-type="float" office:value="1.69831036981595" calcext:value-type="float">
            <text:p>1.698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1" calcext:value-type="date">
            <text:p>01/02/2022</text:p>
          </table:table-cell>
          <table:table-cell table:style-name="ce18" table:formula="of:=1-0.0068" office:value-type="float" office:value="0.9932" calcext:value-type="float">
            <text:p>0.9932</text:p>
          </table:table-cell>
          <table:table-cell table:style-name="Default" table:formula="of:=[.C200]*[.B201]" office:value-type="float" office:value="1.71549528656536" calcext:value-type="float">
            <text:p>1.71549528656536</text:p>
          </table:table-cell>
          <table:table-cell table:formula="of:=IF([.D200]&gt;1; [.D200]-1+[.B201]; [.D200]*[.B201])" office:value-type="float" office:value="1.69151036981595" calcext:value-type="float">
            <text:p>1.691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2" calcext:value-type="date">
            <text:p>02/02/2022</text:p>
          </table:table-cell>
          <table:table-cell table:style-name="ce25" table:formula="of:=1-0.0321" office:value-type="float" office:value="0.9679" calcext:value-type="float">
            <text:p>0.9679</text:p>
          </table:table-cell>
          <table:table-cell table:style-name="Default" table:formula="of:=[.C201]*[.B202]" office:value-type="float" office:value="1.66042788786661" calcext:value-type="float">
            <text:p>1.66042788786661</text:p>
          </table:table-cell>
          <table:table-cell table:formula="of:=IF([.D201]&gt;1; [.D201]-1+[.B202]; [.D201]*[.B202])" office:value-type="float" office:value="1.65941036981595" calcext:value-type="float">
            <text:p>1.659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3" calcext:value-type="date">
            <text:p>03/02/2022</text:p>
          </table:table-cell>
          <table:table-cell table:style-name="ce25" office:value-type="float" office:value="1.0322" calcext:value-type="float">
            <text:p>1.0322</text:p>
          </table:table-cell>
          <table:table-cell table:style-name="Default" table:formula="of:=[.C202]*[.B203]" office:value-type="float" office:value="1.71389366585592" calcext:value-type="float">
            <text:p>1.71389366585592</text:p>
          </table:table-cell>
          <table:table-cell table:formula="of:=IF([.D202]&gt;1; [.D202]-1+[.B203]; [.D202]*[.B203])" office:value-type="float" office:value="1.69161036981595" calcext:value-type="float">
            <text:p>1.691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4" calcext:value-type="date">
            <text:p>04/02/2022</text:p>
          </table:table-cell>
          <table:table-cell table:style-name="ce25" office:value-type="float" office:value="1.0632" calcext:value-type="float">
            <text:p>1.0632</text:p>
          </table:table-cell>
          <table:table-cell table:style-name="Default" table:formula="of:=[.C203]*[.B204]" office:value-type="float" office:value="1.82221174553801" calcext:value-type="float">
            <text:p>1.82221174553801</text:p>
          </table:table-cell>
          <table:table-cell table:formula="of:=IF([.D203]&gt;1; [.D203]-1+[.B204]; [.D203]*[.B204])" office:value-type="float" office:value="1.75481036981595" calcext:value-type="float">
            <text:p>1.754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5" calcext:value-type="date">
            <text:p>05/02/2022</text:p>
          </table:table-cell>
          <table:table-cell table:style-name="ce25" office:value-type="float" office:value="1.0543" calcext:value-type="float">
            <text:p>1.0543</text:p>
          </table:table-cell>
          <table:table-cell table:style-name="Default" table:formula="of:=[.C204]*[.B205]" office:value-type="float" office:value="1.92115784332072" calcext:value-type="float">
            <text:p>1.92115784332072</text:p>
          </table:table-cell>
          <table:table-cell table:formula="of:=IF([.D204]&gt;1; [.D204]-1+[.B205]; [.D204]*[.B205])" office:value-type="float" office:value="1.80911036981595" calcext:value-type="float">
            <text:p>1.809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6" calcext:value-type="date">
            <text:p>06/02/2022</text:p>
          </table:table-cell>
          <table:table-cell table:style-name="ce25" office:value-type="float" office:value="1.0177" calcext:value-type="float">
            <text:p>1.0177</text:p>
          </table:table-cell>
          <table:table-cell table:style-name="Default" table:formula="of:=[.C205]*[.B206]" office:value-type="float" office:value="1.9551623371475" calcext:value-type="float">
            <text:p>1.9551623371475</text:p>
          </table:table-cell>
          <table:table-cell table:formula="of:=IF([.D205]&gt;1; [.D205]-1+[.B206]; [.D205]*[.B206])" office:value-type="float" office:value="1.82681036981595" calcext:value-type="float">
            <text:p>1.826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7" calcext:value-type="date">
            <text:p>07/02/2022</text:p>
          </table:table-cell>
          <table:table-cell table:style-name="ce25" office:value-type="float" office:value="1.0181" calcext:value-type="float">
            <text:p>1.0181</text:p>
          </table:table-cell>
          <table:table-cell table:style-name="Default" table:formula="of:=[.C206]*[.B207]" office:value-type="float" office:value="1.99055077544987" calcext:value-type="float">
            <text:p>1.99055077544987</text:p>
          </table:table-cell>
          <table:table-cell table:formula="of:=IF([.D206]&gt;1; [.D206]-1+[.B207]; [.D206]*[.B207])" office:value-type="float" office:value="1.84491036981595" calcext:value-type="float">
            <text:p>1.844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8" calcext:value-type="date">
            <text:p>08/02/2022</text:p>
          </table:table-cell>
          <table:table-cell table:style-name="ce25" table:formula="of:=1-0.0261" office:value-type="float" office:value="0.9739" calcext:value-type="float">
            <text:p>0.9739</text:p>
          </table:table-cell>
          <table:table-cell table:style-name="Default" table:formula="of:=[.C207]*[.B208]" office:value-type="float" office:value="1.93859740021063" calcext:value-type="float">
            <text:p>1.93859740021063</text:p>
          </table:table-cell>
          <table:table-cell table:formula="of:=IF([.D207]&gt;1; [.D207]-1+[.B208]; [.D207]*[.B208])" office:value-type="float" office:value="1.81881036981595" calcext:value-type="float">
            <text:p>1.818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9" calcext:value-type="date">
            <text:p>09/02/2022</text:p>
          </table:table-cell>
          <table:table-cell table:style-name="ce25" office:value-type="float" office:value="1.0338" calcext:value-type="float">
            <text:p>1.0338</text:p>
          </table:table-cell>
          <table:table-cell table:style-name="Default" table:formula="of:=[.C208]*[.B209]" office:value-type="float" office:value="2.00412199233775" calcext:value-type="float">
            <text:p>2.00412199233775</text:p>
          </table:table-cell>
          <table:table-cell table:formula="of:=IF([.D208]&gt;1; [.D208]-1+[.B209]; [.D208]*[.B209])" office:value-type="float" office:value="1.85261036981595" calcext:value-type="float">
            <text:p>1.852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0" calcext:value-type="date">
            <text:p>10/02/2022</text:p>
          </table:table-cell>
          <table:table-cell table:style-name="ce25" table:formula="of:=1-0.0527" office:value-type="float" office:value="0.9473" calcext:value-type="float">
            <text:p>0.9473</text:p>
          </table:table-cell>
          <table:table-cell table:style-name="Default" table:formula="of:=[.C209]*[.B210]" office:value-type="float" office:value="1.89850476334155" calcext:value-type="float">
            <text:p>1.89850476334155</text:p>
          </table:table-cell>
          <table:table-cell table:formula="of:=IF([.D209]&gt;1; [.D209]-1+[.B210]; [.D209]*[.B210])" office:value-type="float" office:value="1.79991036981595" calcext:value-type="float">
            <text:p>1.799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1" calcext:value-type="date">
            <text:p>11/02/2022</text:p>
          </table:table-cell>
          <table:table-cell table:style-name="ce25" table:formula="of:=1-0.0639" office:value-type="float" office:value="0.9361" calcext:value-type="float">
            <text:p>0.9361</text:p>
          </table:table-cell>
          <table:table-cell table:style-name="Default" table:formula="of:=[.C210]*[.B211]" office:value-type="float" office:value="1.77719030896402" calcext:value-type="float">
            <text:p>1.77719030896402</text:p>
          </table:table-cell>
          <table:table-cell table:formula="of:=IF([.D210]&gt;1; [.D210]-1+[.B211]; [.D210]*[.B211])" office:value-type="float" office:value="1.73601036981595" calcext:value-type="float">
            <text:p>1.736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2" calcext:value-type="date">
            <text:p>12/02/2022</text:p>
          </table:table-cell>
          <table:table-cell table:style-name="ce25" table:formula="of:=1-0.0049" office:value-type="float" office:value="0.9951" calcext:value-type="float">
            <text:p>0.9951</text:p>
          </table:table-cell>
          <table:table-cell table:style-name="Default" table:formula="of:=[.C211]*[.B212]" office:value-type="float" office:value="1.7684820764501" calcext:value-type="float">
            <text:p>1.7684820764501</text:p>
          </table:table-cell>
          <table:table-cell table:formula="of:=IF([.D211]&gt;1; [.D211]-1+[.B212]; [.D211]*[.B212])" office:value-type="float" office:value="1.73111036981595" calcext:value-type="float">
            <text:p>1.731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3" calcext:value-type="date">
            <text:p>13/02/2022</text:p>
          </table:table-cell>
          <table:table-cell table:style-name="ce25" table:formula="of:=1-0.0118" office:value-type="float" office:value="0.9882" calcext:value-type="float">
            <text:p>0.9882</text:p>
          </table:table-cell>
          <table:table-cell table:style-name="Default" table:formula="of:=[.C212]*[.B213]" office:value-type="float" office:value="1.74761398794799" calcext:value-type="float">
            <text:p>1.74761398794799</text:p>
          </table:table-cell>
          <table:table-cell table:formula="of:=IF([.D212]&gt;1; [.D212]-1+[.B213]; [.D212]*[.B213])" office:value-type="float" office:value="1.71931036981595" calcext:value-type="float">
            <text:p>1.719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4" calcext:value-type="date">
            <text:p>14/02/2022</text:p>
          </table:table-cell>
          <table:table-cell table:style-name="ce25" table:formula="of:=1-0.0058" office:value-type="float" office:value="0.9942" calcext:value-type="float">
            <text:p>0.9942</text:p>
          </table:table-cell>
          <table:table-cell table:style-name="Default" table:formula="of:=[.C213]*[.B214]" office:value-type="float" office:value="1.73747782681789" calcext:value-type="float">
            <text:p>1.73747782681789</text:p>
          </table:table-cell>
          <table:table-cell table:formula="of:=IF([.D213]&gt;1; [.D213]-1+[.B214]; [.D213]*[.B214])" office:value-type="float" office:value="1.71351036981595" calcext:value-type="float">
            <text:p>1.713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5" calcext:value-type="date">
            <text:p>15/02/2022</text:p>
          </table:table-cell>
          <table:table-cell table:style-name="ce25" office:value-type="float" office:value="1.0573" calcext:value-type="float">
            <text:p>1.0573</text:p>
          </table:table-cell>
          <table:table-cell table:style-name="Default" table:formula="of:=[.C214]*[.B215]" office:value-type="float" office:value="1.83703530629456" calcext:value-type="float">
            <text:p>1.83703530629456</text:p>
          </table:table-cell>
          <table:table-cell table:formula="of:=IF([.D214]&gt;1; [.D214]-1+[.B215]; [.D214]*[.B215])" office:value-type="float" office:value="1.77081036981595" calcext:value-type="float">
            <text:p>1.770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6" calcext:value-type="date">
            <text:p>16/02/2022</text:p>
          </table:table-cell>
          <table:table-cell table:style-name="ce25" table:formula="of:=1-0.0028" office:value-type="float" office:value="0.9972" calcext:value-type="float">
            <text:p>0.9972</text:p>
          </table:table-cell>
          <table:table-cell table:style-name="Default" table:formula="of:=[.C215]*[.B216]" office:value-type="float" office:value="1.83189160743693" calcext:value-type="float">
            <text:p>1.83189160743693</text:p>
          </table:table-cell>
          <table:table-cell table:formula="of:=IF([.D215]&gt;1; [.D215]-1+[.B216]; [.D215]*[.B216])" office:value-type="float" office:value="1.76801036981595" calcext:value-type="float">
            <text:p>1.768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7" calcext:value-type="date">
            <text:p>17/02/2022</text:p>
          </table:table-cell>
          <table:table-cell table:style-name="ce25" table:formula="of:=1-0.0698" office:value-type="float" office:value="0.9302" calcext:value-type="float">
            <text:p>0.9302</text:p>
          </table:table-cell>
          <table:table-cell table:style-name="Default" table:formula="of:=[.C216]*[.B217]" office:value-type="float" office:value="1.70402557323783" calcext:value-type="float">
            <text:p>1.70402557323783</text:p>
          </table:table-cell>
          <table:table-cell table:formula="of:=IF([.D216]&gt;1; [.D216]-1+[.B217]; [.D216]*[.B217])" office:value-type="float" office:value="1.69821036981595" calcext:value-type="float">
            <text:p>1.698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8" calcext:value-type="date">
            <text:p>18/02/2022</text:p>
          </table:table-cell>
          <table:table-cell table:style-name="ce25" table:formula="of:=1-0.0188" office:value-type="float" office:value="0.9812" calcext:value-type="float">
            <text:p>0.9812</text:p>
          </table:table-cell>
          <table:table-cell table:style-name="Default" table:formula="of:=[.C217]*[.B218]" office:value-type="float" office:value="1.67198989246096" calcext:value-type="float">
            <text:p>1.67198989246096</text:p>
          </table:table-cell>
          <table:table-cell table:formula="of:=IF([.D217]&gt;1; [.D217]-1+[.B218]; [.D217]*[.B218])" office:value-type="float" office:value="1.67941036981595" calcext:value-type="float">
            <text:p>1.679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9" calcext:value-type="date">
            <text:p>19/02/2022</text:p>
          </table:table-cell>
          <table:table-cell table:style-name="ce25" table:formula="of:=1-0.0121" office:value-type="float" office:value="0.9879" calcext:value-type="float">
            <text:p>0.9879</text:p>
          </table:table-cell>
          <table:table-cell table:style-name="Default" table:formula="of:=[.C218]*[.B219]" office:value-type="float" office:value="1.65175881476218" calcext:value-type="float">
            <text:p>1.65175881476218</text:p>
          </table:table-cell>
          <table:table-cell table:formula="of:=IF([.D218]&gt;1; [.D218]-1+[.B219]; [.D218]*[.B219])" office:value-type="float" office:value="1.66731036981595" calcext:value-type="float">
            <text:p>1.667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0" calcext:value-type="date">
            <text:p>20/02/2022</text:p>
          </table:table-cell>
          <table:table-cell table:style-name="ce25" table:formula="of:=1-0.0379" office:value-type="float" office:value="0.9621" calcext:value-type="float">
            <text:p>0.9621</text:p>
          </table:table-cell>
          <table:table-cell table:style-name="Default" table:formula="of:=[.C219]*[.B220]" office:value-type="float" office:value="1.5891571556827" calcext:value-type="float">
            <text:p>1.5891571556827</text:p>
          </table:table-cell>
          <table:table-cell table:formula="of:=IF([.D219]&gt;1; [.D219]-1+[.B220]; [.D219]*[.B220])" office:value-type="float" office:value="1.62941036981595" calcext:value-type="float">
            <text:p>1.629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1" calcext:value-type="date">
            <text:p>21/02/2022</text:p>
          </table:table-cell>
          <table:table-cell table:style-name="ce25" table:formula="of:=1-0.0495" office:value-type="float" office:value="0.9505" calcext:value-type="float">
            <text:p>0.9505</text:p>
          </table:table-cell>
          <table:table-cell table:style-name="Default" table:formula="of:=[.C220]*[.B221]" office:value-type="float" office:value="1.5104938764764" calcext:value-type="float">
            <text:p>1.5104938764764</text:p>
          </table:table-cell>
          <table:table-cell table:formula="of:=IF([.D220]&gt;1; [.D220]-1+[.B221]; [.D220]*[.B221])" office:value-type="float" office:value="1.57991036981595" calcext:value-type="float">
            <text:p>1.579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2" calcext:value-type="date">
            <text:p>22/02/2022</text:p>
          </table:table-cell>
          <table:table-cell table:style-name="ce25" office:value-type="float" office:value="1.0183" calcext:value-type="float">
            <text:p>1.0183</text:p>
          </table:table-cell>
          <table:table-cell table:style-name="Default" table:formula="of:=[.C221]*[.B222]" office:value-type="float" office:value="1.53813591441592" calcext:value-type="float">
            <text:p>1.53813591441592</text:p>
          </table:table-cell>
          <table:table-cell table:formula="of:=IF([.D221]&gt;1; [.D221]-1+[.B222]; [.D221]*[.B222])" office:value-type="float" office:value="1.59821036981595" calcext:value-type="float">
            <text:p>1.598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3" calcext:value-type="date">
            <text:p>23/02/2022</text:p>
          </table:table-cell>
          <table:table-cell table:style-name="ce25" table:formula="of:=1-0.0095" office:value-type="float" office:value="0.9905" calcext:value-type="float">
            <text:p>0.9905</text:p>
          </table:table-cell>
          <table:table-cell table:style-name="Default" table:formula="of:=[.C222]*[.B223]" office:value-type="float" office:value="1.52352362322897" calcext:value-type="float">
            <text:p>1.52352362322897</text:p>
          </table:table-cell>
          <table:table-cell table:formula="of:=IF([.D222]&gt;1; [.D222]-1+[.B223]; [.D222]*[.B223])" office:value-type="float" office:value="1.58871036981595" calcext:value-type="float">
            <text:p>1.588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4" calcext:value-type="date">
            <text:p>24/02/2022</text:p>
          </table:table-cell>
          <table:table-cell table:style-name="ce25" table:formula="of:=1-0.039" office:value-type="float" office:value="0.961" calcext:value-type="float">
            <text:p>0.961</text:p>
          </table:table-cell>
          <table:table-cell table:style-name="Default" table:formula="of:=[.C223]*[.B224]" office:value-type="float" office:value="1.46410620192304" calcext:value-type="float">
            <text:p>1.46410620192304</text:p>
          </table:table-cell>
          <table:table-cell table:formula="of:=IF([.D223]&gt;1; [.D223]-1+[.B224]; [.D223]*[.B224])" office:value-type="float" office:value="1.54971036981595" calcext:value-type="float">
            <text:p>1.549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5" calcext:value-type="date">
            <text:p>25/02/2022</text:p>
          </table:table-cell>
          <table:table-cell table:style-name="ce25" office:value-type="float" office:value="1.0552" calcext:value-type="float">
            <text:p>1.0552</text:p>
          </table:table-cell>
          <table:table-cell table:style-name="Default" table:formula="of:=[.C224]*[.B225]" office:value-type="float" office:value="1.54492486426919" calcext:value-type="float">
            <text:p>1.54492486426919</text:p>
          </table:table-cell>
          <table:table-cell table:formula="of:=IF([.D224]&gt;1; [.D224]-1+[.B225]; [.D224]*[.B225])" office:value-type="float" office:value="1.60491036981595" calcext:value-type="float">
            <text:p>1.604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6" calcext:value-type="date">
            <text:p>26/02/2022</text:p>
          </table:table-cell>
          <table:table-cell table:style-name="ce25" office:value-type="float" office:value="1.0196" calcext:value-type="float">
            <text:p>1.0196</text:p>
          </table:table-cell>
          <table:table-cell table:style-name="Default" table:formula="of:=[.C225]*[.B226]" office:value-type="float" office:value="1.57520539160887" calcext:value-type="float">
            <text:p>1.57520539160887</text:p>
          </table:table-cell>
          <table:table-cell table:formula="of:=IF([.D225]&gt;1; [.D225]-1+[.B226]; [.D225]*[.B226])" office:value-type="float" office:value="1.62451036981595" calcext:value-type="float">
            <text:p>1.624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7" calcext:value-type="date">
            <text:p>27/02/2022</text:p>
          </table:table-cell>
          <table:table-cell table:style-name="ce25" table:formula="of:=1-0.0229" office:value-type="float" office:value="0.9771" calcext:value-type="float">
            <text:p>0.9771</text:p>
          </table:table-cell>
          <table:table-cell table:style-name="Default" table:formula="of:=[.C226]*[.B227]" office:value-type="float" office:value="1.53913318814103" calcext:value-type="float">
            <text:p>1.53913318814103</text:p>
          </table:table-cell>
          <table:table-cell table:formula="of:=IF([.D226]&gt;1; [.D226]-1+[.B227]; [.D226]*[.B227])" office:value-type="float" office:value="1.60161036981595" calcext:value-type="float">
            <text:p>1.601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8" calcext:value-type="date">
            <text:p>28/02/2022</text:p>
          </table:table-cell>
          <table:table-cell table:style-name="ce25" office:value-type="float" office:value="1.0802" calcext:value-type="float">
            <text:p>1.0802</text:p>
          </table:table-cell>
          <table:table-cell table:style-name="Default" table:formula="of:=[.C227]*[.B228]" office:value-type="float" office:value="1.66257166982994" calcext:value-type="float">
            <text:p>1.66257166982994</text:p>
          </table:table-cell>
          <table:table-cell table:formula="of:=IF([.D227]&gt;1; [.D227]-1+[.B228]; [.D227]*[.B228])" office:value-type="float" office:value="1.68181036981595" calcext:value-type="float">
            <text:p>1.681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1" calcext:value-type="date">
            <text:p>01/03/2022</text:p>
          </table:table-cell>
          <table:table-cell table:style-name="ce25" table:formula="of:=1-0.002" office:value-type="float" office:value="0.998" calcext:value-type="float">
            <text:p>0.998</text:p>
          </table:table-cell>
          <table:table-cell table:style-name="Default" table:formula="of:=[.C228]*[.B229]" office:value-type="float" office:value="1.65924652649028" calcext:value-type="float">
            <text:p>1.65924652649028</text:p>
          </table:table-cell>
          <table:table-cell table:formula="of:=IF([.D228]&gt;1; [.D228]-1+[.B229]; [.D228]*[.B229])" office:value-type="float" office:value="1.67981036981595" calcext:value-type="float">
            <text:p>1.679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2" calcext:value-type="date">
            <text:p>02/03/2022</text:p>
          </table:table-cell>
          <table:table-cell table:style-name="ce25" table:formula="of:=1-0.0112" office:value-type="float" office:value="0.9888" calcext:value-type="float">
            <text:p>0.9888</text:p>
          </table:table-cell>
          <table:table-cell table:style-name="Default" table:formula="of:=[.C229]*[.B230]" office:value-type="float" office:value="1.64066296539358" calcext:value-type="float">
            <text:p>1.64066296539358</text:p>
          </table:table-cell>
          <table:table-cell table:formula="of:=IF([.D229]&gt;1; [.D229]-1+[.B230]; [.D229]*[.B230])" office:value-type="float" office:value="1.66861036981595" calcext:value-type="float">
            <text:p>1.668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3" calcext:value-type="date">
            <text:p>03/03/2022</text:p>
          </table:table-cell>
          <table:table-cell table:style-name="ce25" table:formula="of:=1-0.0289" office:value-type="float" office:value="0.9711" calcext:value-type="float">
            <text:p>0.9711</text:p>
          </table:table-cell>
          <table:table-cell table:style-name="Default" table:formula="of:=[.C230]*[.B231]" office:value-type="float" office:value="1.59324780569371" calcext:value-type="float">
            <text:p>1.59324780569371</text:p>
          </table:table-cell>
          <table:table-cell table:formula="of:=IF([.D230]&gt;1; [.D230]-1+[.B231]; [.D230]*[.B231])" office:value-type="float" office:value="1.63971036981595" calcext:value-type="float">
            <text:p>1.639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4" calcext:value-type="date">
            <text:p>04/03/2022</text:p>
          </table:table-cell>
          <table:table-cell table:style-name="ce25" table:formula="of:=1-0.0477" office:value-type="float" office:value="0.9523" calcext:value-type="float">
            <text:p>0.9523</text:p>
          </table:table-cell>
          <table:table-cell table:style-name="Default" table:formula="of:=[.C231]*[.B232]" office:value-type="float" office:value="1.51724988536212" calcext:value-type="float">
            <text:p>1.51724988536212</text:p>
          </table:table-cell>
          <table:table-cell table:formula="of:=IF([.D231]&gt;1; [.D231]-1+[.B232]; [.D231]*[.B232])" office:value-type="float" office:value="1.59201036981595" calcext:value-type="float">
            <text:p>1.592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5" calcext:value-type="date">
            <text:p>05/03/2022</text:p>
          </table:table-cell>
          <table:table-cell table:style-name="ce25" office:value-type="float" office:value="1.0406" calcext:value-type="float">
            <text:p>1.0406</text:p>
          </table:table-cell>
          <table:table-cell table:style-name="Default" table:formula="of:=[.C232]*[.B233]" office:value-type="float" office:value="1.57885023070782" calcext:value-type="float">
            <text:p>1.57885023070782</text:p>
          </table:table-cell>
          <table:table-cell table:formula="of:=IF([.D232]&gt;1; [.D232]-1+[.B233]; [.D232]*[.B233])" office:value-type="float" office:value="1.63261036981595" calcext:value-type="float">
            <text:p>1.632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6" calcext:value-type="date">
            <text:p>06/03/2022</text:p>
          </table:table-cell>
          <table:table-cell table:style-name="ce25" office:value-type="float" office:value="1.0084" calcext:value-type="float">
            <text:p>1.0084</text:p>
          </table:table-cell>
          <table:table-cell table:style-name="Default" table:formula="of:=[.C233]*[.B234]" office:value-type="float" office:value="1.59211257264577" calcext:value-type="float">
            <text:p>1.59211257264577</text:p>
          </table:table-cell>
          <table:table-cell table:formula="of:=IF([.D233]&gt;1; [.D233]-1+[.B234]; [.D233]*[.B234])" office:value-type="float" office:value="1.64101036981595" calcext:value-type="float">
            <text:p>1.641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7" calcext:value-type="date">
            <text:p>07/03/2022</text:p>
          </table:table-cell>
          <table:table-cell table:style-name="ce25" table:formula="of:=1-0.0135" office:value-type="float" office:value="0.9865" calcext:value-type="float">
            <text:p>0.9865</text:p>
          </table:table-cell>
          <table:table-cell table:style-name="Default" table:formula="of:=[.C234]*[.B235]" office:value-type="float" office:value="1.57061905291505" calcext:value-type="float">
            <text:p>1.57061905291505</text:p>
          </table:table-cell>
          <table:table-cell table:formula="of:=IF([.D234]&gt;1; [.D234]-1+[.B235]; [.D234]*[.B235])" office:value-type="float" office:value="1.62751036981595" calcext:value-type="float">
            <text:p>1.627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8" calcext:value-type="date">
            <text:p>08/03/2022</text:p>
          </table:table-cell>
          <table:table-cell table:style-name="ce25" table:formula="of:=1-0.0208" office:value-type="float" office:value="0.9792" calcext:value-type="float">
            <text:p>0.9792</text:p>
          </table:table-cell>
          <table:table-cell table:style-name="Default" table:formula="of:=[.C235]*[.B236]" office:value-type="float" office:value="1.53795017661442" calcext:value-type="float">
            <text:p>1.53795017661442</text:p>
          </table:table-cell>
          <table:table-cell table:formula="of:=IF([.D235]&gt;1; [.D235]-1+[.B236]; [.D235]*[.B236])" office:value-type="float" office:value="1.60671036981595" calcext:value-type="float">
            <text:p>1.606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9" calcext:value-type="date">
            <text:p>09/03/2022</text:p>
          </table:table-cell>
          <table:table-cell table:style-name="ce25" office:value-type="float" office:value="1.0607" calcext:value-type="float">
            <text:p>1.0607</text:p>
          </table:table-cell>
          <table:table-cell table:style-name="Default" table:formula="of:=[.C236]*[.B237]" office:value-type="float" office:value="1.63130375233491" calcext:value-type="float">
            <text:p>1.63130375233491</text:p>
          </table:table-cell>
          <table:table-cell table:formula="of:=IF([.D236]&gt;1; [.D236]-1+[.B237]; [.D236]*[.B237])" office:value-type="float" office:value="1.66741036981595" calcext:value-type="float">
            <text:p>1.667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0" calcext:value-type="date">
            <text:p>10/03/2022</text:p>
          </table:table-cell>
          <table:table-cell table:style-name="ce25" table:formula="of:=1-0.0558" office:value-type="float" office:value="0.9442" calcext:value-type="float">
            <text:p>0.9442</text:p>
          </table:table-cell>
          <table:table-cell table:style-name="Default" table:formula="of:=[.C237]*[.B238]" office:value-type="float" office:value="1.54027700295462" calcext:value-type="float">
            <text:p>1.54027700295462</text:p>
          </table:table-cell>
          <table:table-cell table:formula="of:=IF([.D237]&gt;1; [.D237]-1+[.B238]; [.D237]*[.B238])" office:value-type="float" office:value="1.61161036981595" calcext:value-type="float">
            <text:p>1.611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1" calcext:value-type="date">
            <text:p>11/03/2022</text:p>
          </table:table-cell>
          <table:table-cell table:style-name="ce25" table:formula="of:=1-0.0225" office:value-type="float" office:value="0.9775" calcext:value-type="float">
            <text:p>0.9775</text:p>
          </table:table-cell>
          <table:table-cell table:style-name="Default" table:formula="of:=[.C238]*[.B239]" office:value-type="float" office:value="1.50562077038814" calcext:value-type="float">
            <text:p>1.50562077038814</text:p>
          </table:table-cell>
          <table:table-cell table:formula="of:=IF([.D238]&gt;1; [.D238]-1+[.B239]; [.D238]*[.B239])" office:value-type="float" office:value="1.58911036981595" calcext:value-type="float">
            <text:p>1.589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2" calcext:value-type="date">
            <text:p>12/03/2022</text:p>
          </table:table-cell>
          <table:table-cell table:style-name="ce25" office:value-type="float" office:value="1.0138" calcext:value-type="float">
            <text:p>1.0138</text:p>
          </table:table-cell>
          <table:table-cell table:style-name="Default" table:formula="of:=[.C239]*[.B240]" office:value-type="float" office:value="1.5263983370195" calcext:value-type="float">
            <text:p>1.5263983370195</text:p>
          </table:table-cell>
          <table:table-cell table:formula="of:=IF([.D239]&gt;1; [.D239]-1+[.B240]; [.D239]*[.B240])" office:value-type="float" office:value="1.60291036981595" calcext:value-type="float">
            <text:p>1.602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3" calcext:value-type="date">
            <text:p>13/03/2022</text:p>
          </table:table-cell>
          <table:table-cell table:style-name="ce25" office:value-type="float" office:value="1.0408" calcext:value-type="float">
            <text:p>1.0408</text:p>
          </table:table-cell>
          <table:table-cell table:style-name="Default" table:formula="of:=[.C240]*[.B241]" office:value-type="float" office:value="1.5886753891699" calcext:value-type="float">
            <text:p>1.5886753891699</text:p>
          </table:table-cell>
          <table:table-cell table:formula="of:=IF([.D240]&gt;1; [.D240]-1+[.B241]; [.D240]*[.B241])" office:value-type="float" office:value="1.64371036981595" calcext:value-type="float">
            <text:p>1.643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4" calcext:value-type="date">
            <text:p>14/03/2022</text:p>
          </table:table-cell>
          <table:table-cell table:style-name="ce25" office:value-type="float" office:value="1.0781" calcext:value-type="float">
            <text:p>1.0781</text:p>
          </table:table-cell>
          <table:table-cell table:style-name="Default" table:formula="of:=[.C241]*[.B242]" office:value-type="float" office:value="1.71275093706407" calcext:value-type="float">
            <text:p>1.71275093706407</text:p>
          </table:table-cell>
          <table:table-cell table:formula="of:=IF([.D241]&gt;1; [.D241]-1+[.B242]; [.D241]*[.B242])" office:value-type="float" office:value="1.72181036981595" calcext:value-type="float">
            <text:p>1.721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5" calcext:value-type="date">
            <text:p>15/03/2022</text:p>
          </table:table-cell>
          <table:table-cell table:style-name="ce25" office:value-type="float" office:value="1.0003" calcext:value-type="float">
            <text:p>1.0003</text:p>
          </table:table-cell>
          <table:table-cell table:style-name="Default" table:formula="of:=[.C242]*[.B243]" office:value-type="float" office:value="1.71326476234518" calcext:value-type="float">
            <text:p>1.71326476234518</text:p>
          </table:table-cell>
          <table:table-cell table:formula="of:=IF([.D242]&gt;1; [.D242]-1+[.B243]; [.D242]*[.B243])" office:value-type="float" office:value="1.72211036981595" calcext:value-type="float">
            <text:p>1.722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6" calcext:value-type="date">
            <text:p>16/03/2022</text:p>
          </table:table-cell>
          <table:table-cell table:style-name="ce25" office:value-type="float" office:value="1.0188" calcext:value-type="float">
            <text:p>1.0188</text:p>
          </table:table-cell>
          <table:table-cell table:style-name="Default" table:formula="of:=[.C243]*[.B244]" office:value-type="float" office:value="1.74547413987727" calcext:value-type="float">
            <text:p>1.74547413987727</text:p>
          </table:table-cell>
          <table:table-cell table:formula="of:=IF([.D243]&gt;1; [.D243]-1+[.B244]; [.D243]*[.B244])" office:value-type="float" office:value="1.74091036981595" calcext:value-type="float">
            <text:p>1.740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7" calcext:value-type="date">
            <text:p>17/03/2022</text:p>
          </table:table-cell>
          <table:table-cell table:style-name="ce25" office:value-type="float" office:value="1.0084" calcext:value-type="float">
            <text:p>1.0084</text:p>
          </table:table-cell>
          <table:table-cell table:style-name="Default" table:formula="of:=[.C244]*[.B245]" office:value-type="float" office:value="1.76013612265224" calcext:value-type="float">
            <text:p>1.76013612265224</text:p>
          </table:table-cell>
          <table:table-cell table:formula="of:=IF([.D244]&gt;1; [.D244]-1+[.B245]; [.D244]*[.B245])" office:value-type="float" office:value="1.74931036981595" calcext:value-type="float">
            <text:p>1.749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8" calcext:value-type="date">
            <text:p>18/03/2022</text:p>
          </table:table-cell>
          <table:table-cell table:style-name="ce25" office:value-type="float" office:value="1.0137" calcext:value-type="float">
            <text:p>1.0137</text:p>
          </table:table-cell>
          <table:table-cell table:style-name="Default" table:formula="of:=[.C245]*[.B246]" office:value-type="float" office:value="1.78424998753258" calcext:value-type="float">
            <text:p>1.78424998753258</text:p>
          </table:table-cell>
          <table:table-cell table:formula="of:=IF([.D245]&gt;1; [.D245]-1+[.B246]; [.D245]*[.B246])" office:value-type="float" office:value="1.76301036981595" calcext:value-type="float">
            <text:p>1.763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9" calcext:value-type="date">
            <text:p>19/03/2022</text:p>
          </table:table-cell>
          <table:table-cell table:style-name="ce25" office:value-type="float" office:value="1.0668" calcext:value-type="float">
            <text:p>1.0668</text:p>
          </table:table-cell>
          <table:table-cell table:style-name="Default" table:formula="of:=[.C246]*[.B247]" office:value-type="float" office:value="1.90343788669976" calcext:value-type="float">
            <text:p>1.90343788669976</text:p>
          </table:table-cell>
          <table:table-cell table:formula="of:=IF([.D246]&gt;1; [.D246]-1+[.B247]; [.D246]*[.B247])" office:value-type="float" office:value="1.82981036981595" calcext:value-type="float">
            <text:p>1.829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0" calcext:value-type="date">
            <text:p>20/03/2022</text:p>
          </table:table-cell>
          <table:table-cell table:style-name="ce25" table:formula="of:=1-0.0219" office:value-type="float" office:value="0.9781" calcext:value-type="float">
            <text:p>0.9781</text:p>
          </table:table-cell>
          <table:table-cell table:style-name="Default" table:formula="of:=[.C247]*[.B248]" office:value-type="float" office:value="1.86175259698103" calcext:value-type="float">
            <text:p>1.86175259698103</text:p>
          </table:table-cell>
          <table:table-cell table:formula="of:=IF([.D247]&gt;1; [.D247]-1+[.B248]; [.D247]*[.B248])" office:value-type="float" office:value="1.80791036981595" calcext:value-type="float">
            <text:p>1.807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1" calcext:value-type="date">
            <text:p>21/03/2022</text:p>
          </table:table-cell>
          <table:table-cell table:style-name="ce25" office:value-type="float" office:value="1.0315" calcext:value-type="float">
            <text:p>1.0315</text:p>
          </table:table-cell>
          <table:table-cell table:style-name="Default" table:formula="of:=[.C248]*[.B249]" office:value-type="float" office:value="1.92039780378593" calcext:value-type="float">
            <text:p>1.92039780378593</text:p>
          </table:table-cell>
          <table:table-cell table:formula="of:=IF([.D248]&gt;1; [.D248]-1+[.B249]; [.D248]*[.B249])" office:value-type="float" office:value="1.83941036981595" calcext:value-type="float">
            <text:p>1.839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2" calcext:value-type="date">
            <text:p>22/03/2022</text:p>
          </table:table-cell>
          <table:table-cell table:style-name="ce25" office:value-type="float" office:value="1.0048" calcext:value-type="float">
            <text:p>1.0048</text:p>
          </table:table-cell>
          <table:table-cell table:style-name="Default" table:formula="of:=[.C249]*[.B250]" office:value-type="float" office:value="1.92961571324411" calcext:value-type="float">
            <text:p>1.92961571324411</text:p>
          </table:table-cell>
          <table:table-cell table:formula="of:=IF([.D249]&gt;1; [.D249]-1+[.B250]; [.D249]*[.B250])" office:value-type="float" office:value="1.84421036981595" calcext:value-type="float">
            <text:p>1.844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3" calcext:value-type="date">
            <text:p>23/03/2022</text:p>
          </table:table-cell>
          <table:table-cell table:style-name="ce25" office:value-type="float" office:value="1.0259" calcext:value-type="float">
            <text:p>1.0259</text:p>
          </table:table-cell>
          <table:table-cell table:style-name="Default" table:formula="of:=[.C250]*[.B251]" office:value-type="float" office:value="1.97959276021713" calcext:value-type="float">
            <text:p>1.97959276021713</text:p>
          </table:table-cell>
          <table:table-cell table:formula="of:=IF([.D250]&gt;1; [.D250]-1+[.B251]; [.D250]*[.B251])" office:value-type="float" office:value="1.87011036981595" calcext:value-type="float">
            <text:p>1.870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4" calcext:value-type="date">
            <text:p>24/03/2022</text:p>
          </table:table-cell>
          <table:table-cell table:style-name="ce25" office:value-type="float" office:value="1.0074" calcext:value-type="float">
            <text:p>1.0074</text:p>
          </table:table-cell>
          <table:table-cell table:style-name="Default" table:formula="of:=[.C251]*[.B252]" office:value-type="float" office:value="1.99424174664273" calcext:value-type="float">
            <text:p>1.99424174664273</text:p>
          </table:table-cell>
          <table:table-cell table:formula="of:=IF([.D251]&gt;1; [.D251]-1+[.B252]; [.D251]*[.B252])" office:value-type="float" office:value="1.87751036981595" calcext:value-type="float">
            <text:p>1.877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5" calcext:value-type="date">
            <text:p>25/03/2022</text:p>
          </table:table-cell>
          <table:table-cell table:style-name="ce25" office:value-type="float" office:value="1.0043" calcext:value-type="float">
            <text:p>1.0043</text:p>
          </table:table-cell>
          <table:table-cell table:style-name="Default" table:formula="of:=[.C252]*[.B253]" office:value-type="float" office:value="2.0028169861533" calcext:value-type="float">
            <text:p>2.0028169861533</text:p>
          </table:table-cell>
          <table:table-cell table:formula="of:=IF([.D252]&gt;1; [.D252]-1+[.B253]; [.D252]*[.B253])" office:value-type="float" office:value="1.88181036981595" calcext:value-type="float">
            <text:p>1.881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6" calcext:value-type="date">
            <text:p>26/03/2022</text:p>
          </table:table-cell>
          <table:table-cell table:style-name="ce25" office:value-type="float" office:value="1.0116" calcext:value-type="float">
            <text:p>1.0116</text:p>
          </table:table-cell>
          <table:table-cell table:style-name="Default" table:formula="of:=[.C253]*[.B254]" office:value-type="float" office:value="2.02604966319268" calcext:value-type="float">
            <text:p>2.02604966319268</text:p>
          </table:table-cell>
          <table:table-cell table:formula="of:=IF([.D253]&gt;1; [.D253]-1+[.B254]; [.D253]*[.B254])" office:value-type="float" office:value="1.89341036981595" calcext:value-type="float">
            <text:p>1.893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7" calcext:value-type="date">
            <text:p>27/03/2022</text:p>
          </table:table-cell>
          <table:table-cell table:style-name="ce25" office:value-type="float" office:value="1.0578" calcext:value-type="float">
            <text:p>1.0578</text:p>
          </table:table-cell>
          <table:table-cell table:style-name="Default" table:formula="of:=[.C254]*[.B255]" office:value-type="float" office:value="2.14315533372521" calcext:value-type="float">
            <text:p>2.14315533372521</text:p>
          </table:table-cell>
          <table:table-cell table:formula="of:=IF([.D254]&gt;1; [.D254]-1+[.B255]; [.D254]*[.B255])" office:value-type="float" office:value="1.95121036981595" calcext:value-type="float">
            <text:p>1.951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8" calcext:value-type="date">
            <text:p>28/03/2022</text:p>
          </table:table-cell>
          <table:table-cell table:style-name="ce25" table:formula="of:=1-0.0069" office:value-type="float" office:value="0.9931" calcext:value-type="float">
            <text:p>0.9931</text:p>
          </table:table-cell>
          <table:table-cell table:style-name="Default" table:formula="of:=[.C255]*[.B256]" office:value-type="float" office:value="2.12836756192251" calcext:value-type="float">
            <text:p>2.12836756192251</text:p>
          </table:table-cell>
          <table:table-cell table:formula="of:=IF([.D255]&gt;1; [.D255]-1+[.B256]; [.D255]*[.B256])" office:value-type="float" office:value="1.94431036981595" calcext:value-type="float">
            <text:p>1.944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9" calcext:value-type="date">
            <text:p>29/03/2022</text:p>
          </table:table-cell>
          <table:table-cell table:style-name="ce25" office:value-type="float" office:value="1.0365" calcext:value-type="float">
            <text:p>1.0365</text:p>
          </table:table-cell>
          <table:table-cell table:style-name="Default" table:formula="of:=[.C256]*[.B257]" office:value-type="float" office:value="2.20605297793268" calcext:value-type="float">
            <text:p>2.20605297793268</text:p>
          </table:table-cell>
          <table:table-cell table:formula="of:=IF([.D256]&gt;1; [.D256]-1+[.B257]; [.D256]*[.B257])" office:value-type="float" office:value="1.98081036981595" calcext:value-type="float">
            <text:p>1.980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30" calcext:value-type="date">
            <text:p>30/03/2022</text:p>
          </table:table-cell>
          <table:table-cell table:style-name="ce25" office:value-type="float" office:value="1.011" calcext:value-type="float">
            <text:p>1.011</text:p>
          </table:table-cell>
          <table:table-cell table:style-name="Default" table:formula="of:=[.C257]*[.B258]" office:value-type="float" office:value="2.23031956068994" calcext:value-type="float">
            <text:p>2.23031956068994</text:p>
          </table:table-cell>
          <table:table-cell table:formula="of:=IF([.D257]&gt;1; [.D257]-1+[.B258]; [.D257]*[.B258])" office:value-type="float" office:value="1.99181036981595" calcext:value-type="float">
            <text:p>1.991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31" calcext:value-type="date">
            <text:p>31/03/2022</text:p>
          </table:table-cell>
          <table:table-cell table:style-name="ce25" office:value-type="float" office:value="1.0185" calcext:value-type="float">
            <text:p>1.0185</text:p>
          </table:table-cell>
          <table:table-cell table:style-name="Default" table:formula="of:=[.C258]*[.B259]" office:value-type="float" office:value="2.2715804725627" calcext:value-type="float">
            <text:p>2.2715804725627</text:p>
          </table:table-cell>
          <table:table-cell table:formula="of:=IF([.D258]&gt;1; [.D258]-1+[.B259]; [.D258]*[.B259])" office:value-type="float" office:value="2.01031036981595" calcext:value-type="float">
            <text:p>2.0103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1" calcext:value-type="date">
            <text:p>01/04/2022</text:p>
          </table:table-cell>
          <table:table-cell table:style-name="ce25" office:value-type="float" office:value="1.0239" calcext:value-type="float">
            <text:p>1.0239</text:p>
          </table:table-cell>
          <table:table-cell table:style-name="Default" table:formula="of:=[.C259]*[.B260]" office:value-type="float" office:value="2.32587124585695" calcext:value-type="float">
            <text:p>2.32587124585695</text:p>
          </table:table-cell>
          <table:table-cell table:formula="of:=IF([.D259]&gt;1; [.D259]-1+[.B260]; [.D259]*[.B260])" office:value-type="float" office:value="2.03421036981595" calcext:value-type="float">
            <text:p>2.034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2" calcext:value-type="date">
            <text:p>02/04/2022</text:p>
          </table:table-cell>
          <table:table-cell table:style-name="ce25" table:formula="of:=1-0.0016" office:value-type="float" office:value="0.9984" calcext:value-type="float">
            <text:p>0.9984</text:p>
          </table:table-cell>
          <table:table-cell table:style-name="Default" table:formula="of:=[.C260]*[.B261]" office:value-type="float" office:value="2.32214985186358" calcext:value-type="float">
            <text:p>2.32214985186358</text:p>
          </table:table-cell>
          <table:table-cell table:formula="of:=IF([.D260]&gt;1; [.D260]-1+[.B261]; [.D260]*[.B261])" office:value-type="float" office:value="2.03261036981595" calcext:value-type="float">
            <text:p>2.032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3" calcext:value-type="date">
            <text:p>03/04/2022</text:p>
          </table:table-cell>
          <table:table-cell table:style-name="ce25" office:value-type="float" office:value="1.0134" calcext:value-type="float">
            <text:p>1.0134</text:p>
          </table:table-cell>
          <table:table-cell table:style-name="Default" table:formula="of:=[.C261]*[.B262]" office:value-type="float" office:value="2.35326665987855" calcext:value-type="float">
            <text:p>2.35326665987855</text:p>
          </table:table-cell>
          <table:table-cell table:formula="of:=IF([.D261]&gt;1; [.D261]-1+[.B262]; [.D261]*[.B262])" office:value-type="float" office:value="2.04601036981595" calcext:value-type="float">
            <text:p>2.046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4" calcext:value-type="date">
            <text:p>04/04/2022</text:p>
          </table:table-cell>
          <table:table-cell table:style-name="ce25" table:formula="of:=1-0.0161" office:value-type="float" office:value="0.9839" calcext:value-type="float">
            <text:p>0.9839</text:p>
          </table:table-cell>
          <table:table-cell table:style-name="Default" table:formula="of:=[.C262]*[.B263]" office:value-type="float" office:value="2.31537906665451" calcext:value-type="float">
            <text:p>2.31537906665451</text:p>
          </table:table-cell>
          <table:table-cell table:formula="of:=IF([.D262]&gt;1; [.D262]-1+[.B263]; [.D262]*[.B263])" office:value-type="float" office:value="2.02991036981595" calcext:value-type="float">
            <text:p>2.029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5" calcext:value-type="date">
            <text:p>05/04/2022</text:p>
          </table:table-cell>
          <table:table-cell table:style-name="ce25" table:formula="of:=1-0.0107" office:value-type="float" office:value="0.9893" calcext:value-type="float">
            <text:p>0.9893</text:p>
          </table:table-cell>
          <table:table-cell table:style-name="Default" table:formula="of:=[.C263]*[.B264]" office:value-type="float" office:value="2.29060451064131" calcext:value-type="float">
            <text:p>2.29060451064131</text:p>
          </table:table-cell>
          <table:table-cell table:formula="of:=IF([.D263]&gt;1; [.D263]-1+[.B264]; [.D263]*[.B264])" office:value-type="float" office:value="2.01921036981595" calcext:value-type="float">
            <text:p>2.019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6" calcext:value-type="date">
            <text:p>06/04/2022</text:p>
          </table:table-cell>
          <table:table-cell table:style-name="ce25" table:formula="of:=1-0.0486" office:value-type="float" office:value="0.9514" calcext:value-type="float">
            <text:p>0.9514</text:p>
          </table:table-cell>
          <table:table-cell table:style-name="Default" table:formula="of:=[.C264]*[.B265]" office:value-type="float" office:value="2.17928113142414" calcext:value-type="float">
            <text:p>2.17928113142414</text:p>
          </table:table-cell>
          <table:table-cell table:formula="of:=IF([.D264]&gt;1; [.D264]-1+[.B265]; [.D264]*[.B265])" office:value-type="float" office:value="1.97061036981595" calcext:value-type="float">
            <text:p>1.970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7" calcext:value-type="date">
            <text:p>07/04/2022</text:p>
          </table:table-cell>
          <table:table-cell table:style-name="ce25" office:value-type="float" office:value="1.0174" calcext:value-type="float">
            <text:p>1.0174</text:p>
          </table:table-cell>
          <table:table-cell table:style-name="Default" table:formula="of:=[.C265]*[.B266]" office:value-type="float" office:value="2.21720062311092" calcext:value-type="float">
            <text:p>2.21720062311092</text:p>
          </table:table-cell>
          <table:table-cell table:formula="of:=IF([.D265]&gt;1; [.D265]-1+[.B266]; [.D265]*[.B266])" office:value-type="float" office:value="1.98801036981595" calcext:value-type="float">
            <text:p>1.988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8" calcext:value-type="date">
            <text:p>08/04/2022</text:p>
          </table:table-cell>
          <table:table-cell table:style-name="ce25" table:formula="of:=1-0.0193" office:value-type="float" office:value="0.9807" calcext:value-type="float">
            <text:p>0.9807</text:p>
          </table:table-cell>
          <table:table-cell table:style-name="Default" table:formula="of:=[.C266]*[.B267]" office:value-type="float" office:value="2.17440865108488" calcext:value-type="float">
            <text:p>2.17440865108488</text:p>
          </table:table-cell>
          <table:table-cell table:formula="of:=IF([.D266]&gt;1; [.D266]-1+[.B267]; [.D266]*[.B267])" office:value-type="float" office:value="1.96871036981595" calcext:value-type="float">
            <text:p>1.968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9" calcext:value-type="date">
            <text:p>09/04/2022</text:p>
          </table:table-cell>
          <table:table-cell table:style-name="ce25" office:value-type="float" office:value="1.0119" calcext:value-type="float">
            <text:p>1.0119</text:p>
          </table:table-cell>
          <table:table-cell table:style-name="Default" table:formula="of:=[.C267]*[.B268]" office:value-type="float" office:value="2.20028411403279" calcext:value-type="float">
            <text:p>2.20028411403279</text:p>
          </table:table-cell>
          <table:table-cell table:formula="of:=IF([.D267]&gt;1; [.D267]-1+[.B268]; [.D267]*[.B268])" office:value-type="float" office:value="1.98061036981595" calcext:value-type="float">
            <text:p>1.980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0" calcext:value-type="date">
            <text:p>10/04/2022</text:p>
          </table:table-cell>
          <table:table-cell table:style-name="ce25" table:formula="of:=1-0.0195" office:value-type="float" office:value="0.9805" calcext:value-type="float">
            <text:p>0.9805</text:p>
          </table:table-cell>
          <table:table-cell table:style-name="Default" table:formula="of:=[.C268]*[.B269]" office:value-type="float" office:value="2.15737857380915" calcext:value-type="float">
            <text:p>2.15737857380915</text:p>
          </table:table-cell>
          <table:table-cell table:formula="of:=IF([.D268]&gt;1; [.D268]-1+[.B269]; [.D268]*[.B269])" office:value-type="float" office:value="1.96111036981595" calcext:value-type="float">
            <text:p>1.961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1" calcext:value-type="date">
            <text:p>11/04/2022</text:p>
          </table:table-cell>
          <table:table-cell table:style-name="ce25" table:formula="of:=1-0.0513" office:value-type="float" office:value="0.9487" calcext:value-type="float">
            <text:p>0.9487</text:p>
          </table:table-cell>
          <table:table-cell table:style-name="Default" table:formula="of:=[.C269]*[.B270]" office:value-type="float" office:value="2.04670505297274" calcext:value-type="float">
            <text:p>2.04670505297274</text:p>
          </table:table-cell>
          <table:table-cell table:formula="of:=IF([.D269]&gt;1; [.D269]-1+[.B270]; [.D269]*[.B270])" office:value-type="float" office:value="1.90981036981595" calcext:value-type="float">
            <text:p>1.909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2" calcext:value-type="date">
            <text:p>12/04/2022</text:p>
          </table:table-cell>
          <table:table-cell table:style-name="ce25" office:value-type="float" office:value="1.0226" calcext:value-type="float">
            <text:p>1.0226</text:p>
          </table:table-cell>
          <table:table-cell table:style-name="Default" table:formula="of:=[.C270]*[.B271]" office:value-type="float" office:value="2.09296058716992" calcext:value-type="float">
            <text:p>2.09296058716992</text:p>
          </table:table-cell>
          <table:table-cell table:formula="of:=IF([.D270]&gt;1; [.D270]-1+[.B271]; [.D270]*[.B271])" office:value-type="float" office:value="1.93241036981595" calcext:value-type="float">
            <text:p>1.932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3" calcext:value-type="date">
            <text:p>13/04/2022</text:p>
          </table:table-cell>
          <table:table-cell table:style-name="ce25" office:value-type="float" office:value="1.0258" calcext:value-type="float">
            <text:p>1.0258</text:p>
          </table:table-cell>
          <table:table-cell table:style-name="Default" table:formula="of:=[.C271]*[.B272]" office:value-type="float" office:value="2.14695897031891" calcext:value-type="float">
            <text:p>2.14695897031891</text:p>
          </table:table-cell>
          <table:table-cell table:formula="of:=IF([.D271]&gt;1; [.D271]-1+[.B272]; [.D271]*[.B272])" office:value-type="float" office:value="1.95821036981595" calcext:value-type="float">
            <text:p>1.958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4" calcext:value-type="date">
            <text:p>14/04/2022</text:p>
          </table:table-cell>
          <table:table-cell table:style-name="ce25" table:formula="of:=1-0.0047" office:value-type="float" office:value="0.9953" calcext:value-type="float">
            <text:p>0.9953</text:p>
          </table:table-cell>
          <table:table-cell table:style-name="Default" table:formula="of:=[.C272]*[.B273]" office:value-type="float" office:value="2.13686826315841" calcext:value-type="float">
            <text:p>2.13686826315841</text:p>
          </table:table-cell>
          <table:table-cell table:formula="of:=IF([.D272]&gt;1; [.D272]-1+[.B273]; [.D272]*[.B273])" office:value-type="float" office:value="1.95351036981595" calcext:value-type="float">
            <text:p>1.953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5" calcext:value-type="date">
            <text:p>15/04/2022</text:p>
          </table:table-cell>
          <table:table-cell table:style-name="ce25" office:value-type="float" office:value="1.0111" calcext:value-type="float">
            <text:p>1.0111</text:p>
          </table:table-cell>
          <table:table-cell table:style-name="Default" table:formula="of:=[.C273]*[.B274]" office:value-type="float" office:value="2.16058750087947" calcext:value-type="float">
            <text:p>2.16058750087947</text:p>
          </table:table-cell>
          <table:table-cell table:formula="of:=IF([.D273]&gt;1; [.D273]-1+[.B274]; [.D273]*[.B274])" office:value-type="float" office:value="1.96461036981595" calcext:value-type="float">
            <text:p>1.964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6" calcext:value-type="date">
            <text:p>16/04/2022</text:p>
          </table:table-cell>
          <table:table-cell table:style-name="ce25" office:value-type="float" office:value="1.0019" calcext:value-type="float">
            <text:p>1.0019</text:p>
          </table:table-cell>
          <table:table-cell table:style-name="Default" table:formula="of:=[.C274]*[.B275]" office:value-type="float" office:value="2.16469261713114" calcext:value-type="float">
            <text:p>2.16469261713114</text:p>
          </table:table-cell>
          <table:table-cell table:formula="of:=IF([.D274]&gt;1; [.D274]-1+[.B275]; [.D274]*[.B275])" office:value-type="float" office:value="1.96651036981595" calcext:value-type="float">
            <text:p>1.966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7" calcext:value-type="date">
            <text:p>17/04/2022</text:p>
          </table:table-cell>
          <table:table-cell table:style-name="ce25" table:formula="of:=1-0.0183" office:value-type="float" office:value="0.9817" calcext:value-type="float">
            <text:p>0.9817</text:p>
          </table:table-cell>
          <table:table-cell table:style-name="Default" table:formula="of:=[.C275]*[.B276]" office:value-type="float" office:value="2.12507874223764" calcext:value-type="float">
            <text:p>2.12507874223764</text:p>
          </table:table-cell>
          <table:table-cell table:formula="of:=IF([.D275]&gt;1; [.D275]-1+[.B276]; [.D275]*[.B276])" office:value-type="float" office:value="1.94821036981595" calcext:value-type="float">
            <text:p>1.948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8" calcext:value-type="date">
            <text:p>18/04/2022</text:p>
          </table:table-cell>
          <table:table-cell table:style-name="ce25" table:formula="of:=1-0.0075" office:value-type="float" office:value="0.9925" calcext:value-type="float">
            <text:p>0.9925</text:p>
          </table:table-cell>
          <table:table-cell table:style-name="Default" table:formula="of:=[.C276]*[.B277]" office:value-type="float" office:value="2.10914065167085" calcext:value-type="float">
            <text:p>2.10914065167085</text:p>
          </table:table-cell>
          <table:table-cell table:formula="of:=IF([.D276]&gt;1; [.D276]-1+[.B277]; [.D276]*[.B277])" office:value-type="float" office:value="1.94071036981595" calcext:value-type="float">
            <text:p>1.9407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9" calcext:value-type="date">
            <text:p>19/04/2022</text:p>
          </table:table-cell>
          <table:table-cell table:style-name="ce25" office:value-type="float" office:value="1.0063" calcext:value-type="float">
            <text:p>1.0063</text:p>
          </table:table-cell>
          <table:table-cell table:style-name="Default" table:formula="of:=[.C277]*[.B278]" office:value-type="float" office:value="2.12242823777638" calcext:value-type="float">
            <text:p>2.12242823777638</text:p>
          </table:table-cell>
          <table:table-cell table:formula="of:=IF([.D277]&gt;1; [.D277]-1+[.B278]; [.D277]*[.B278])" office:value-type="float" office:value="1.94701036981595" calcext:value-type="float">
            <text:p>1.947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0" calcext:value-type="date">
            <text:p>20/04/2022</text:p>
          </table:table-cell>
          <table:table-cell table:style-name="ce25" table:formula="of:=1-0.0031" office:value-type="float" office:value="0.9969" calcext:value-type="float">
            <text:p>0.9969</text:p>
          </table:table-cell>
          <table:table-cell table:style-name="Default" table:formula="of:=[.C278]*[.B279]" office:value-type="float" office:value="2.11584871023927" calcext:value-type="float">
            <text:p>2.11584871023927</text:p>
          </table:table-cell>
          <table:table-cell table:formula="of:=IF([.D278]&gt;1; [.D278]-1+[.B279]; [.D278]*[.B279])" office:value-type="float" office:value="1.94391036981595" calcext:value-type="float">
            <text:p>1.943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1" calcext:value-type="date">
            <text:p>21/04/2022</text:p>
          </table:table-cell>
          <table:table-cell table:style-name="ce25" table:formula="of:=1-0.005" office:value-type="float" office:value="0.995" calcext:value-type="float">
            <text:p>0.995</text:p>
          </table:table-cell>
          <table:table-cell table:style-name="Default" table:formula="of:=[.C279]*[.B280]" office:value-type="float" office:value="2.10526946668808" calcext:value-type="float">
            <text:p>2.10526946668808</text:p>
          </table:table-cell>
          <table:table-cell table:formula="of:=IF([.D279]&gt;1; [.D279]-1+[.B280]; [.D279]*[.B280])" office:value-type="float" office:value="1.93891036981595" calcext:value-type="float">
            <text:p>1.9389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2" calcext:value-type="date">
            <text:p>22/04/2022</text:p>
          </table:table-cell>
          <table:table-cell table:style-name="ce25" table:formula="of:=1-0.0038" office:value-type="float" office:value="0.9962" calcext:value-type="float">
            <text:p>0.9962</text:p>
          </table:table-cell>
          <table:table-cell table:style-name="Default" table:formula="of:=[.C280]*[.B281]" office:value-type="float" office:value="2.09726944271466" calcext:value-type="float">
            <text:p>2.09726944271466</text:p>
          </table:table-cell>
          <table:table-cell table:formula="of:=IF([.D280]&gt;1; [.D280]-1+[.B281]; [.D280]*[.B281])" office:value-type="float" office:value="1.93511036981595" calcext:value-type="float">
            <text:p>1.9351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3" calcext:value-type="date">
            <text:p>23/04/2022</text:p>
          </table:table-cell>
          <table:table-cell table:style-name="ce25" office:value-type="float" office:value="1.0041" calcext:value-type="float">
            <text:p>1.0041</text:p>
          </table:table-cell>
          <table:table-cell table:style-name="Default" table:formula="of:=[.C281]*[.B282]" office:value-type="float" office:value="2.10586824742979" calcext:value-type="float">
            <text:p>2.10586824742979</text:p>
          </table:table-cell>
          <table:table-cell table:formula="of:=IF([.D281]&gt;1; [.D281]-1+[.B282]; [.D281]*[.B282])" office:value-type="float" office:value="1.93921036981595" calcext:value-type="float">
            <text:p>1.9392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4" calcext:value-type="date">
            <text:p>24/04/2022</text:p>
          </table:table-cell>
          <table:table-cell table:style-name="ce25" table:formula="of:=1-0.0018" office:value-type="float" office:value="0.9982" calcext:value-type="float">
            <text:p>0.9982</text:p>
          </table:table-cell>
          <table:table-cell table:style-name="Default" table:formula="of:=[.C282]*[.B283]" office:value-type="float" office:value="2.10207768458442" calcext:value-type="float">
            <text:p>2.10207768458442</text:p>
          </table:table-cell>
          <table:table-cell table:formula="of:=IF([.D282]&gt;1; [.D282]-1+[.B283]; [.D282]*[.B283])" office:value-type="float" office:value="1.93741036981595" calcext:value-type="float">
            <text:p>1.9374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5" calcext:value-type="date">
            <text:p>25/04/2022</text:p>
          </table:table-cell>
          <table:table-cell table:style-name="ce25" table:formula="of:=1-0.0106" office:value-type="float" office:value="0.9894" calcext:value-type="float">
            <text:p>0.9894</text:p>
          </table:table-cell>
          <table:table-cell table:style-name="Default" table:formula="of:=[.C283]*[.B284]" office:value-type="float" office:value="2.07979566112782" calcext:value-type="float">
            <text:p>2.07979566112782</text:p>
          </table:table-cell>
          <table:table-cell table:formula="of:=IF([.D283]&gt;1; [.D283]-1+[.B284]; [.D283]*[.B284])" office:value-type="float" office:value="1.92681036981595" calcext:value-type="float">
            <text:p>1.926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6" calcext:value-type="date">
            <text:p>26/04/2022</text:p>
          </table:table-cell>
          <table:table-cell table:style-name="ce25" table:formula="of:=1-0.011" office:value-type="float" office:value="0.989" calcext:value-type="float">
            <text:p>0.989</text:p>
          </table:table-cell>
          <table:table-cell table:style-name="Default" table:formula="of:=[.C284]*[.B285]" office:value-type="float" office:value="2.05691790885542" calcext:value-type="float">
            <text:p>2.05691790885542</text:p>
          </table:table-cell>
          <table:table-cell table:formula="of:=IF([.D284]&gt;1; [.D284]-1+[.B285]; [.D284]*[.B285])" office:value-type="float" office:value="1.91581036981595" calcext:value-type="float">
            <text:p>1.915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7" calcext:value-type="date">
            <text:p>27/04/2022</text:p>
          </table:table-cell>
          <table:table-cell table:style-name="ce25" office:value-type="float" office:value="1.004" calcext:value-type="float">
            <text:p>1.004</text:p>
          </table:table-cell>
          <table:table-cell table:style-name="Default" table:formula="of:=[.C285]*[.B286]" office:value-type="float" office:value="2.06514558049084" calcext:value-type="float">
            <text:p>2.06514558049084</text:p>
          </table:table-cell>
          <table:table-cell table:formula="of:=IF([.D285]&gt;1; [.D285]-1+[.B286]; [.D285]*[.B286])" office:value-type="float" office:value="1.91981036981595" calcext:value-type="float">
            <text:p>1.9198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8" calcext:value-type="date">
            <text:p>28/04/2022</text:p>
          </table:table-cell>
          <table:table-cell table:style-name="ce25" office:value-type="float" office:value="1.0012" calcext:value-type="float">
            <text:p>1.0012</text:p>
          </table:table-cell>
          <table:table-cell table:style-name="Default" table:formula="of:=[.C286]*[.B287]" office:value-type="float" office:value="2.06762375518743" calcext:value-type="float">
            <text:p>2.06762375518743</text:p>
          </table:table-cell>
          <table:table-cell table:formula="of:=IF([.D286]&gt;1; [.D286]-1+[.B287]; [.D286]*[.B287])" office:value-type="float" office:value="1.92101036981595" calcext:value-type="float">
            <text:p>1.9210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9" calcext:value-type="date">
            <text:p>29/04/2022</text:p>
          </table:table-cell>
          <table:table-cell table:style-name="ce25" table:formula="of:=1-0.0084" office:value-type="float" office:value="0.9916" calcext:value-type="float">
            <text:p>0.9916</text:p>
          </table:table-cell>
          <table:table-cell table:style-name="Default" table:formula="of:=[.C287]*[.B288]" office:value-type="float" office:value="2.05025571564386" calcext:value-type="float">
            <text:p>2.05025571564386</text:p>
          </table:table-cell>
          <table:table-cell table:formula="of:=IF([.D287]&gt;1; [.D287]-1+[.B288]; [.D287]*[.B288])" office:value-type="float" office:value="1.91261036981595" calcext:value-type="float">
            <text:p>1.9126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30" calcext:value-type="date">
            <text:p>30/04/2022</text:p>
          </table:table-cell>
          <table:table-cell table:style-name="ce25" table:formula="of:=1-0.0031" office:value-type="float" office:value="0.9969" calcext:value-type="float">
            <text:p>0.9969</text:p>
          </table:table-cell>
          <table:table-cell table:style-name="Default" table:formula="of:=[.C288]*[.B289]" office:value-type="float" office:value="2.04389992292536" calcext:value-type="float">
            <text:p>2.04389992292536</text:p>
          </table:table-cell>
          <table:table-cell table:formula="of:=IF([.D288]&gt;1; [.D288]-1+[.B289]; [.D288]*[.B289])" office:value-type="float" office:value="1.90951036981595" calcext:value-type="float">
            <text:p>1.90951036981595</text:p>
          </table:table-cell>
          <table:table-cell table:style-name="Default" table:number-columns-repeated="3"/>
          <table:table-cell table:number-columns-repeated="1017"/>
        </table:table-row>
        <table:table-row table:style-name="ro1" table:number-rows-repeated="16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/>
          <table:table-cell table:style-name="ce25"/>
          <table:table-cell table:style-name="Default" table:number-columns-repeated="2"/>
          <table:table-cell table:number-columns-repeated="1020"/>
        </table:table-row>
        <table:table-row table:style-name="ro1" table:number-rows-repeated="145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18"/>
          <table:table-cell table:style-name="ce25"/>
          <table:table-cell table:number-columns-repeated="1021"/>
        </table:table-row>
        <table:table-row table:style-name="ro1" table:number-rows-repeated="3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18"/>
          <table:table-cell table:style-name="ce25"/>
          <table:table-cell table:number-columns-repeated="1021"/>
        </table:table-row>
        <table:table-row table:style-name="ro1" table:number-rows-repeated="44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18"/>
          <table:table-cell table:style-name="ce25"/>
          <table:table-cell table:number-columns-repeated="1021"/>
        </table:table-row>
        <table:table-row table:style-name="ro1" table:number-rows-repeated="61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18" table:number-columns-repeated="2"/>
          <table:table-cell table:number-columns-repeated="1021"/>
        </table:table-row>
        <table:table-row table:style-name="ro1" table:number-rows-repeated="45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 table:number-rows-repeated="85">
          <table:table-cell table:style-name="ce3"/>
          <table:table-cell table:number-columns-repeated="1023"/>
        </table:table-row>
        <table:table-row table:style-name="ro1" table:number-rows-repeated="280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70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259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25"/>
          <table:table-cell table:number-columns-repeated="1022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25"/>
          <table:table-cell table:number-columns-repeated="1022"/>
        </table:table-row>
        <table:table-row table:style-name="ro1" table:number-rows-repeated="1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25"/>
          <table:table-cell table:number-columns-repeated="1022"/>
        </table:table-row>
        <table:table-row table:style-name="ro1" table:number-rows-repeated="14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25"/>
          <table:table-cell table:number-columns-repeated="1022"/>
        </table:table-row>
        <table:table-row table:style-name="ro1" table:number-rows-repeated="113">
          <table:table-cell table:style-name="ce7"/>
          <table:table-cell table:number-columns-repeated="1023"/>
        </table:table-row>
        <table:table-row table:style-name="ro1" table:number-rows-repeated="1385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56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5:05:42.656042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4-27T13:29:16Z</meta:creation-date>
    <dc:date>2022-05-23T15:19:14.333760276</dc:date>
    <meta:editing-cycles>707</meta:editing-cycles>
    <meta:editing-duration>PT12H9M30S</meta:editing-duration>
    <meta:document-statistic meta:table-count="1" meta:cell-count="1156" meta:object-count="0"/>
  </office:meta>
</office:document-meta>
</file>